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48.28mm"/>
    </style:style>
    <style:style style:name="co11" style:family="table-column">
      <style:table-column-properties fo:break-before="auto" style:column-width="18.59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Kosarak_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style-name="ce5" office:value-type="string" calcext:value-type="string">
            <text:p>Execução Estática</text:p>
          </table:table-cell>
          <table:table-cell table:style-name="ce5" office:value-type="string" calcext:value-type="string">
            <text:p>Execução Estática – Média</text:p>
          </table:table-cell>
          <table:table-cell table:number-columns-repeated="2"/>
          <table:table-cell table:style-name="ce2" office:value-type="string" calcext:value-type="string" table:number-columns-spanned="5" table:number-rows-spanned="1">
            <text:p>10 Janelas</text:p>
          </table:table-cell>
          <table:covered-table-cell table:number-columns-repeated="4" table:style-name="ce5"/>
          <table:table-cell/>
          <table:table-cell table:style-name="ce2" office:value-type="string" calcext:value-type="string" table:number-columns-spanned="5" table:number-rows-spanned="1">
            <text:p>30 Janelas</text:p>
          </table:table-cell>
          <table:covered-table-cell table:number-columns-repeated="4" table:style-name="ce5"/>
          <table:table-cell table:number-columns-repeated="2"/>
          <table:table-cell table:style-name="ce2" office:value-type="string" calcext:value-type="string" table:number-columns-spanned="5" table:number-rows-spanned="1">
            <text:p>50 Janelas</text:p>
          </table:table-cell>
          <table:covered-table-cell table:number-columns-repeated="4" table:style-name="ce5"/>
        </table:table-row>
        <table:table-row table:style-name="ro1">
          <table:table-cell office:value-type="float" office:value="90.6125686168671" calcext:value-type="float">
            <text:p>90,6125686168671</text:p>
          </table:table-cell>
          <table:table-cell table:formula="of:=SUM([.A2:.A34]) / COUNTA([.A2:.A34])" office:value-type="float" office:value="102.669523780996" calcext:value-type="float">
            <text:p>102,669523780996</text:p>
          </table:table-cell>
          <table:table-cell table:number-columns-repeated="2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Limite Superior</text:p>
          </table:table-cell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Limite Inferior</text:p>
          </table:table-cell>
          <table:table-cell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Limite Superior</text:p>
          </table:table-cell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Limite Inferior</text:p>
          </table:table-cell>
          <table:table-cell table:number-columns-repeated="2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Limite Superior</text:p>
          </table:table-cell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Limite Inferior</text:p>
          </table:table-cell>
        </table:table-row>
        <table:table-row table:style-name="ro1">
          <table:table-cell office:value-type="float" office:value="91.9284172058105" calcext:value-type="float">
            <text:p>91,9284172058105</text:p>
          </table:table-cell>
          <table:table-cell table:number-columns-repeated="3"/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12.3008983135223" calcext:value-type="float">
            <text:p>12,3008983135223</text:p>
          </table:table-cell>
          <table:table-cell office:value-type="float" office:value="10.6347814256495" calcext:value-type="float">
            <text:p>10,6347814256495</text:p>
          </table:table-cell>
          <table:table-cell office:value-type="float" office:value="9.60004568099976" calcext:value-type="float">
            <text:p>9,6000456809997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5.09722900390625" calcext:value-type="float">
            <text:p>5,09722900390625</text:p>
          </table:table-cell>
          <table:table-cell office:value-type="float" office:value="4.39663531563499" calcext:value-type="float">
            <text:p>4,39663531563499</text:p>
          </table:table-cell>
          <table:table-cell office:value-type="float" office:value="3.92266941070557" calcext:value-type="float">
            <text:p>3,92266941070557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3.01359009742737" calcext:value-type="float">
            <text:p>3,01359009742737</text:p>
          </table:table-cell>
          <table:table-cell office:value-type="float" office:value="2.36716045032848" calcext:value-type="float">
            <text:p>2,36716045032848</text:p>
          </table:table-cell>
          <table:table-cell office:value-type="float" office:value="1.9737229347229" calcext:value-type="float">
            <text:p>1,9737229347229</text:p>
          </table:table-cell>
        </table:table-row>
        <table:table-row table:style-name="ro1">
          <table:table-cell office:value-type="float" office:value="88.7880237102509" calcext:value-type="float">
            <text:p>88,7880237102509</text:p>
          </table:table-cell>
          <table:table-cell table:number-columns-repeated="3"/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12.1118955612183" calcext:value-type="float">
            <text:p>12,1118955612183</text:p>
          </table:table-cell>
          <table:table-cell office:value-type="float" office:value="10.6029707518491" calcext:value-type="float">
            <text:p>10,6029707518491</text:p>
          </table:table-cell>
          <table:table-cell office:value-type="float" office:value="9.61898469924927" calcext:value-type="float">
            <text:p>9,6189846992492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5.26310300827026" calcext:value-type="float">
            <text:p>5,26310300827026</text:p>
          </table:table-cell>
          <table:table-cell office:value-type="float" office:value="4.84193155982278" calcext:value-type="float">
            <text:p>4,84193155982278</text:p>
          </table:table-cell>
          <table:table-cell office:value-type="float" office:value="4.15189576148987" calcext:value-type="float">
            <text:p>4,15189576148987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4.61162972450256" calcext:value-type="float">
            <text:p>4,61162972450256</text:p>
          </table:table-cell>
          <table:table-cell office:value-type="float" office:value="3.18587782166221" calcext:value-type="float">
            <text:p>3,18587782166221</text:p>
          </table:table-cell>
          <table:table-cell office:value-type="float" office:value="2.3320300579071" calcext:value-type="float">
            <text:p>2,3320300579071</text:p>
          </table:table-cell>
        </table:table-row>
        <table:table-row table:style-name="ro1">
          <table:table-cell office:value-type="float" office:value="88.794703245163" calcext:value-type="float">
            <text:p>88,794703245163</text:p>
          </table:table-cell>
          <table:table-cell table:number-columns-repeated="3"/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10.4627339839935" calcext:value-type="float">
            <text:p>10,4627339839935</text:p>
          </table:table-cell>
          <table:table-cell office:value-type="float" office:value="9.69820807196877" calcext:value-type="float">
            <text:p>9,69820807196877</text:p>
          </table:table-cell>
          <table:table-cell office:value-type="float" office:value="8.9697585105896" calcext:value-type="float">
            <text:p>8,969758510589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90020203590393" calcext:value-type="float">
            <text:p>4,90020203590393</text:p>
          </table:table-cell>
          <table:table-cell office:value-type="float" office:value="4.41558274355802" calcext:value-type="float">
            <text:p>4,41558274355802</text:p>
          </table:table-cell>
          <table:table-cell office:value-type="float" office:value="4.12344241142273" calcext:value-type="float">
            <text:p>4,12344241142273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4.34577345848084" calcext:value-type="float">
            <text:p>4,34577345848084</text:p>
          </table:table-cell>
          <table:table-cell office:value-type="float" office:value="3.19570504535328" calcext:value-type="float">
            <text:p>3,19570504535328</text:p>
          </table:table-cell>
          <table:table-cell office:value-type="float" office:value="2.75189828872681" calcext:value-type="float">
            <text:p>2,75189828872681</text:p>
          </table:table-cell>
        </table:table-row>
        <table:table-row table:style-name="ro1">
          <table:table-cell office:value-type="float" office:value="89.4841983318329" calcext:value-type="float">
            <text:p>89,4841983318329</text:p>
          </table:table-cell>
          <table:table-cell table:number-columns-repeated="3"/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11.7275876998901" calcext:value-type="float">
            <text:p>11,7275876998901</text:p>
          </table:table-cell>
          <table:table-cell office:value-type="float" office:value="10.6704008795998" calcext:value-type="float">
            <text:p>10,6704008795998</text:p>
          </table:table-cell>
          <table:table-cell office:value-type="float" office:value="9.5666184425354" calcext:value-type="float">
            <text:p>9,566618442535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4.30617117881775" calcext:value-type="float">
            <text:p>4,30617117881775</text:p>
          </table:table-cell>
          <table:table-cell office:value-type="float" office:value="3.76411407644099" calcext:value-type="float">
            <text:p>3,76411407644099</text:p>
          </table:table-cell>
          <table:table-cell office:value-type="float" office:value="3.28122568130493" calcext:value-type="float">
            <text:p>3,28122568130493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3.47791409492493" calcext:value-type="float">
            <text:p>3,47791409492493</text:p>
          </table:table-cell>
          <table:table-cell office:value-type="float" office:value="2.3248368176547" calcext:value-type="float">
            <text:p>2,3248368176547</text:p>
          </table:table-cell>
          <table:table-cell office:value-type="float" office:value="1.78015637397766" calcext:value-type="float">
            <text:p>1,78015637397766</text:p>
          </table:table-cell>
        </table:table-row>
        <table:table-row table:style-name="ro1">
          <table:table-cell office:value-type="float" office:value="99.3124692440033" calcext:value-type="float">
            <text:p>99,3124692440033</text:p>
          </table:table-cell>
          <table:table-cell table:number-columns-repeated="3"/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11.2333583831787" calcext:value-type="float">
            <text:p>11,2333583831787</text:p>
          </table:table-cell>
          <table:table-cell office:value-type="float" office:value="9.69155898961154" calcext:value-type="float">
            <text:p>9,69155898961154</text:p>
          </table:table-cell>
          <table:table-cell office:value-type="float" office:value="8.86168503761292" calcext:value-type="float">
            <text:p>8,8616850376129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4.04746103286743" calcext:value-type="float">
            <text:p>4,04746103286743</text:p>
          </table:table-cell>
          <table:table-cell office:value-type="float" office:value="3.68818257071755" calcext:value-type="float">
            <text:p>3,68818257071755</text:p>
          </table:table-cell>
          <table:table-cell office:value-type="float" office:value="3.48198223114014" calcext:value-type="float">
            <text:p>3,48198223114014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3.56525754928589" calcext:value-type="float">
            <text:p>3,56525754928589</text:p>
          </table:table-cell>
          <table:table-cell office:value-type="float" office:value="2.68844131989912" calcext:value-type="float">
            <text:p>2,68844131989912</text:p>
          </table:table-cell>
          <table:table-cell office:value-type="float" office:value="2.13989400863647" calcext:value-type="float">
            <text:p>2,13989400863647</text:p>
          </table:table-cell>
        </table:table-row>
        <table:table-row table:style-name="ro1">
          <table:table-cell office:value-type="float" office:value="114.258066892624" calcext:value-type="float">
            <text:p>114,258066892624</text:p>
          </table:table-cell>
          <table:table-cell table:number-columns-repeated="3"/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11.8429589271545" calcext:value-type="float">
            <text:p>11,8429589271545</text:p>
          </table:table-cell>
          <table:table-cell office:value-type="float" office:value="9.79068972847678" calcext:value-type="float">
            <text:p>9,79068972847678</text:p>
          </table:table-cell>
          <table:table-cell office:value-type="float" office:value="8.75881838798523" calcext:value-type="float">
            <text:p>8,7588183879852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6.33766937255859" calcext:value-type="float">
            <text:p>6,33766937255859</text:p>
          </table:table-cell>
          <table:table-cell office:value-type="float" office:value="4.38981335813349" calcext:value-type="float">
            <text:p>4,38981335813349</text:p>
          </table:table-cell>
          <table:table-cell office:value-type="float" office:value="3.92403030395508" calcext:value-type="float">
            <text:p>3,92403030395508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3.32407069206238" calcext:value-type="float">
            <text:p>3,32407069206238</text:p>
          </table:table-cell>
          <table:table-cell office:value-type="float" office:value="2.36491125280207" calcext:value-type="float">
            <text:p>2,36491125280207</text:p>
          </table:table-cell>
          <table:table-cell office:value-type="float" office:value="1.77919268608093" calcext:value-type="float">
            <text:p>1,77919268608093</text:p>
          </table:table-cell>
        </table:table-row>
        <table:table-row table:style-name="ro1">
          <table:table-cell office:value-type="float" office:value="99.373619556427" calcext:value-type="float">
            <text:p>99,373619556427</text:p>
          </table:table-cell>
          <table:table-cell table:number-columns-repeated="3"/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9.57618999481201" calcext:value-type="float">
            <text:p>9,57618999481201</text:p>
          </table:table-cell>
          <table:table-cell office:value-type="float" office:value="8.41688088937239" calcext:value-type="float">
            <text:p>8,41688088937239</text:p>
          </table:table-cell>
          <table:table-cell office:value-type="float" office:value="7.81076169013977" calcext:value-type="float">
            <text:p>7,8107616901397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5.46029472351074" calcext:value-type="float">
            <text:p>5,46029472351074</text:p>
          </table:table-cell>
          <table:table-cell office:value-type="float" office:value="4.4378015128049" calcext:value-type="float">
            <text:p>4,4378015128049</text:p>
          </table:table-cell>
          <table:table-cell office:value-type="float" office:value="3.69013428688049" calcext:value-type="float">
            <text:p>3,69013428688049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3.19302868843079" calcext:value-type="float">
            <text:p>3,19302868843079</text:p>
          </table:table-cell>
          <table:table-cell office:value-type="float" office:value="2.3379496010867" calcext:value-type="float">
            <text:p>2,3379496010867</text:p>
          </table:table-cell>
          <table:table-cell office:value-type="float" office:value="1.91626071929932" calcext:value-type="float">
            <text:p>1,91626071929932</text:p>
          </table:table-cell>
        </table:table-row>
        <table:table-row table:style-name="ro1">
          <table:table-cell office:value-type="float" office:value="97.0882461071014" calcext:value-type="float">
            <text:p>97,0882461071014</text:p>
          </table:table-cell>
          <table:table-cell table:number-columns-repeated="3"/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11.6037268638611" calcext:value-type="float">
            <text:p>11,6037268638611</text:p>
          </table:table-cell>
          <table:table-cell office:value-type="float" office:value="10.1660990931771" calcext:value-type="float">
            <text:p>10,1660990931771</text:p>
          </table:table-cell>
          <table:table-cell office:value-type="float" office:value="9.29925966262817" calcext:value-type="float">
            <text:p>9,2992596626281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4.50375914573669" calcext:value-type="float">
            <text:p>4,50375914573669</text:p>
          </table:table-cell>
          <table:table-cell office:value-type="float" office:value="3.86438898606734" calcext:value-type="float">
            <text:p>3,86438898606734</text:p>
          </table:table-cell>
          <table:table-cell office:value-type="float" office:value="3.05884552001953" calcext:value-type="float">
            <text:p>3,05884552001953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2.5902681350708" calcext:value-type="float">
            <text:p>2,5902681350708</text:p>
          </table:table-cell>
          <table:table-cell office:value-type="float" office:value="2.0439445105466" calcext:value-type="float">
            <text:p>2,0439445105466</text:p>
          </table:table-cell>
          <table:table-cell office:value-type="float" office:value="1.75306510925293" calcext:value-type="float">
            <text:p>1,75306510925293</text:p>
          </table:table-cell>
        </table:table-row>
        <table:table-row table:style-name="ro1">
          <table:table-cell office:value-type="float" office:value="97.2051801681519" calcext:value-type="float">
            <text:p>97,2051801681519</text:p>
          </table:table-cell>
          <table:table-cell table:number-columns-repeated="3"/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3.729813337326" calcext:value-type="float">
            <text:p>13,729813337326</text:p>
          </table:table-cell>
          <table:table-cell office:value-type="float" office:value="11.3039807623083" calcext:value-type="float">
            <text:p>11,3039807623083</text:p>
          </table:table-cell>
          <table:table-cell office:value-type="float" office:value="10.3546216487885" calcext:value-type="float">
            <text:p>10,354621648788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6.30266833305359" calcext:value-type="float">
            <text:p>6,30266833305359</text:p>
          </table:table-cell>
          <table:table-cell office:value-type="float" office:value="5.16166292537342" calcext:value-type="float">
            <text:p>5,16166292537342</text:p>
          </table:table-cell>
          <table:table-cell office:value-type="float" office:value="3.8297905921936" calcext:value-type="float">
            <text:p>3,8297905921936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2.94740176200867" calcext:value-type="float">
            <text:p>2,94740176200867</text:p>
          </table:table-cell>
          <table:table-cell office:value-type="float" office:value="2.27152562141418" calcext:value-type="float">
            <text:p>2,27152562141418</text:p>
          </table:table-cell>
          <table:table-cell office:value-type="float" office:value="1.91485190391541" calcext:value-type="float">
            <text:p>1,91485190391541</text:p>
          </table:table-cell>
        </table:table-row>
        <table:table-row table:style-name="ro1">
          <table:table-cell office:value-type="float" office:value="105.880703687668" calcext:value-type="float">
            <text:p>105,880703687668</text:p>
          </table:table-cell>
          <table:table-cell table:number-columns-repeated="3"/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2.3944761753082" calcext:value-type="float">
            <text:p>12,3944761753082</text:p>
          </table:table-cell>
          <table:table-cell office:value-type="float" office:value="11.2863878770308" calcext:value-type="float">
            <text:p>11,2863878770308</text:p>
          </table:table-cell>
          <table:table-cell office:value-type="float" office:value="10.3170709609985" calcext:value-type="float">
            <text:p>10,317070960998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4.48869562149048" calcext:value-type="float">
            <text:p>4,48869562149048</text:p>
          </table:table-cell>
          <table:table-cell office:value-type="float" office:value="3.18695386973294" calcext:value-type="float">
            <text:p>3,18695386973294</text:p>
          </table:table-cell>
          <table:table-cell office:value-type="float" office:value="2.73169469833374" calcext:value-type="float">
            <text:p>2,73169469833374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4.55446147918701" calcext:value-type="float">
            <text:p>4,55446147918701</text:p>
          </table:table-cell>
          <table:table-cell office:value-type="float" office:value="3.0268610607494" calcext:value-type="float">
            <text:p>3,0268610607494</text:p>
          </table:table-cell>
          <table:table-cell office:value-type="float" office:value="2.50667238235474" calcext:value-type="float">
            <text:p>2,50667238235474</text:p>
          </table:table-cell>
        </table:table-row>
        <table:table-row table:style-name="ro1">
          <table:table-cell office:value-type="float" office:value="94.0270943641663" calcext:value-type="float">
            <text:p>94,027094364166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116.983639240265" calcext:value-type="float">
            <text:p>116,983639240265</text:p>
          </table:table-cell>
          <table:table-cell table:formula="of:=SUM([.H3:.H12])" office:value-type="float" office:value="102.261958469044" calcext:value-type="float">
            <text:p>102,261958469044</text:p>
          </table:table-cell>
          <table:table-cell table:formula="of:=SUM([.I3:.I12])" office:value-type="float" office:value="93.1576247215271" calcext:value-type="float">
            <text:p>93,157624721527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5.67964124679565" calcext:value-type="float">
            <text:p>5,67964124679565</text:p>
          </table:table-cell>
          <table:table-cell office:value-type="float" office:value="4.75517485358498" calcext:value-type="float">
            <text:p>4,75517485358498</text:p>
          </table:table-cell>
          <table:table-cell office:value-type="float" office:value="3.99933409690857" calcext:value-type="float">
            <text:p>3,99933409690857</text:p>
          </table:table-cell>
          <table:table-cell table:number-columns-repeated="2"/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3.83859491348267" calcext:value-type="float">
            <text:p>3,83859491348267</text:p>
          </table:table-cell>
          <table:table-cell office:value-type="float" office:value="2.89043951034546" calcext:value-type="float">
            <text:p>2,89043951034546</text:p>
          </table:table-cell>
          <table:table-cell office:value-type="float" office:value="2.18717813491821" calcext:value-type="float">
            <text:p>2,18717813491821</text:p>
          </table:table-cell>
        </table:table-row>
        <table:table-row table:style-name="ro1">
          <table:table-cell office:value-type="float" office:value="119.971944093704" calcext:value-type="float">
            <text:p>119,971944093704</text:p>
          </table:table-cell>
          <table:table-cell table:number-columns-repeated="9"/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4.05845522880554" calcext:value-type="float">
            <text:p>4,05845522880554</text:p>
          </table:table-cell>
          <table:table-cell office:value-type="float" office:value="3.69888858361678" calcext:value-type="float">
            <text:p>3,69888858361678</text:p>
          </table:table-cell>
          <table:table-cell office:value-type="float" office:value="3.12464594841003" calcext:value-type="float">
            <text:p>3,12464594841003</text:p>
          </table:table-cell>
          <table:table-cell table:number-columns-repeated="2"/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2.95572543144226" calcext:value-type="float">
            <text:p>2,95572543144226</text:p>
          </table:table-cell>
          <table:table-cell office:value-type="float" office:value="2.32095742225647" calcext:value-type="float">
            <text:p>2,32095742225647</text:p>
          </table:table-cell>
          <table:table-cell office:value-type="float" office:value="1.84098267555237" calcext:value-type="float">
            <text:p>1,84098267555237</text:p>
          </table:table-cell>
        </table:table-row>
        <table:table-row table:style-name="ro1">
          <table:table-cell office:value-type="float" office:value="109.213196754456" calcext:value-type="float">
            <text:p>109,213196754456</text:p>
          </table:table-cell>
          <table:table-cell table:number-columns-repeated="9"/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5.66890168190002" calcext:value-type="float">
            <text:p>5,66890168190002</text:p>
          </table:table-cell>
          <table:table-cell office:value-type="float" office:value="4.80374002456665" calcext:value-type="float">
            <text:p>4,80374002456665</text:p>
          </table:table-cell>
          <table:table-cell office:value-type="float" office:value="3.62528014183044" calcext:value-type="float">
            <text:p>3,62528014183044</text:p>
          </table:table-cell>
          <table:table-cell table:number-columns-repeated="2"/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3.24985027313232" calcext:value-type="float">
            <text:p>3,24985027313232</text:p>
          </table:table-cell>
          <table:table-cell office:value-type="float" office:value="2.2770791053772" calcext:value-type="float">
            <text:p>2,2770791053772</text:p>
          </table:table-cell>
          <table:table-cell office:value-type="float" office:value="1.71640849113464" calcext:value-type="float">
            <text:p>1,71640849113464</text:p>
          </table:table-cell>
        </table:table-row>
        <table:table-row table:style-name="ro1">
          <table:table-cell office:value-type="float" office:value="117.097024440765" calcext:value-type="float">
            <text:p>117,097024440765</text:p>
          </table:table-cell>
          <table:table-cell table:number-columns-repeated="9"/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3.52070546150208" calcext:value-type="float">
            <text:p>3,52070546150208</text:p>
          </table:table-cell>
          <table:table-cell office:value-type="float" office:value="3.26788210868835" calcext:value-type="float">
            <text:p>3,26788210868835</text:p>
          </table:table-cell>
          <table:table-cell office:value-type="float" office:value="2.79873633384705" calcext:value-type="float">
            <text:p>2,79873633384705</text:p>
          </table:table-cell>
          <table:table-cell table:number-columns-repeated="2"/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4.24456572532654" calcext:value-type="float">
            <text:p>4,24456572532654</text:p>
          </table:table-cell>
          <table:table-cell office:value-type="float" office:value="3.30606933073564" calcext:value-type="float">
            <text:p>3,30606933073564</text:p>
          </table:table-cell>
          <table:table-cell office:value-type="float" office:value="2.54761266708374" calcext:value-type="float">
            <text:p>2,54761266708374</text:p>
          </table:table-cell>
        </table:table-row>
        <table:table-row table:style-name="ro1">
          <table:table-cell office:value-type="float" office:value="104.120045900345" calcext:value-type="float">
            <text:p>104,120045900345</text:p>
          </table:table-cell>
          <table:table-cell table:number-columns-repeated="9"/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4.57471060752869" calcext:value-type="float">
            <text:p>4,57471060752869</text:p>
          </table:table-cell>
          <table:table-cell office:value-type="float" office:value="3.94918753884055" calcext:value-type="float">
            <text:p>3,94918753884055</text:p>
          </table:table-cell>
          <table:table-cell office:value-type="float" office:value="3.43983030319214" calcext:value-type="float">
            <text:p>3,43983030319214</text:p>
          </table:table-cell>
          <table:table-cell table:number-columns-repeated="2"/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3.87576246261597" calcext:value-type="float">
            <text:p>3,87576246261597</text:p>
          </table:table-cell>
          <table:table-cell office:value-type="float" office:value="2.76047899506309" calcext:value-type="float">
            <text:p>2,76047899506309</text:p>
          </table:table-cell>
          <table:table-cell office:value-type="float" office:value="2.09642171859741" calcext:value-type="float">
            <text:p>2,09642171859741</text:p>
          </table:table-cell>
        </table:table-row>
        <table:table-row table:style-name="ro1">
          <table:table-cell office:value-type="float" office:value="105.413726568222" calcext:value-type="float">
            <text:p>105,413726568222</text:p>
          </table:table-cell>
          <table:table-cell table:number-columns-repeated="9"/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5.01252007484436" calcext:value-type="float">
            <text:p>5,01252007484436</text:p>
          </table:table-cell>
          <table:table-cell office:value-type="float" office:value="4.16926975683733" calcext:value-type="float">
            <text:p>4,16926975683733</text:p>
          </table:table-cell>
          <table:table-cell office:value-type="float" office:value="3.65625166893005" calcext:value-type="float">
            <text:p>3,65625166893005</text:p>
          </table:table-cell>
          <table:table-cell table:number-columns-repeated="2"/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2.70016288757324" calcext:value-type="float">
            <text:p>2,70016288757324</text:p>
          </table:table-cell>
          <table:table-cell office:value-type="float" office:value="2.22645003145391" calcext:value-type="float">
            <text:p>2,22645003145391</text:p>
          </table:table-cell>
          <table:table-cell office:value-type="float" office:value="1.76627612113953" calcext:value-type="float">
            <text:p>1,76627612113953</text:p>
          </table:table-cell>
        </table:table-row>
        <table:table-row table:style-name="ro1">
          <table:table-cell office:value-type="float" office:value="114.993846178055" calcext:value-type="float">
            <text:p>114,993846178055</text:p>
          </table:table-cell>
          <table:table-cell table:number-columns-repeated="9"/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3.22138237953186" calcext:value-type="float">
            <text:p>3,22138237953186</text:p>
          </table:table-cell>
          <table:table-cell office:value-type="float" office:value="2.85106121410023" calcext:value-type="float">
            <text:p>2,85106121410023</text:p>
          </table:table-cell>
          <table:table-cell office:value-type="float" office:value="2.47063279151916" calcext:value-type="float">
            <text:p>2,47063279151916</text:p>
          </table:table-cell>
          <table:table-cell table:number-columns-repeated="2"/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2.96347165107727" calcext:value-type="float">
            <text:p>2,96347165107727</text:p>
          </table:table-cell>
          <table:table-cell office:value-type="float" office:value="2.34660226648504" calcext:value-type="float">
            <text:p>2,34660226648504</text:p>
          </table:table-cell>
          <table:table-cell office:value-type="float" office:value="1.86604499816895" calcext:value-type="float">
            <text:p>1,86604499816895</text:p>
          </table:table-cell>
        </table:table-row>
        <table:table-row table:style-name="ro1">
          <table:table-cell office:value-type="float" office:value="106.915124893188" calcext:value-type="float">
            <text:p>106,915124893188</text:p>
          </table:table-cell>
          <table:table-cell table:number-columns-repeated="9"/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5.73941564559937" calcext:value-type="float">
            <text:p>5,73941564559937</text:p>
          </table:table-cell>
          <table:table-cell office:value-type="float" office:value="4.5885817787864" calcext:value-type="float">
            <text:p>4,5885817787864</text:p>
          </table:table-cell>
          <table:table-cell office:value-type="float" office:value="4.21775102615356" calcext:value-type="float">
            <text:p>4,21775102615356</text:p>
          </table:table-cell>
          <table:table-cell table:number-columns-repeated="2"/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3.11761021614075" calcext:value-type="float">
            <text:p>3,11761021614075</text:p>
          </table:table-cell>
          <table:table-cell office:value-type="float" office:value="2.80887712131847" calcext:value-type="float">
            <text:p>2,80887712131847</text:p>
          </table:table-cell>
          <table:table-cell office:value-type="float" office:value="2.34173727035522" calcext:value-type="float">
            <text:p>2,34173727035522</text:p>
          </table:table-cell>
        </table:table-row>
        <table:table-row table:style-name="ro1">
          <table:table-cell office:value-type="float" office:value="104.213724851608" calcext:value-type="float">
            <text:p>104,213724851608</text:p>
          </table:table-cell>
          <table:table-cell table:number-columns-repeated="9"/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4.37477540969849" calcext:value-type="float">
            <text:p>4,37477540969849</text:p>
          </table:table-cell>
          <table:table-cell office:value-type="float" office:value="3.75446436621926" calcext:value-type="float">
            <text:p>3,75446436621926</text:p>
          </table:table-cell>
          <table:table-cell office:value-type="float" office:value="3.18248629570007" calcext:value-type="float">
            <text:p>3,18248629570007</text:p>
          </table:table-cell>
          <table:table-cell table:number-columns-repeated="2"/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2.2419764995575" calcext:value-type="float">
            <text:p>2,2419764995575</text:p>
          </table:table-cell>
          <table:table-cell office:value-type="float" office:value="1.93198828263716" calcext:value-type="float">
            <text:p>1,93198828263716</text:p>
          </table:table-cell>
          <table:table-cell office:value-type="float" office:value="1.58696222305298" calcext:value-type="float">
            <text:p>1,58696222305298</text:p>
          </table:table-cell>
        </table:table-row>
        <table:table-row table:style-name="ro1">
          <table:table-cell office:value-type="float" office:value="104.747712135315" calcext:value-type="float">
            <text:p>104,747712135315</text:p>
          </table:table-cell>
          <table:table-cell table:number-columns-repeated="9"/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4.24224448204041" calcext:value-type="float">
            <text:p>4,24224448204041</text:p>
          </table:table-cell>
          <table:table-cell office:value-type="float" office:value="3.77150758829984" calcext:value-type="float">
            <text:p>3,77150758829984</text:p>
          </table:table-cell>
          <table:table-cell office:value-type="float" office:value="3.02687907218933" calcext:value-type="float">
            <text:p>3,02687907218933</text:p>
          </table:table-cell>
          <table:table-cell table:number-columns-repeated="2"/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2.40068221092224" calcext:value-type="float">
            <text:p>2,40068221092224</text:p>
          </table:table-cell>
          <table:table-cell office:value-type="float" office:value="2.15451392260465" calcext:value-type="float">
            <text:p>2,15451392260465</text:p>
          </table:table-cell>
          <table:table-cell office:value-type="float" office:value="1.69924664497376" calcext:value-type="float">
            <text:p>1,69924664497376</text:p>
          </table:table-cell>
        </table:table-row>
        <table:table-row table:style-name="ro1">
          <table:table-cell office:value-type="float" office:value="107.041441440582" calcext:value-type="float">
            <text:p>107,041441440582</text:p>
          </table:table-cell>
          <table:table-cell table:number-columns-repeated="9"/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3.45314431190491" calcext:value-type="float">
            <text:p>3,45314431190491</text:p>
          </table:table-cell>
          <table:table-cell office:value-type="float" office:value="3.06728419390592" calcext:value-type="float">
            <text:p>3,06728419390592</text:p>
          </table:table-cell>
          <table:table-cell office:value-type="float" office:value="2.53921151161194" calcext:value-type="float">
            <text:p>2,53921151161194</text:p>
          </table:table-cell>
          <table:table-cell table:number-columns-repeated="2"/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94385719299316" calcext:value-type="float">
            <text:p>2,94385719299316</text:p>
          </table:table-cell>
          <table:table-cell office:value-type="float" office:value="2.68613355809992" calcext:value-type="float">
            <text:p>2,68613355809992</text:p>
          </table:table-cell>
          <table:table-cell office:value-type="float" office:value="2.14072012901306" calcext:value-type="float">
            <text:p>2,14072012901306</text:p>
          </table:table-cell>
        </table:table-row>
        <table:table-row table:style-name="ro1">
          <table:table-cell office:value-type="float" office:value="89.9156503677368" calcext:value-type="float">
            <text:p>89,9156503677368</text:p>
          </table:table-cell>
          <table:table-cell table:number-columns-repeated="9"/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4.65521502494812" calcext:value-type="float">
            <text:p>4,65521502494812</text:p>
          </table:table-cell>
          <table:table-cell office:value-type="float" office:value="4.052184863524" calcext:value-type="float">
            <text:p>4,052184863524</text:p>
          </table:table-cell>
          <table:table-cell office:value-type="float" office:value="3.47501587867737" calcext:value-type="float">
            <text:p>3,47501587867737</text:p>
          </table:table-cell>
          <table:table-cell table:number-columns-repeated="2"/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2.69257736206055" calcext:value-type="float">
            <text:p>2,69257736206055</text:p>
          </table:table-cell>
          <table:table-cell office:value-type="float" office:value="2.05612782998519" calcext:value-type="float">
            <text:p>2,05612782998519</text:p>
          </table:table-cell>
          <table:table-cell office:value-type="float" office:value="1.73010492324829" calcext:value-type="float">
            <text:p>1,73010492324829</text:p>
          </table:table-cell>
        </table:table-row>
        <table:table-row table:style-name="ro1">
          <table:table-cell office:value-type="float" office:value="115.363019704819" calcext:value-type="float">
            <text:p>115,363019704819</text:p>
          </table:table-cell>
          <table:table-cell table:number-columns-repeated="9"/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5.32988786697388" calcext:value-type="float">
            <text:p>5,32988786697388</text:p>
          </table:table-cell>
          <table:table-cell office:value-type="float" office:value="4.58602857589722" calcext:value-type="float">
            <text:p>4,58602857589722</text:p>
          </table:table-cell>
          <table:table-cell office:value-type="float" office:value="4.09003782272339" calcext:value-type="float">
            <text:p>4,09003782272339</text:p>
          </table:table-cell>
          <table:table-cell table:number-columns-repeated="2"/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3.72758889198303" calcext:value-type="float">
            <text:p>3,72758889198303</text:p>
          </table:table-cell>
          <table:table-cell office:value-type="float" office:value="2.39402051405473" calcext:value-type="float">
            <text:p>2,39402051405473</text:p>
          </table:table-cell>
          <table:table-cell office:value-type="float" office:value="1.82255244255066" calcext:value-type="float">
            <text:p>1,82255244255066</text:p>
          </table:table-cell>
        </table:table-row>
        <table:table-row table:style-name="ro1">
          <table:table-cell office:value-type="float" office:value="99.9283225536346" calcext:value-type="float">
            <text:p>99,9283225536346</text:p>
          </table:table-cell>
          <table:table-cell table:number-columns-repeated="9"/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4.03012776374817" calcext:value-type="float">
            <text:p>4,03012776374817</text:p>
          </table:table-cell>
          <table:table-cell office:value-type="float" office:value="3.56811367381703" calcext:value-type="float">
            <text:p>3,56811367381703</text:p>
          </table:table-cell>
          <table:table-cell office:value-type="float" office:value="2.84140205383301" calcext:value-type="float">
            <text:p>2,84140205383301</text:p>
          </table:table-cell>
          <table:table-cell table:number-columns-repeated="2"/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2.77135109901428" calcext:value-type="float">
            <text:p>2,77135109901428</text:p>
          </table:table-cell>
          <table:table-cell office:value-type="float" office:value="2.01432917334817" calcext:value-type="float">
            <text:p>2,01432917334817</text:p>
          </table:table-cell>
          <table:table-cell office:value-type="float" office:value="1.57575798034668" calcext:value-type="float">
            <text:p>1,57575798034668</text:p>
          </table:table-cell>
        </table:table-row>
        <table:table-row table:style-name="ro1">
          <table:table-cell office:value-type="float" office:value="100.076465129852" calcext:value-type="float">
            <text:p>100,076465129852</text:p>
          </table:table-cell>
          <table:table-cell table:number-columns-repeated="9"/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3.95493388175964" calcext:value-type="float">
            <text:p>3,95493388175964</text:p>
          </table:table-cell>
          <table:table-cell office:value-type="float" office:value="3.53568918054754" calcext:value-type="float">
            <text:p>3,53568918054754</text:p>
          </table:table-cell>
          <table:table-cell office:value-type="float" office:value="2.88827896118164" calcext:value-type="float">
            <text:p>2,88827896118164</text:p>
          </table:table-cell>
          <table:table-cell table:number-columns-repeated="2"/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3.40759468078613" calcext:value-type="float">
            <text:p>3,40759468078613</text:p>
          </table:table-cell>
          <table:table-cell office:value-type="float" office:value="2.86898077617992" calcext:value-type="float">
            <text:p>2,86898077617992</text:p>
          </table:table-cell>
          <table:table-cell office:value-type="float" office:value="2.22507810592651" calcext:value-type="float">
            <text:p>2,22507810592651</text:p>
          </table:table-cell>
        </table:table-row>
        <table:table-row table:style-name="ro1">
          <table:table-cell office:value-type="float" office:value="95.0832588672638" calcext:value-type="float">
            <text:p>95,0832588672638</text:p>
          </table:table-cell>
          <table:table-cell table:number-columns-repeated="9"/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5.65828680992126" calcext:value-type="float">
            <text:p>5,65828680992126</text:p>
          </table:table-cell>
          <table:table-cell office:value-type="float" office:value="4.6069917678833" calcext:value-type="float">
            <text:p>4,6069917678833</text:p>
          </table:table-cell>
          <table:table-cell office:value-type="float" office:value="3.76789331436157" calcext:value-type="float">
            <text:p>3,76789331436157</text:p>
          </table:table-cell>
          <table:table-cell table:number-columns-repeated="2"/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3.02979588508606" calcext:value-type="float">
            <text:p>3,02979588508606</text:p>
          </table:table-cell>
          <table:table-cell office:value-type="float" office:value="2.49682292071256" calcext:value-type="float">
            <text:p>2,49682292071256</text:p>
          </table:table-cell>
          <table:table-cell office:value-type="float" office:value="1.81514477729797" calcext:value-type="float">
            <text:p>1,81514477729797</text:p>
          </table:table-cell>
        </table:table-row>
        <table:table-row table:style-name="ro1">
          <table:table-cell office:value-type="float" office:value="98.4556267261505" calcext:value-type="float">
            <text:p>98,4556267261505</text:p>
          </table:table-cell>
          <table:table-cell table:number-columns-repeated="9"/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5.20991826057434" calcext:value-type="float">
            <text:p>5,20991826057434</text:p>
          </table:table-cell>
          <table:table-cell office:value-type="float" office:value="4.86896590753035" calcext:value-type="float">
            <text:p>4,86896590753035</text:p>
          </table:table-cell>
          <table:table-cell office:value-type="float" office:value="4.18179082870483" calcext:value-type="float">
            <text:p>4,18179082870483</text:p>
          </table:table-cell>
          <table:table-cell table:number-columns-repeated="2"/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2.99371409416199" calcext:value-type="float">
            <text:p>2,99371409416199</text:p>
          </table:table-cell>
          <table:table-cell office:value-type="float" office:value="2.25792321291837" calcext:value-type="float">
            <text:p>2,25792321291837</text:p>
          </table:table-cell>
          <table:table-cell office:value-type="float" office:value="1.83424115180969" calcext:value-type="float">
            <text:p>1,83424115180969</text:p>
          </table:table-cell>
        </table:table-row>
        <table:table-row table:style-name="ro1">
          <table:table-cell office:value-type="float" office:value="111.938104391098" calcext:value-type="float">
            <text:p>111,938104391098</text:p>
          </table:table-cell>
          <table:table-cell table:number-columns-repeated="9"/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4.42901849746704" calcext:value-type="float">
            <text:p>4,42901849746704</text:p>
          </table:table-cell>
          <table:table-cell office:value-type="float" office:value="3.77570631287315" calcext:value-type="float">
            <text:p>3,77570631287315</text:p>
          </table:table-cell>
          <table:table-cell office:value-type="float" office:value="3.18349027633667" calcext:value-type="float">
            <text:p>3,18349027633667</text:p>
          </table:table-cell>
          <table:table-cell table:number-columns-repeated="2"/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3.09607815742493" calcext:value-type="float">
            <text:p>3,09607815742493</text:p>
          </table:table-cell>
          <table:table-cell office:value-type="float" office:value="2.29126652804288" calcext:value-type="float">
            <text:p>2,29126652804288</text:p>
          </table:table-cell>
          <table:table-cell office:value-type="float" office:value="1.84674644470215" calcext:value-type="float">
            <text:p>1,84674644470215</text:p>
          </table:table-cell>
        </table:table-row>
        <table:table-row table:style-name="ro1">
          <table:table-cell office:value-type="float" office:value="105.04879450798" calcext:value-type="float">
            <text:p>105,04879450798</text:p>
          </table:table-cell>
          <table:table-cell table:number-columns-repeated="9"/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5.63243460655212" calcext:value-type="float">
            <text:p>5,63243460655212</text:p>
          </table:table-cell>
          <table:table-cell office:value-type="float" office:value="4.9397836598483" calcext:value-type="float">
            <text:p>4,9397836598483</text:p>
          </table:table-cell>
          <table:table-cell office:value-type="float" office:value="3.9893364906311" calcext:value-type="float">
            <text:p>3,9893364906311</text:p>
          </table:table-cell>
          <table:table-cell table:number-columns-repeated="2"/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3.0487003326416" calcext:value-type="float">
            <text:p>3,0487003326416</text:p>
          </table:table-cell>
          <table:table-cell office:value-type="float" office:value="2.22259332916953" calcext:value-type="float">
            <text:p>2,22259332916953</text:p>
          </table:table-cell>
          <table:table-cell office:value-type="float" office:value="1.89290857315063" calcext:value-type="float">
            <text:p>1,89290857315063</text:p>
          </table:table-cell>
        </table:table-row>
        <table:table-row table:style-name="ro1">
          <table:table-cell office:value-type="float" office:value="114.044338464737" calcext:value-type="float">
            <text:p>114,044338464737</text:p>
          </table:table-cell>
          <table:table-cell table:number-columns-repeated="9"/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6.17813491821289" calcext:value-type="float">
            <text:p>6,17813491821289</text:p>
          </table:table-cell>
          <table:table-cell office:value-type="float" office:value="5.17106136408719" calcext:value-type="float">
            <text:p>5,17106136408719</text:p>
          </table:table-cell>
          <table:table-cell office:value-type="float" office:value="4.12300491333008" calcext:value-type="float">
            <text:p>4,12300491333008</text:p>
          </table:table-cell>
          <table:table-cell table:number-columns-repeated="2"/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3.91534924507141" calcext:value-type="float">
            <text:p>3,91534924507141</text:p>
          </table:table-cell>
          <table:table-cell office:value-type="float" office:value="3.27581074021079" calcext:value-type="float">
            <text:p>3,27581074021079</text:p>
          </table:table-cell>
          <table:table-cell office:value-type="float" office:value="2.58777785301208" calcext:value-type="float">
            <text:p>2,58777785301208</text:p>
          </table:table-cell>
        </table:table-row>
        <table:table-row table:style-name="ro1">
          <table:table-cell office:value-type="float" office:value="102.961170434952" calcext:value-type="float">
            <text:p>102,961170434952</text:p>
          </table:table-cell>
          <table:table-cell table:number-columns-repeated="9"/>
          <table:table-cell office:value-type="string" calcext:value-type="string">
            <text:p>Total</text:p>
          </table:table-cell>
          <table:table-cell/>
          <table:table-cell table:formula="of:=SUM([.M3:.M32])" office:value-type="float" office:value="145.331107616425" calcext:value-type="float">
            <text:p>145,331107616425</text:p>
          </table:table-cell>
          <table:table-cell table:formula="of:=SUM([.N3:.N32])" office:value-type="float" office:value="123.928634231741" calcext:value-type="float">
            <text:p>123,928634231741</text:p>
          </table:table-cell>
          <table:table-cell table:formula="of:=SUM([.O3:.O32])" office:value-type="float" office:value="104.817000627518" calcext:value-type="float">
            <text:p>104,817000627518</text:p>
          </table:table-cell>
          <table:table-cell table:number-columns-repeated="2"/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2.36086273193359" calcext:value-type="float">
            <text:p>2,36086273193359</text:p>
          </table:table-cell>
          <table:table-cell office:value-type="float" office:value="1.95699576898055" calcext:value-type="float">
            <text:p>1,95699576898055</text:p>
          </table:table-cell>
          <table:table-cell office:value-type="float" office:value="1.51753354072571" calcext:value-type="float">
            <text:p>1,51753354072571</text:p>
          </table:table-cell>
        </table:table-row>
        <table:table-row table:style-name="ro1">
          <table:table-cell office:value-type="float" office:value="104.798455238342" calcext:value-type="float">
            <text:p>104,798455238342</text:p>
          </table:table-cell>
          <table:table-cell table:number-columns-repeated="16"/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4.70128655433655" calcext:value-type="float">
            <text:p>4,70128655433655</text:p>
          </table:table-cell>
          <table:table-cell office:value-type="float" office:value="3.00563591176813" calcext:value-type="float">
            <text:p>3,00563591176813</text:p>
          </table:table-cell>
          <table:table-cell office:value-type="float" office:value="2.29988217353821" calcext:value-type="float">
            <text:p>2,2998821735382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3.1814329624176" calcext:value-type="float">
            <text:p>3,1814329624176</text:p>
          </table:table-cell>
          <table:table-cell office:value-type="float" office:value="2.28050689263777" calcext:value-type="float">
            <text:p>2,28050689263777</text:p>
          </table:table-cell>
          <table:table-cell office:value-type="float" office:value="1.67668557167053" calcext:value-type="float">
            <text:p>1,6766855716705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2.54808640480041" calcext:value-type="float">
            <text:p>2,54808640480041</text:p>
          </table:table-cell>
          <table:table-cell office:value-type="float" office:value="1.8214207129045" calcext:value-type="float">
            <text:p>1,8214207129045</text:p>
          </table:table-cell>
          <table:table-cell office:value-type="float" office:value="1.33468008041382" calcext:value-type="float">
            <text:p>1,3346800804138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3.23458099365234" calcext:value-type="float">
            <text:p>3,23458099365234</text:p>
          </table:table-cell>
          <table:table-cell office:value-type="float" office:value="2.29307798905806" calcext:value-type="float">
            <text:p>2,29307798905806</text:p>
          </table:table-cell>
          <table:table-cell office:value-type="float" office:value="1.85445833206177" calcext:value-type="float">
            <text:p>1,8544583320617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3.85152411460876" calcext:value-type="float">
            <text:p>3,85152411460876</text:p>
          </table:table-cell>
          <table:table-cell office:value-type="float" office:value="2.83587835051797" calcext:value-type="float">
            <text:p>2,83587835051797</text:p>
          </table:table-cell>
          <table:table-cell office:value-type="float" office:value="2.08446621894836" calcext:value-type="float">
            <text:p>2,0844662189483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3.35353064537048" calcext:value-type="float">
            <text:p>3,35353064537048</text:p>
          </table:table-cell>
          <table:table-cell office:value-type="float" office:value="2.53057939356024" calcext:value-type="float">
            <text:p>2,53057939356024</text:p>
          </table:table-cell>
          <table:table-cell office:value-type="float" office:value="1.97970581054688" calcext:value-type="float">
            <text:p>1,9797058105468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2.65381097793579" calcext:value-type="float">
            <text:p>2,65381097793579</text:p>
          </table:table-cell>
          <table:table-cell office:value-type="float" office:value="2.11374406381087" calcext:value-type="float">
            <text:p>2,11374406381087</text:p>
          </table:table-cell>
          <table:table-cell office:value-type="float" office:value="1.66196584701538" calcext:value-type="float">
            <text:p>1,6619658470153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3.6820855140686" calcext:value-type="float">
            <text:p>3,6820855140686</text:p>
          </table:table-cell>
          <table:table-cell office:value-type="float" office:value="2.8617115020752" calcext:value-type="float">
            <text:p>2,8617115020752</text:p>
          </table:table-cell>
          <table:table-cell office:value-type="float" office:value="2.1928813457489" calcext:value-type="float">
            <text:p>2,192881345748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2.92689824104309" calcext:value-type="float">
            <text:p>2,92689824104309</text:p>
          </table:table-cell>
          <table:table-cell office:value-type="float" office:value="2.31097106500105" calcext:value-type="float">
            <text:p>2,31097106500105</text:p>
          </table:table-cell>
          <table:table-cell office:value-type="float" office:value="1.8497519493103" calcext:value-type="float">
            <text:p>1,849751949310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2.31568479537964" calcext:value-type="float">
            <text:p>2,31568479537964</text:p>
          </table:table-cell>
          <table:table-cell office:value-type="float" office:value="1.83364131233909" calcext:value-type="float">
            <text:p>1,83364131233909</text:p>
          </table:table-cell>
          <table:table-cell office:value-type="float" office:value="1.57502245903015" calcext:value-type="float">
            <text:p>1,5750224590301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4.50508856773376" calcext:value-type="float">
            <text:p>4,50508856773376</text:p>
          </table:table-cell>
          <table:table-cell office:value-type="float" office:value="2.54866645552895" calcext:value-type="float">
            <text:p>2,54866645552895</text:p>
          </table:table-cell>
          <table:table-cell office:value-type="float" office:value="1.95224714279175" calcext:value-type="float">
            <text:p>1,9522471427917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3.2073118686676" calcext:value-type="float">
            <text:p>3,2073118686676</text:p>
          </table:table-cell>
          <table:table-cell office:value-type="float" office:value="2.48958418586037" calcext:value-type="float">
            <text:p>2,48958418586037</text:p>
          </table:table-cell>
          <table:table-cell office:value-type="float" office:value="1.96602082252502" calcext:value-type="float">
            <text:p>1,966020822525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4.74180197715759" calcext:value-type="float">
            <text:p>4,74180197715759</text:p>
          </table:table-cell>
          <table:table-cell office:value-type="float" office:value="3.65843731706792" calcext:value-type="float">
            <text:p>3,65843731706792</text:p>
          </table:table-cell>
          <table:table-cell office:value-type="float" office:value="3.10402488708496" calcext:value-type="float">
            <text:p>3,1040248870849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3.70473861694336" calcext:value-type="float">
            <text:p>3,70473861694336</text:p>
          </table:table-cell>
          <table:table-cell office:value-type="float" office:value="2.65309505029158" calcext:value-type="float">
            <text:p>2,65309505029158</text:p>
          </table:table-cell>
          <table:table-cell office:value-type="float" office:value="1.99845242500305" calcext:value-type="float">
            <text:p>1,9984524250030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4.20141243934631" calcext:value-type="float">
            <text:p>4,20141243934631</text:p>
          </table:table-cell>
          <table:table-cell office:value-type="float" office:value="2.88048009438948" calcext:value-type="float">
            <text:p>2,88048009438948</text:p>
          </table:table-cell>
          <table:table-cell office:value-type="float" office:value="2.33907246589661" calcext:value-type="float">
            <text:p>2,3390724658966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3.59380102157593" calcext:value-type="float">
            <text:p>3,59380102157593</text:p>
          </table:table-cell>
          <table:table-cell office:value-type="float" office:value="2.08334378762679" calcext:value-type="float">
            <text:p>2,08334378762679</text:p>
          </table:table-cell>
          <table:table-cell office:value-type="float" office:value="1.79619956016541" calcext:value-type="float">
            <text:p>1,7961995601654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4.56910634040833" calcext:value-type="float">
            <text:p>4,56910634040833</text:p>
          </table:table-cell>
          <table:table-cell office:value-type="float" office:value="3.20561300624501" calcext:value-type="float">
            <text:p>3,20561300624501</text:p>
          </table:table-cell>
          <table:table-cell office:value-type="float" office:value="2.78828072547913" calcext:value-type="float">
            <text:p>2,7882807254791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4.25735855102539" calcext:value-type="float">
            <text:p>4,25735855102539</text:p>
          </table:table-cell>
          <table:table-cell office:value-type="float" office:value="3.65313053131104" calcext:value-type="float">
            <text:p>3,65313053131104</text:p>
          </table:table-cell>
          <table:table-cell office:value-type="float" office:value="3.02210450172424" calcext:value-type="float">
            <text:p>3,0221045017242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95213913917542" calcext:value-type="float">
            <text:p>2,95213913917542</text:p>
          </table:table-cell>
          <table:table-cell office:value-type="float" office:value="2.47880640896884" calcext:value-type="float">
            <text:p>2,47880640896884</text:p>
          </table:table-cell>
          <table:table-cell office:value-type="float" office:value="2.02095866203308" calcext:value-type="float">
            <text:p>2,0209586620330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Total</text:p>
          </table:table-cell>
          <table:table-cell/>
          <table:table-cell table:formula="of:=SUM([.T3:.T52])" office:value-type="float" office:value="169.380947351456" calcext:value-type="float">
            <text:p>169,380947351456</text:p>
          </table:table-cell>
          <table:table-cell table:formula="of:=SUM([.U3:.U52])" office:value-type="float" office:value="126.889997872439" calcext:value-type="float">
            <text:p>126,889997872439</text:p>
          </table:table-cell>
          <table:table-cell table:formula="of:=SUM([.V3:.V52])" office:value-type="float" office:value="100.982042312622" calcext:value-type="float">
            <text:p>100,982042312622</text:p>
          </table:table-cell>
        </table:table-row>
      </table:table>
      <table:table table:name="1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 Média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 Média</text:p>
          </table:table-cell>
          <table:table-cell table:style-name="ce5"/>
          <table:table-cell table:style-name="ce5" office:value-type="string" calcext:value-type="string">
            <text:p>Contador</text:p>
          </table:table-cell>
          <table:table-cell table:style-name="ce5"/>
          <table:table-cell table:style-name="ce5" office:value-type="string" calcext:value-type="string">
            <text:p>Limite Superior</text:p>
          </table:table-cell>
          <table:table-cell table:style-name="ce5" office:value-type="string" calcext:value-type="string">
            <text:p>Limite Inferior</text:p>
          </table:table-cell>
          <table:table-cell table:style-name="ce5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90.6125686168671" calcext:value-type="float">
            <text:p>90,612568616867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91.9284172058105" calcext:value-type="float">
            <text:p>91,928417205810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88.7880237102509" calcext:value-type="float">
            <text:p>88,788023710250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88.794703245163" calcext:value-type="float">
            <text:p>88,79470324516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89.4841983318329" calcext:value-type="float">
            <text:p>89,484198331832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99.3124692440033" calcext:value-type="float">
            <text:p>99,312469244003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14.258066892624" calcext:value-type="float">
            <text:p>114,25806689262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99.373619556427" calcext:value-type="float">
            <text:p>99,37361955642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97.0882461071014" calcext:value-type="float">
            <text:p>97,088246107101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97.2051801681519" calcext:value-type="float">
            <text:p>97,205180168151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5.880703687668" calcext:value-type="float">
            <text:p>105,880703687668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15" calcext:value-type="float">
            <text:p>915</text:p>
          </table:table-cell>
          <table:table-cell table:formula="of:=SUM([.C2];[.G2];[.K2];[.O2];[.S2];[.W2];[.AA2];[.AE2];[.AI2];[.AM2];[.AQ2]) / [.AW2]" office:value-type="float" office:value="96.6114724332636" calcext:value-type="float">
            <text:p>96,6114724332636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G2];[.K2];[.O2];[.S2];[.W2];[.AA2];[.AE2];[.AI2];[.AM2];[.AQ2])" office:value-type="float" office:value="114.258066892624" calcext:value-type="float">
            <text:p>114,258066892624</text:p>
          </table:table-cell>
          <table:table-cell table:formula="of:=MIN([.G2];[.K2];[.O2];[.S2];[.W2];[.AA2];[.AE2];[.AI2];[.AM2];[.AQ2])" office:value-type="float" office:value="88.7880237102509" calcext:value-type="float">
            <text:p>88,7880237102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9.9394257068634" calcext:value-type="float">
            <text:p>9,939425706863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10.114649772644" calcext:value-type="float">
            <text:p>10,11464977264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10.6833779811859" calcext:value-type="float">
            <text:p>10,683377981185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9.60004568099976" calcext:value-type="float">
            <text:p>9,6000456809997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9.98876237869263" calcext:value-type="float">
            <text:p>9,9887623786926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10.1215109825134" calcext:value-type="float">
            <text:p>10,121510982513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12.2821388244629" calcext:value-type="float">
            <text:p>12,282138824462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10.7987067699432" calcext:value-type="float">
            <text:p>10,798706769943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10.5173370838165" calcext:value-type="float">
            <text:p>10,517337083816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10.6357421875" calcext:value-type="float">
            <text:p>10,635742187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17" calcext:value-type="float">
            <text:p>1117</text:p>
          </table:table-cell>
          <table:table-cell office:value-type="float" office:value="12.3008983135223" calcext:value-type="float">
            <text:p>12,3008983135223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117" calcext:value-type="float">
            <text:p>1117</text:p>
          </table:table-cell>
          <table:table-cell table:formula="of:=SUM([.C3];[.G3];[.K3];[.O3];[.S3];[.W3];[.AA3];[.AE3];[.AI3];[.AM3];[.AQ3]) / [.AW2]" office:value-type="float" office:value="10.6347814256495" calcext:value-type="float">
            <text:p>10,6347814256495</text:p>
          </table:table-cell>
          <table:table-cell table:number-columns-repeated="3"/>
          <table:table-cell table:formula="of:=MAX([.G3];[.K3];[.O3];[.S3];[.W3];[.AA3];[.AE3];[.AI3];[.AM3];[.AQ3])" office:value-type="float" office:value="12.3008983135223" calcext:value-type="float">
            <text:p>12,3008983135223</text:p>
          </table:table-cell>
          <table:table-cell table:formula="of:=MIN([.G3];[.K3];[.O3];[.S3];[.W3];[.AA3];[.AE3];[.AI3];[.AM3];[.AQ3])" office:value-type="float" office:value="9.60004568099976" calcext:value-type="float">
            <text:p>9,60004568099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10.6575345993042" calcext:value-type="float">
            <text:p>10,657534599304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10.5440373420715" calcext:value-type="float">
            <text:p>10,544037342071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9.61898469924927" calcext:value-type="float">
            <text:p>9,6189846992492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10.1193835735321" calcext:value-type="float">
            <text:p>10,119383573532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9.86923360824585" calcext:value-type="float">
            <text:p>9,8692336082458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10.2945232391357" calcext:value-type="float">
            <text:p>10,294523239135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12.1118955612183" calcext:value-type="float">
            <text:p>12,111895561218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10.698912858963" calcext:value-type="float">
            <text:p>10,69891285896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10.5400679111481" calcext:value-type="float">
            <text:p>10,540067911148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10.470986366272" calcext:value-type="float">
            <text:p>10,47098636627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83" calcext:value-type="float">
            <text:p>983</text:p>
          </table:table-cell>
          <table:table-cell office:value-type="float" office:value="11.7071185112" calcext:value-type="float">
            <text:p>11,7071185112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983" calcext:value-type="float">
            <text:p>983</text:p>
          </table:table-cell>
          <table:table-cell table:formula="of:=SUM([.C4];[.G4];[.K4];[.O4];[.S4];[.W4];[.AA4];[.AE4];[.AI4];[.AM4];[.AQ4]) / [.AW2]" office:value-type="float" office:value="10.6029707518491" calcext:value-type="float">
            <text:p>10,6029707518491</text:p>
          </table:table-cell>
          <table:table-cell table:number-columns-repeated="3"/>
          <table:table-cell table:formula="of:=MAX([.G4];[.K4];[.O4];[.S4];[.W4];[.AA4];[.AE4];[.AI4];[.AM4];[.AQ4])" office:value-type="float" office:value="12.1118955612183" calcext:value-type="float">
            <text:p>12,1118955612183</text:p>
          </table:table-cell>
          <table:table-cell table:formula="of:=MIN([.G4];[.K4];[.O4];[.S4];[.W4];[.AA4];[.AE4];[.AI4];[.AM4];[.AQ4])" office:value-type="float" office:value="9.61898469924927" calcext:value-type="float">
            <text:p>9,61898469924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9.25126361846924" calcext:value-type="float">
            <text:p>9,2512636184692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9.3497953414917" calcext:value-type="float">
            <text:p>9,349795341491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8.9697585105896" calcext:value-type="float">
            <text:p>8,969758510589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9.08522725105286" calcext:value-type="float">
            <text:p>9,0852272510528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9.52644371986389" calcext:value-type="float">
            <text:p>9,5264437198638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9.56702303886414" calcext:value-type="float">
            <text:p>9,5670230388641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10.0919613838196" calcext:value-type="float">
            <text:p>10,091961383819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10.3126752376556" calcext:value-type="float">
            <text:p>10,312675237655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10.0306935310364" calcext:value-type="float">
            <text:p>10,030693531036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10.0327131748199" calcext:value-type="float">
            <text:p>10,032713174819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048" calcext:value-type="float">
            <text:p>1048</text:p>
          </table:table-cell>
          <table:table-cell office:value-type="float" office:value="10.4627339839935" calcext:value-type="float">
            <text:p>10,4627339839935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048" calcext:value-type="float">
            <text:p>1048</text:p>
          </table:table-cell>
          <table:table-cell table:formula="of:=SUM([.C5];[.G5];[.K5];[.O5];[.S5];[.W5];[.AA5];[.AE5];[.AI5];[.AM5];[.AQ5]) / [.AW2]" office:value-type="float" office:value="9.69820807196877" calcext:value-type="float">
            <text:p>9,69820807196877</text:p>
          </table:table-cell>
          <table:table-cell table:number-columns-repeated="3"/>
          <table:table-cell table:formula="of:=MAX([.G5];[.K5];[.O5];[.S5];[.W5];[.AA5];[.AE5];[.AI5];[.AM5];[.AQ5])" office:value-type="float" office:value="10.4627339839935" calcext:value-type="float">
            <text:p>10,4627339839935</text:p>
          </table:table-cell>
          <table:table-cell table:formula="of:=MIN([.G5];[.K5];[.O5];[.S5];[.W5];[.AA5];[.AE5];[.AI5];[.AM5];[.AQ5])" office:value-type="float" office:value="8.9697585105896" calcext:value-type="float">
            <text:p>8,9697585105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10.6934468746185" calcext:value-type="float">
            <text:p>10,693446874618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10.4766001701355" calcext:value-type="float">
            <text:p>10,476600170135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10.885725736618" calcext:value-type="float">
            <text:p>10,88572573661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9.5666184425354" calcext:value-type="float">
            <text:p>9,566618442535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10.1884846687317" calcext:value-type="float">
            <text:p>10,188484668731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10.4546003341675" calcext:value-type="float">
            <text:p>10,454600334167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11.7275876998901" calcext:value-type="float">
            <text:p>11,727587699890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10.5824468135834" calcext:value-type="float">
            <text:p>10,582446813583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10.8247947692871" calcext:value-type="float">
            <text:p>10,824794769287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11.3275370597839" calcext:value-type="float">
            <text:p>11,327537059783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991" calcext:value-type="float">
            <text:p>991</text:p>
          </table:table-cell>
          <table:table-cell office:value-type="float" office:value="10.646567106247" calcext:value-type="float">
            <text:p>10,646567106247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991" calcext:value-type="float">
            <text:p>991</text:p>
          </table:table-cell>
          <table:table-cell table:formula="of:=SUM([.C6];[.G6];[.K6];[.O6];[.S6];[.W6];[.AA6];[.AE6];[.AI6];[.AM6];[.AQ6]) / [.AW2]" office:value-type="float" office:value="10.6704008795998" calcext:value-type="float">
            <text:p>10,6704008795998</text:p>
          </table:table-cell>
          <table:table-cell table:number-columns-repeated="3"/>
          <table:table-cell table:formula="of:=MAX([.G6];[.K6];[.O6];[.S6];[.W6];[.AA6];[.AE6];[.AI6];[.AM6];[.AQ6])" office:value-type="float" office:value="11.7275876998901" calcext:value-type="float">
            <text:p>11,7275876998901</text:p>
          </table:table-cell>
          <table:table-cell table:formula="of:=MIN([.G6];[.K6];[.O6];[.S6];[.W6];[.AA6];[.AE6];[.AI6];[.AM6];[.AQ6])" office:value-type="float" office:value="9.5666184425354" calcext:value-type="float">
            <text:p>9,5666184425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8.48930382728577" calcext:value-type="float">
            <text:p>8,4893038272857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9.41454744338989" calcext:value-type="float">
            <text:p>9,4145474433898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9.06200289726257" calcext:value-type="float">
            <text:p>9,0620028972625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8.86168503761292" calcext:value-type="float">
            <text:p>8,8616850376129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9.54795789718628" calcext:value-type="float">
            <text:p>9,5479578971862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9.57366919517517" calcext:value-type="float">
            <text:p>9,5736691951751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11.2333583831787" calcext:value-type="float">
            <text:p>11,233358383178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10.060408115387" calcext:value-type="float">
            <text:p>10,06040811538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9.81483507156372" calcext:value-type="float">
            <text:p>9,8148350715637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9.82555317878723" calcext:value-type="float">
            <text:p>9,8255531787872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25" calcext:value-type="float">
            <text:p>1125</text:p>
          </table:table-cell>
          <table:table-cell office:value-type="float" office:value="10.7238278388977" calcext:value-type="float">
            <text:p>10,7238278388977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125" calcext:value-type="float">
            <text:p>1125</text:p>
          </table:table-cell>
          <table:table-cell table:formula="of:=SUM([.C7];[.G7];[.K7];[.O7];[.S7];[.W7];[.AA7];[.AE7];[.AI7];[.AM7];[.AQ7]) / [.AW2]" office:value-type="float" office:value="9.69155898961154" calcext:value-type="float">
            <text:p>9,69155898961154</text:p>
          </table:table-cell>
          <table:table-cell table:number-columns-repeated="3"/>
          <table:table-cell table:formula="of:=MAX([.G7];[.K7];[.O7];[.S7];[.W7];[.AA7];[.AE7];[.AI7];[.AM7];[.AQ7])" office:value-type="float" office:value="11.2333583831787" calcext:value-type="float">
            <text:p>11,2333583831787</text:p>
          </table:table-cell>
          <table:table-cell table:formula="of:=MIN([.G7];[.K7];[.O7];[.S7];[.W7];[.AA7];[.AE7];[.AI7];[.AM7];[.AQ7])" office:value-type="float" office:value="8.86168503761292" calcext:value-type="float">
            <text:p>8,86168503761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9.05379343032837" calcext:value-type="float">
            <text:p>9,0537934303283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8.81039595603943" calcext:value-type="float">
            <text:p>8,8103959560394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8.75881838798523" calcext:value-type="float">
            <text:p>8,7588183879852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9.43741750717163" calcext:value-type="float">
            <text:p>9,4374175071716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9.74354767799377" calcext:value-type="float">
            <text:p>9,7435476779937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10.0751214027405" calcext:value-type="float">
            <text:p>10,075121402740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9.54056835174561" calcext:value-type="float">
            <text:p>9,5405683517456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9.58000779151917" calcext:value-type="float">
            <text:p>9,5800077915191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10.5499770641327" calcext:value-type="float">
            <text:p>10,549977064132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10.3049805164337" calcext:value-type="float">
            <text:p>10,304980516433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843" calcext:value-type="float">
            <text:p>843</text:p>
          </table:table-cell>
          <table:table-cell office:value-type="float" office:value="11.8429589271545" calcext:value-type="float">
            <text:p>11,8429589271545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843" calcext:value-type="float">
            <text:p>843</text:p>
          </table:table-cell>
          <table:table-cell table:formula="of:=SUM([.C8];[.G8];[.K8];[.O8];[.S8];[.W8];[.AA8];[.AE8];[.AI8];[.AM8];[.AQ8]) / [.AW2]" office:value-type="float" office:value="9.79068972847678" calcext:value-type="float">
            <text:p>9,79068972847678</text:p>
          </table:table-cell>
          <table:table-cell table:number-columns-repeated="3"/>
          <table:table-cell table:formula="of:=MAX([.G8];[.K8];[.O8];[.S8];[.W8];[.AA8];[.AE8];[.AI8];[.AM8];[.AQ8])" office:value-type="float" office:value="11.8429589271545" calcext:value-type="float">
            <text:p>11,8429589271545</text:p>
          </table:table-cell>
          <table:table-cell table:formula="of:=MIN([.G8];[.K8];[.O8];[.S8];[.W8];[.AA8];[.AE8];[.AI8];[.AM8];[.AQ8])" office:value-type="float" office:value="8.75881838798523" calcext:value-type="float">
            <text:p>8,75881838798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7.91184711456299" calcext:value-type="float">
            <text:p>7,9118471145629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7.86828517913818" calcext:value-type="float">
            <text:p>7,8682851791381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8.00601077079773" calcext:value-type="float">
            <text:p>8,0060107707977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7.81076169013977" calcext:value-type="float">
            <text:p>7,8107616901397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8.13434267044067" calcext:value-type="float">
            <text:p>8,1343426704406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9.57618999481201" calcext:value-type="float">
            <text:p>9,5761899948120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8.96812677383423" calcext:value-type="float">
            <text:p>8,9681267738342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8.85848689079285" calcext:value-type="float">
            <text:p>8,8584868907928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8.81924653053284" calcext:value-type="float">
            <text:p>8,8192465305328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8.23548436164856" calcext:value-type="float">
            <text:p>8,2354843616485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735" calcext:value-type="float">
            <text:p>735</text:p>
          </table:table-cell>
          <table:table-cell office:value-type="float" office:value="8.39690780639648" calcext:value-type="float">
            <text:p>8,39690780639648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735" calcext:value-type="float">
            <text:p>735</text:p>
          </table:table-cell>
          <table:table-cell table:formula="of:=SUM([.C9];[.G9];[.K9];[.O9];[.S9];[.W9];[.AA9];[.AE9];[.AI9];[.AM9];[.AQ9]) / [.AW2]" office:value-type="float" office:value="8.41688088937239" calcext:value-type="float">
            <text:p>8,41688088937239</text:p>
          </table:table-cell>
          <table:table-cell table:number-columns-repeated="3"/>
          <table:table-cell table:formula="of:=MAX([.G9];[.K9];[.O9];[.S9];[.W9];[.AA9];[.AE9];[.AI9];[.AM9];[.AQ9])" office:value-type="float" office:value="9.57618999481201" calcext:value-type="float">
            <text:p>9,57618999481201</text:p>
          </table:table-cell>
          <table:table-cell table:formula="of:=MIN([.G9];[.K9];[.O9];[.S9];[.W9];[.AA9];[.AE9];[.AI9];[.AM9];[.AQ9])" office:value-type="float" office:value="7.81076169013977" calcext:value-type="float">
            <text:p>7,810761690139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9.16447377204895" calcext:value-type="float">
            <text:p>9,1644737720489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9.50774121284485" calcext:value-type="float">
            <text:p>9,5077412128448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9.29925966262817" calcext:value-type="float">
            <text:p>9,2992596626281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9.3472785949707" calcext:value-type="float">
            <text:p>9,347278594970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10.66827917099" calcext:value-type="float">
            <text:p>10,6682791709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11.6037268638611" calcext:value-type="float">
            <text:p>11,603726863861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10.8836619853973" calcext:value-type="float">
            <text:p>10,883661985397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10.9308040142059" calcext:value-type="float">
            <text:p>10,930804014205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10.1440629959106" calcext:value-type="float">
            <text:p>10,144062995910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10.0081112384796" calcext:value-type="float">
            <text:p>10,008111238479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75" calcext:value-type="float">
            <text:p>875</text:p>
          </table:table-cell>
          <table:table-cell office:value-type="float" office:value="10.2696905136108" calcext:value-type="float">
            <text:p>10,2696905136108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875" calcext:value-type="float">
            <text:p>875</text:p>
          </table:table-cell>
          <table:table-cell table:formula="of:=SUM([.C10];[.G10];[.K10];[.O10];[.S10];[.W10];[.AA10];[.AE10];[.AI10];[.AM10];[.AQ10]) / [.AW2]" office:value-type="float" office:value="10.1660990931771" calcext:value-type="float">
            <text:p>10,1660990931771</text:p>
          </table:table-cell>
          <table:table-cell table:number-columns-repeated="3"/>
          <table:table-cell table:formula="of:=MAX([.G10];[.K10];[.O10];[.S10];[.W10];[.AA10];[.AE10];[.AI10];[.AM10];[.AQ10])" office:value-type="float" office:value="11.6037268638611" calcext:value-type="float">
            <text:p>11,6037268638611</text:p>
          </table:table-cell>
          <table:table-cell table:formula="of:=MIN([.G10];[.K10];[.O10];[.S10];[.W10];[.AA10];[.AE10];[.AI10];[.AM10];[.AQ10])" office:value-type="float" office:value="9.29925966262817" calcext:value-type="float">
            <text:p>9,29925966262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0.3833777904511" calcext:value-type="float">
            <text:p>10,383377790451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0.6953656673431" calcext:value-type="float">
            <text:p>10,695365667343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0.3546216487885" calcext:value-type="float">
            <text:p>10,354621648788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0.4047248363495" calcext:value-type="float">
            <text:p>10,404724836349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0.6431887149811" calcext:value-type="float">
            <text:p>10,643188714981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2.3696985244751" calcext:value-type="float">
            <text:p>12,369698524475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1.6751575469971" calcext:value-type="float">
            <text:p>11,675157546997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1.5567765235901" calcext:value-type="float">
            <text:p>11,556776523590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1.549350976944" calcext:value-type="float">
            <text:p>11,54935097694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0.9817128181458" calcext:value-type="float">
            <text:p>10,981712818145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36" calcext:value-type="float">
            <text:p>936</text:p>
          </table:table-cell>
          <table:table-cell office:value-type="float" office:value="13.729813337326" calcext:value-type="float">
            <text:p>13,729813337326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936" calcext:value-type="float">
            <text:p>936</text:p>
          </table:table-cell>
          <table:table-cell table:formula="of:=SUM([.C11];[.G11];[.K11];[.O11];[.S11];[.W11];[.AA11];[.AE11];[.AI11];[.AM11];[.AQ11]) / [.AW2]" office:value-type="float" office:value="11.3039807623083" calcext:value-type="float">
            <text:p>11,3039807623083</text:p>
          </table:table-cell>
          <table:table-cell table:number-columns-repeated="3"/>
          <table:table-cell table:formula="of:=MAX([.G11];[.K11];[.O11];[.S11];[.W11];[.AA11];[.AE11];[.AI11];[.AM11];[.AQ11])" office:value-type="float" office:value="13.729813337326" calcext:value-type="float">
            <text:p>13,729813337326</text:p>
          </table:table-cell>
          <table:table-cell table:formula="of:=MIN([.G11];[.K11];[.O11];[.S11];[.W11];[.AA11];[.AE11];[.AI11];[.AM11];[.AQ11])" office:value-type="float" office:value="10.3546216487885" calcext:value-type="float">
            <text:p>10,354621648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1.260890007019" calcext:value-type="float">
            <text:p>11,26089000701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0.399064540863" calcext:value-type="float">
            <text:p>10,39906454086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0.5354006290436" calcext:value-type="float">
            <text:p>10,535400629043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0.3170709609985" calcext:value-type="float">
            <text:p>10,317070960998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0.7131204605103" calcext:value-type="float">
            <text:p>10,713120460510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1.3588109016418" calcext:value-type="float">
            <text:p>11,358810901641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2.1142148971558" calcext:value-type="float">
            <text:p>12,114214897155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1.6196854114532" calcext:value-type="float">
            <text:p>11,619685411453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1.5092816352844" calcext:value-type="float">
            <text:p>11,509281635284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2.3944761753082" calcext:value-type="float">
            <text:p>12,394476175308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921" calcext:value-type="float">
            <text:p>921</text:p>
          </table:table-cell>
          <table:table-cell office:value-type="float" office:value="11.9282510280609" calcext:value-type="float">
            <text:p>11,9282510280609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921" calcext:value-type="float">
            <text:p>921</text:p>
          </table:table-cell>
          <table:table-cell table:formula="of:=SUM([.C12];[.G12];[.K12];[.O12];[.S12];[.W12];[.AA12];[.AE12];[.AI12];[.AM12];[.AQ12]) / [.AW2]" office:value-type="float" office:value="11.2863878770308" calcext:value-type="float">
            <text:p>11,2863878770308</text:p>
          </table:table-cell>
          <table:table-cell table:number-columns-repeated="3"/>
          <table:table-cell table:formula="of:=MAX([.G12];[.K12];[.O12];[.S12];[.W12];[.AA12];[.AE12];[.AI12];[.AM12];[.AQ12])" office:value-type="float" office:value="12.3944761753082" calcext:value-type="float">
            <text:p>12,3944761753082</text:p>
          </table:table-cell>
          <table:table-cell table:formula="of:=MIN([.G12];[.K12];[.O12];[.S12];[.W12];[.AA12];[.AE12];[.AI12];[.AM12];[.AQ12])" office:value-type="float" office:value="10.3170709609985" calcext:value-type="float">
            <text:p>10,3170709609985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2])" office:value-type="float" office:value="96.8053567409515" calcext:value-type="float">
            <text:p>96,805356740951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97.1804826259612" calcext:value-type="float">
            <text:p>97,180482625961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12])" office:value-type="float" office:value="96.1739609241486" calcext:value-type="float">
            <text:p>96,173960924148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12])" office:value-type="float" office:value="94.5502135753631" calcext:value-type="float">
            <text:p>94,55021357536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12])" office:value-type="float" office:value="99.0233609676362" calcext:value-type="float">
            <text:p>99,023360967636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12])" office:value-type="float" office:value="104.994874477386" calcext:value-type="float">
            <text:p>104,99487447738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12])" office:value-type="float" office:value="110.6286714077" calcext:value-type="float">
            <text:p>110,628671407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12])" office:value-type="float" office:value="104.998910427093" calcext:value-type="float">
            <text:p>104,99891042709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12])" office:value-type="float" office:value="104.299647569656" calcext:value-type="float">
            <text:p>104,29964756965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12])" office:value-type="float" office:value="104.217297077179" calcext:value-type="float">
            <text:p>104,21729707717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12])" office:value-type="float" office:value="112.008767366409" calcext:value-type="float">
            <text:p>112,00876736640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12])" office:value-type="float" office:value="102.261958469044" calcext:value-type="float">
            <text:p>102,261958469044</text:p>
          </table:table-cell>
          <table:table-cell table:number-columns-repeated="3"/>
          <table:table-cell table:style-name="ce5" office:value-type="string" calcext:value-type="string">
            <text:p>Pior caso</text:p>
          </table:table-cell>
          <table:table-cell table:style-name="ce5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12])" office:value-type="float" office:value="116.983639240265" calcext:value-type="float">
            <text:p>116,983639240265</text:p>
          </table:table-cell>
          <table:table-cell table:formula="of:=SUM([.AZ3:.AZ12])" office:value-type="float" office:value="93.1576247215271" calcext:value-type="float">
            <text:p>93,1576247215271</text:p>
          </table:table-cell>
          <table:table-cell table:number-columns-repeated="8"/>
        </table:table-row>
      </table:table>
      <table:table table:name="3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 Média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 Média</text:p>
          </table:table-cell>
          <table:table-cell table:style-name="ce5"/>
          <table:table-cell table:style-name="ce5" office:value-type="string" calcext:value-type="string">
            <text:p>Contador</text:p>
          </table:table-cell>
          <table:table-cell table:style-name="ce5"/>
          <table:table-cell table:style-name="ce5" office:value-type="string" calcext:value-type="string">
            <text:p>Limite Superior</text:p>
          </table:table-cell>
          <table:table-cell table:style-name="ce5" office:value-type="string" calcext:value-type="string">
            <text:p>Limite Inferior</text:p>
          </table:table-cell>
          <table:table-cell table:style-name="ce5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94.0270943641663" calcext:value-type="float">
            <text:p>94,027094364166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19.971944093704" calcext:value-type="float">
            <text:p>119,97194409370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9.213196754456" calcext:value-type="float">
            <text:p>109,21319675445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17.097024440765" calcext:value-type="float">
            <text:p>117,09702444076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4.120045900345" calcext:value-type="float">
            <text:p>104,12004590034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5.413726568222" calcext:value-type="float">
            <text:p>105,41372656822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14.993846178055" calcext:value-type="float">
            <text:p>114,99384617805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6.915124893188" calcext:value-type="float">
            <text:p>106,91512489318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4.213724851608" calcext:value-type="float">
            <text:p>104,21372485160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4.747712135315" calcext:value-type="float">
            <text:p>104,74771213531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7.041441440582" calcext:value-type="float">
            <text:p>107,041441440582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15" calcext:value-type="float">
            <text:p>915</text:p>
          </table:table-cell>
          <table:table-cell table:formula="of:=SUM([.C2];[.G2];[.K2];[.O2];[.S2];[.W2];[.AA2];[.AE2];[.AI2];[.AM2];[.AQ2]) / [.AW2]" office:value-type="float" office:value="107.977716510946" calcext:value-type="float">
            <text:p>107,977716510946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119.971944093704" calcext:value-type="float">
            <text:p>119,971944093704</text:p>
          </table:table-cell>
          <table:table-cell table:formula="of:=MIN([.C2];[.G2];[.K2];[.O2];[.S2];[.W2];[.AA2];[.AE2];[.AI2];[.AM2];[.AQ2])" office:value-type="float" office:value="94.0270943641663" calcext:value-type="float">
            <text:p>94,0270943641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3.92266941070557" calcext:value-type="float">
            <text:p>3,9226694107055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4.72498679161072" calcext:value-type="float">
            <text:p>4,7249867916107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4.20207929611206" calcext:value-type="float">
            <text:p>4,2020792961120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4.63688850402832" calcext:value-type="float">
            <text:p>4,6368885040283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4.31338286399841" calcext:value-type="float">
            <text:p>4,3133828639984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4.26472234725952" calcext:value-type="float">
            <text:p>4,2647223472595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4.13749122619629" calcext:value-type="float">
            <text:p>4,1374912261962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4.28168559074402" calcext:value-type="float">
            <text:p>4,2816855907440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5.09722900390625" calcext:value-type="float">
            <text:p>5,0972290039062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4.00160956382751" calcext:value-type="float">
            <text:p>4,0016095638275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191" calcext:value-type="float">
            <text:p>1191</text:p>
          </table:table-cell>
          <table:table-cell office:value-type="float" office:value="4.78024387359619" calcext:value-type="float">
            <text:p>4,78024387359619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191" calcext:value-type="float">
            <text:p>1191</text:p>
          </table:table-cell>
          <table:table-cell table:formula="of:=SUM([.C3];[.G3];[.K3];[.O3];[.S3];[.W3];[.AA3];[.AE3];[.AI3];[.AM3];[.AQ3]) / [.AW2]" office:value-type="float" office:value="4.39663531563499" calcext:value-type="float">
            <text:p>4,39663531563499</text:p>
          </table:table-cell>
          <table:table-cell table:number-columns-repeated="3"/>
          <table:table-cell table:formula="of:=MAX([.C3];[.G3];[.K3];[.O3];[.S3];[.W3];[.AA3];[.AE3];[.AI3];[.AM3];[.AQ3])" office:value-type="float" office:value="5.09722900390625" calcext:value-type="float">
            <text:p>5,09722900390625</text:p>
          </table:table-cell>
          <table:table-cell table:formula="of:=MIN([.C3];[.G3];[.K3];[.O3];[.S3];[.W3];[.AA3];[.AE3];[.AI3];[.AM3];[.AQ3])" office:value-type="float" office:value="3.92266941070557" calcext:value-type="float">
            <text:p>3,92266941070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4.15189576148987" calcext:value-type="float">
            <text:p>4,1518957614898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5.26310300827026" calcext:value-type="float">
            <text:p>5,2631030082702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4.76025080680847" calcext:value-type="float">
            <text:p>4,7602508068084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4.67191648483276" calcext:value-type="float">
            <text:p>4,6719164848327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4.71424198150635" calcext:value-type="float">
            <text:p>4,7142419815063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4.79538440704346" calcext:value-type="float">
            <text:p>4,7953844070434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4.7742600440979" calcext:value-type="float">
            <text:p>4,774260044097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4.77942776679993" calcext:value-type="float">
            <text:p>4,7794277667999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4.97172093391419" calcext:value-type="float">
            <text:p>4,9717209339141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5.248211145401" calcext:value-type="float">
            <text:p>5,24821114540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242" calcext:value-type="float">
            <text:p>1242</text:p>
          </table:table-cell>
          <table:table-cell office:value-type="float" office:value="5.13083481788635" calcext:value-type="float">
            <text:p>5,13083481788635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1242" calcext:value-type="float">
            <text:p>1242</text:p>
          </table:table-cell>
          <table:table-cell table:formula="of:=SUM([.C4];[.G4];[.K4];[.O4];[.S4];[.W4];[.AA4];[.AE4];[.AI4];[.AM4];[.AQ4]) / [.AW2]" office:value-type="float" office:value="4.84193155982278" calcext:value-type="float">
            <text:p>4,84193155982278</text:p>
          </table:table-cell>
          <table:table-cell table:number-columns-repeated="3"/>
          <table:table-cell table:formula="of:=MAX([.C4];[.G4];[.K4];[.O4];[.S4];[.W4];[.AA4];[.AE4];[.AI4];[.AM4];[.AQ4])" office:value-type="float" office:value="5.26310300827026" calcext:value-type="float">
            <text:p>5,26310300827026</text:p>
          </table:table-cell>
          <table:table-cell table:formula="of:=MIN([.C4];[.G4];[.K4];[.O4];[.S4];[.W4];[.AA4];[.AE4];[.AI4];[.AM4];[.AQ4])" office:value-type="float" office:value="4.15189576148987" calcext:value-type="float">
            <text:p>4,15189576148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35339021682739" calcext:value-type="float">
            <text:p>4,3533902168273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90020203590393" calcext:value-type="float">
            <text:p>4,9002020359039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23441958427429" calcext:value-type="float">
            <text:p>4,2344195842742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36529350280762" calcext:value-type="float">
            <text:p>4,3652935028076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16153573989868" calcext:value-type="float">
            <text:p>4,1615357398986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48109292984009" calcext:value-type="float">
            <text:p>4,4810929298400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23666667938232" calcext:value-type="float">
            <text:p>4,2366666793823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12344241142273" calcext:value-type="float">
            <text:p>4,1234424114227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61232757568359" calcext:value-type="float">
            <text:p>4,6123275756835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76759767532349" calcext:value-type="float">
            <text:p>4,7675976753234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01" calcext:value-type="float">
            <text:p>1101</text:p>
          </table:table-cell>
          <table:table-cell office:value-type="float" office:value="4.33544182777405" calcext:value-type="float">
            <text:p>4,33544182777405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101" calcext:value-type="float">
            <text:p>1101</text:p>
          </table:table-cell>
          <table:table-cell table:formula="of:=SUM([.C5];[.G5];[.K5];[.O5];[.S5];[.W5];[.AA5];[.AE5];[.AI5];[.AM5];[.AQ5]) / [.AW2]" office:value-type="float" office:value="4.41558274355802" calcext:value-type="float">
            <text:p>4,41558274355802</text:p>
          </table:table-cell>
          <table:table-cell table:number-columns-repeated="3"/>
          <table:table-cell table:formula="of:=MAX([.C5];[.G5];[.K5];[.O5];[.S5];[.W5];[.AA5];[.AE5];[.AI5];[.AM5];[.AQ5])" office:value-type="float" office:value="4.90020203590393" calcext:value-type="float">
            <text:p>4,90020203590393</text:p>
          </table:table-cell>
          <table:table-cell table:formula="of:=MIN([.C5];[.G5];[.K5];[.O5];[.S5];[.W5];[.AA5];[.AE5];[.AI5];[.AM5];[.AQ5])" office:value-type="float" office:value="4.12344241142273" calcext:value-type="float">
            <text:p>4,12344241142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3.28122568130493" calcext:value-type="float">
            <text:p>3,2812256813049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4.30617117881775" calcext:value-type="float">
            <text:p>4,3061711788177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3.71507596969604" calcext:value-type="float">
            <text:p>3,7150759696960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3.79636430740356" calcext:value-type="float">
            <text:p>3,7963643074035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3.5967869758606" calcext:value-type="float">
            <text:p>3,596786975860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3.57330942153931" calcext:value-type="float">
            <text:p>3,5733094215393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3.53743648529053" calcext:value-type="float">
            <text:p>3,5374364852905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3.8797664642334" calcext:value-type="float">
            <text:p>3,879766464233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3.88762187957764" calcext:value-type="float">
            <text:p>3,8876218795776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3.8183286190033" calcext:value-type="float">
            <text:p>3,818328619003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89" calcext:value-type="float">
            <text:p>1089</text:p>
          </table:table-cell>
          <table:table-cell office:value-type="float" office:value="4.01316785812378" calcext:value-type="float">
            <text:p>4,01316785812378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1089" calcext:value-type="float">
            <text:p>1089</text:p>
          </table:table-cell>
          <table:table-cell table:formula="of:=SUM([.C6];[.G6];[.K6];[.O6];[.S6];[.W6];[.AA6];[.AE6];[.AI6];[.AM6];[.AQ6]) / [.AW2]" office:value-type="float" office:value="3.76411407644099" calcext:value-type="float">
            <text:p>3,76411407644099</text:p>
          </table:table-cell>
          <table:table-cell table:number-columns-repeated="3"/>
          <table:table-cell table:formula="of:=MAX([.C6];[.G6];[.K6];[.O6];[.S6];[.W6];[.AA6];[.AE6];[.AI6];[.AM6];[.AQ6])" office:value-type="float" office:value="4.30617117881775" calcext:value-type="float">
            <text:p>4,30617117881775</text:p>
          </table:table-cell>
          <table:table-cell table:formula="of:=MIN([.C6];[.G6];[.K6];[.O6];[.S6];[.W6];[.AA6];[.AE6];[.AI6];[.AM6];[.AQ6])" office:value-type="float" office:value="3.28122568130493" calcext:value-type="float">
            <text:p>3,2812256813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3.56147980690002" calcext:value-type="float">
            <text:p>3,5614798069000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4.04746103286743" calcext:value-type="float">
            <text:p>4,0474610328674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3.64266562461853" calcext:value-type="float">
            <text:p>3,6426656246185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3.54984593391418" calcext:value-type="float">
            <text:p>3,5498459339141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3.69317317008972" calcext:value-type="float">
            <text:p>3,6931731700897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3.53938126564026" calcext:value-type="float">
            <text:p>3,5393812656402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3.48198223114014" calcext:value-type="float">
            <text:p>3,4819822311401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3.68568134307861" calcext:value-type="float">
            <text:p>3,6856813430786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3.87269711494446" calcext:value-type="float">
            <text:p>3,8726971149444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3.79999589920044" calcext:value-type="float">
            <text:p>3,7999958992004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150" calcext:value-type="float">
            <text:p>1150</text:p>
          </table:table-cell>
          <table:table-cell office:value-type="float" office:value="3.69564485549927" calcext:value-type="float">
            <text:p>3,69564485549927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150" calcext:value-type="float">
            <text:p>1150</text:p>
          </table:table-cell>
          <table:table-cell table:formula="of:=SUM([.C7];[.G7];[.K7];[.O7];[.S7];[.W7];[.AA7];[.AE7];[.AI7];[.AM7];[.AQ7]) / [.AW2]" office:value-type="float" office:value="3.68818257071755" calcext:value-type="float">
            <text:p>3,68818257071755</text:p>
          </table:table-cell>
          <table:table-cell table:number-columns-repeated="3"/>
          <table:table-cell table:formula="of:=MAX([.C7];[.G7];[.K7];[.O7];[.S7];[.W7];[.AA7];[.AE7];[.AI7];[.AM7];[.AQ7])" office:value-type="float" office:value="4.04746103286743" calcext:value-type="float">
            <text:p>4,04746103286743</text:p>
          </table:table-cell>
          <table:table-cell table:formula="of:=MIN([.C7];[.G7];[.K7];[.O7];[.S7];[.W7];[.AA7];[.AE7];[.AI7];[.AM7];[.AQ7])" office:value-type="float" office:value="3.48198223114014" calcext:value-type="float">
            <text:p>3,48198223114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4.15888047218323" calcext:value-type="float">
            <text:p>4,1588804721832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6.33766937255859" calcext:value-type="float">
            <text:p>6,3376693725585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4.09196400642395" calcext:value-type="float">
            <text:p>4,0919640064239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4.15300893783569" calcext:value-type="float">
            <text:p>4,1530089378356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4.06883311271668" calcext:value-type="float">
            <text:p>4,0688331127166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4.1849205493927" calcext:value-type="float">
            <text:p>4,184920549392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3.92403030395508" calcext:value-type="float">
            <text:p>3,9240303039550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4.12783885002136" calcext:value-type="float">
            <text:p>4,1278388500213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4.26632356643677" calcext:value-type="float">
            <text:p>4,2663235664367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4.43135476112366" calcext:value-type="float">
            <text:p>4,4313547611236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960" calcext:value-type="float">
            <text:p>960</text:p>
          </table:table-cell>
          <table:table-cell office:value-type="float" office:value="4.54312300682068" calcext:value-type="float">
            <text:p>4,54312300682068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960" calcext:value-type="float">
            <text:p>960</text:p>
          </table:table-cell>
          <table:table-cell table:formula="of:=SUM([.C8];[.G8];[.K8];[.O8];[.S8];[.W8];[.AA8];[.AE8];[.AI8];[.AM8];[.AQ8]) / [.AW2]" office:value-type="float" office:value="4.38981335813349" calcext:value-type="float">
            <text:p>4,38981335813349</text:p>
          </table:table-cell>
          <table:table-cell table:number-columns-repeated="3"/>
          <table:table-cell table:formula="of:=MAX([.C8];[.G8];[.K8];[.O8];[.S8];[.W8];[.AA8];[.AE8];[.AI8];[.AM8];[.AQ8])" office:value-type="float" office:value="6.33766937255859" calcext:value-type="float">
            <text:p>6,33766937255859</text:p>
          </table:table-cell>
          <table:table-cell table:formula="of:=MIN([.C8];[.G8];[.K8];[.O8];[.S8];[.W8];[.AA8];[.AE8];[.AI8];[.AM8];[.AQ8])" office:value-type="float" office:value="3.92403030395508" calcext:value-type="float">
            <text:p>3,92403030395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3.69013428688049" calcext:value-type="float">
            <text:p>3,6901342868804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5.46029472351074" calcext:value-type="float">
            <text:p>5,4602947235107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4.61328363418579" calcext:value-type="float">
            <text:p>4,6132836341857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4.67468357086182" calcext:value-type="float">
            <text:p>4,6746835708618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4.13279390335083" calcext:value-type="float">
            <text:p>4,1327939033508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4.15735912322998" calcext:value-type="float">
            <text:p>4,1573591232299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4.04063272476196" calcext:value-type="float">
            <text:p>4,0406327247619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4.23730063438416" calcext:value-type="float">
            <text:p>4,2373006343841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4.51945066452026" calcext:value-type="float">
            <text:p>4,5194506645202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4.44897365570068" calcext:value-type="float">
            <text:p>4,4489736557006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360" calcext:value-type="float">
            <text:p>1360</text:p>
          </table:table-cell>
          <table:table-cell office:value-type="float" office:value="4.84090971946716" calcext:value-type="float">
            <text:p>4,84090971946716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360" calcext:value-type="float">
            <text:p>1360</text:p>
          </table:table-cell>
          <table:table-cell table:formula="of:=SUM([.C9];[.G9];[.K9];[.O9];[.S9];[.W9];[.AA9];[.AE9];[.AI9];[.AM9];[.AQ9]) / [.AW2]" office:value-type="float" office:value="4.4378015128049" calcext:value-type="float">
            <text:p>4,4378015128049</text:p>
          </table:table-cell>
          <table:table-cell table:number-columns-repeated="3"/>
          <table:table-cell table:formula="of:=MAX([.C9];[.G9];[.K9];[.O9];[.S9];[.W9];[.AA9];[.AE9];[.AI9];[.AM9];[.AQ9])" office:value-type="float" office:value="5.46029472351074" calcext:value-type="float">
            <text:p>5,46029472351074</text:p>
          </table:table-cell>
          <table:table-cell table:formula="of:=MIN([.C9];[.G9];[.K9];[.O9];[.S9];[.W9];[.AA9];[.AE9];[.AI9];[.AM9];[.AQ9])" office:value-type="float" office:value="3.69013428688049" calcext:value-type="float">
            <text:p>3,69013428688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3.05884552001953" calcext:value-type="float">
            <text:p>3,0588455200195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4.50375914573669" calcext:value-type="float">
            <text:p>4,5037591457366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3.68540406227112" calcext:value-type="float">
            <text:p>3,6854040622711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3.78402161598206" calcext:value-type="float">
            <text:p>3,7840216159820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3.74488687515259" calcext:value-type="float">
            <text:p>3,7448868751525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3.93958473205566" calcext:value-type="float">
            <text:p>3,9395847320556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3.77574729919434" calcext:value-type="float">
            <text:p>3,7757472991943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3.65956091880798" calcext:value-type="float">
            <text:p>3,6595609188079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4.41258955001831" calcext:value-type="float">
            <text:p>4,4125895500183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3.94556951522827" calcext:value-type="float">
            <text:p>3,9455695152282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267" calcext:value-type="float">
            <text:p>1267</text:p>
          </table:table-cell>
          <table:table-cell office:value-type="float" office:value="3.99830961227417" calcext:value-type="float">
            <text:p>3,99830961227417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1267" calcext:value-type="float">
            <text:p>1267</text:p>
          </table:table-cell>
          <table:table-cell table:formula="of:=SUM([.C10];[.G10];[.K10];[.O10];[.S10];[.W10];[.AA10];[.AE10];[.AI10];[.AM10];[.AQ10]) / [.AW2]" office:value-type="float" office:value="3.86438898606734" calcext:value-type="float">
            <text:p>3,86438898606734</text:p>
          </table:table-cell>
          <table:table-cell table:number-columns-repeated="3"/>
          <table:table-cell table:formula="of:=MAX([.C10];[.G10];[.K10];[.O10];[.S10];[.W10];[.AA10];[.AE10];[.AI10];[.AM10];[.AQ10])" office:value-type="float" office:value="4.50375914573669" calcext:value-type="float">
            <text:p>4,50375914573669</text:p>
          </table:table-cell>
          <table:table-cell table:formula="of:=MIN([.C10];[.G10];[.K10];[.O10];[.S10];[.W10];[.AA10];[.AE10];[.AI10];[.AM10];[.AQ10])" office:value-type="float" office:value="3.05884552001953" calcext:value-type="float">
            <text:p>3,05884552001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3.8297905921936" calcext:value-type="float">
            <text:p>3,829790592193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5.5241961479187" calcext:value-type="float">
            <text:p>5,524196147918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4.67032051086426" calcext:value-type="float">
            <text:p>4,6703205108642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4.62598943710327" calcext:value-type="float">
            <text:p>4,6259894371032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6.30266833305359" calcext:value-type="float">
            <text:p>6,3026683330535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6.08762931823731" calcext:value-type="float">
            <text:p>6,0876293182373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5.00253510475159" calcext:value-type="float">
            <text:p>5,0025351047515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4.81018328666687" calcext:value-type="float">
            <text:p>4,8101832866668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5.44507169723511" calcext:value-type="float">
            <text:p>5,4450716972351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5.69812202453613" calcext:value-type="float">
            <text:p>5,6981220245361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55" calcext:value-type="float">
            <text:p>955</text:p>
          </table:table-cell>
          <table:table-cell office:value-type="float" office:value="4.78178572654724" calcext:value-type="float">
            <text:p>4,78178572654724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955" calcext:value-type="float">
            <text:p>955</text:p>
          </table:table-cell>
          <table:table-cell table:formula="of:=SUM([.C11];[.G11];[.K11];[.O11];[.S11];[.W11];[.AA11];[.AE11];[.AI11];[.AM11];[.AQ11]) / [.AW2]" office:value-type="float" office:value="5.16166292537342" calcext:value-type="float">
            <text:p>5,16166292537342</text:p>
          </table:table-cell>
          <table:table-cell table:number-columns-repeated="3"/>
          <table:table-cell table:formula="of:=MAX([.C11];[.G11];[.K11];[.O11];[.S11];[.W11];[.AA11];[.AE11];[.AI11];[.AM11];[.AQ11])" office:value-type="float" office:value="6.30266833305359" calcext:value-type="float">
            <text:p>6,30266833305359</text:p>
          </table:table-cell>
          <table:table-cell table:formula="of:=MIN([.C11];[.G11];[.K11];[.O11];[.S11];[.W11];[.AA11];[.AE11];[.AI11];[.AM11];[.AQ11])" office:value-type="float" office:value="3.8297905921936" calcext:value-type="float">
            <text:p>3,8297905921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2.73169469833374" calcext:value-type="float">
            <text:p>2,7316946983337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2.93767189979553" calcext:value-type="float">
            <text:p>2,9376718997955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3.20637893676758" calcext:value-type="float">
            <text:p>3,2063789367675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3.02994179725647" calcext:value-type="float">
            <text:p>3,0299417972564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4.48869562149048" calcext:value-type="float">
            <text:p>4,4886956214904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3.37735986709595" calcext:value-type="float">
            <text:p>3,3773598670959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3.51528739929199" calcext:value-type="float">
            <text:p>3,5152873992919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3.18681240081787" calcext:value-type="float">
            <text:p>3,1868124008178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3.07385230064392" calcext:value-type="float">
            <text:p>3,0738523006439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2.73408961296082" calcext:value-type="float">
            <text:p>2,7340896129608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009" calcext:value-type="float">
            <text:p>1009</text:p>
          </table:table-cell>
          <table:table-cell office:value-type="float" office:value="2.77470803260803" calcext:value-type="float">
            <text:p>2,77470803260803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1009" calcext:value-type="float">
            <text:p>1009</text:p>
          </table:table-cell>
          <table:table-cell table:formula="of:=SUM([.C12];[.G12];[.K12];[.O12];[.S12];[.W12];[.AA12];[.AE12];[.AI12];[.AM12];[.AQ12]) / [.AW2]" office:value-type="float" office:value="3.18695386973294" calcext:value-type="float">
            <text:p>3,18695386973294</text:p>
          </table:table-cell>
          <table:table-cell table:number-columns-repeated="3"/>
          <table:table-cell table:formula="of:=MAX([.C12];[.G12];[.K12];[.O12];[.S12];[.W12];[.AA12];[.AE12];[.AI12];[.AM12];[.AQ12])" office:value-type="float" office:value="4.48869562149048" calcext:value-type="float">
            <text:p>4,48869562149048</text:p>
          </table:table-cell>
          <table:table-cell table:formula="of:=MIN([.C12];[.G12];[.K12];[.O12];[.S12];[.W12];[.AA12];[.AE12];[.AI12];[.AM12];[.AQ12])" office:value-type="float" office:value="2.73169469833374" calcext:value-type="float">
            <text:p>2,73169469833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3.99933409690857" calcext:value-type="float">
            <text:p>3,9993340969085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5.36491751670837" calcext:value-type="float">
            <text:p>5,3649175167083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4.64868021011353" calcext:value-type="float">
            <text:p>4,6486802101135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4.61038589477539" calcext:value-type="float">
            <text:p>4,6103858947753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5.06194257736206" calcext:value-type="float">
            <text:p>5,0619425773620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5.67964124679565" calcext:value-type="float">
            <text:p>5,6796412467956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4.73288655281067" calcext:value-type="float">
            <text:p>4,7328865528106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4.62617444992065" calcext:value-type="float">
            <text:p>4,6261744499206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4.8103883266449" calcext:value-type="float">
            <text:p>4,810388326644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4.27976298332214" calcext:value-type="float">
            <text:p>4,2797629833221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35" calcext:value-type="float">
            <text:p>1235</text:p>
          </table:table-cell>
          <table:table-cell office:value-type="float" office:value="4.49280953407288" calcext:value-type="float">
            <text:p>4,49280953407288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1235" calcext:value-type="float">
            <text:p>1235</text:p>
          </table:table-cell>
          <table:table-cell table:formula="of:=SUM([.C13];[.G13];[.K13];[.O13];[.S13];[.W13];[.AA13];[.AE13];[.AI13];[.AM13];[.AQ13]) / [.AW2]" office:value-type="float" office:value="4.75517485358498" calcext:value-type="float">
            <text:p>4,75517485358498</text:p>
          </table:table-cell>
          <table:table-cell table:number-columns-repeated="3"/>
          <table:table-cell table:formula="of:=MAX([.C13];[.G13];[.K13];[.O13];[.S13];[.W13];[.AA13];[.AE13];[.AI13];[.AM13];[.AQ13])" office:value-type="float" office:value="5.67964124679565" calcext:value-type="float">
            <text:p>5,67964124679565</text:p>
          </table:table-cell>
          <table:table-cell table:formula="of:=MIN([.C13];[.G13];[.K13];[.O13];[.S13];[.W13];[.AA13];[.AE13];[.AI13];[.AM13];[.AQ13])" office:value-type="float" office:value="3.99933409690857" calcext:value-type="float">
            <text:p>3,99933409690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3.12464594841003" calcext:value-type="float">
            <text:p>3,1246459484100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3.70658087730408" calcext:value-type="float">
            <text:p>3,7065808773040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3.74950766563416" calcext:value-type="float">
            <text:p>3,7495076656341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3.63057518005371" calcext:value-type="float">
            <text:p>3,6305751800537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3.6542694568634" calcext:value-type="float">
            <text:p>3,654269456863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4.05845522880554" calcext:value-type="float">
            <text:p>4,0584552288055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3.6357696056366" calcext:value-type="float">
            <text:p>3,635769605636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3.83553791046143" calcext:value-type="float">
            <text:p>3,83553791046143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3.98265433311462" calcext:value-type="float">
            <text:p>3,98265433311462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3.80767011642456" calcext:value-type="float">
            <text:p>3,8076701164245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55" calcext:value-type="float">
            <text:p>1155</text:p>
          </table:table-cell>
          <table:table-cell office:value-type="float" office:value="3.50210809707642" calcext:value-type="float">
            <text:p>3,50210809707642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1155" calcext:value-type="float">
            <text:p>1155</text:p>
          </table:table-cell>
          <table:table-cell table:formula="of:=SUM([.C14];[.G14];[.K14];[.O14];[.S14];[.W14];[.AA14];[.AE14];[.AI14];[.AM14];[.AQ14]) / [.AW2]" office:value-type="float" office:value="3.69888858361678" calcext:value-type="float">
            <text:p>3,69888858361678</text:p>
          </table:table-cell>
          <table:table-cell table:number-columns-repeated="3"/>
          <table:table-cell table:formula="of:=MAX([.C14];[.G14];[.K14];[.O14];[.S14];[.W14];[.AA14];[.AE14];[.AI14];[.AM14];[.AQ14])" office:value-type="float" office:value="4.05845522880554" calcext:value-type="float">
            <text:p>4,05845522880554</text:p>
          </table:table-cell>
          <table:table-cell table:formula="of:=MIN([.C14];[.G14];[.K14];[.O14];[.S14];[.W14];[.AA14];[.AE14];[.AI14];[.AM14];[.AQ14])" office:value-type="float" office:value="3.12464594841003" calcext:value-type="float">
            <text:p>3,12464594841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3.62528014183044" calcext:value-type="float">
            <text:p>3,6252801418304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4.86400938034058" calcext:value-type="float">
            <text:p>4,8640093803405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4.73479127883911" calcext:value-type="float">
            <text:p>4,7347912788391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4.77626061439514" calcext:value-type="float">
            <text:p>4,7762606143951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5.15244269371033" calcext:value-type="float">
            <text:p>5,1524426937103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5.66890168190002" calcext:value-type="float">
            <text:p>5,6689016819000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4.32992959022522" calcext:value-type="float">
            <text:p>4,3299295902252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5.09740781784058" calcext:value-type="float">
            <text:p>5,0974078178405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4.46200728416443" calcext:value-type="float">
            <text:p>4,4620072841644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5.44147896766663" calcext:value-type="float">
            <text:p>5,4414789676666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447" calcext:value-type="float">
            <text:p>1447</text:p>
          </table:table-cell>
          <table:table-cell office:value-type="float" office:value="4.68863081932068" calcext:value-type="float">
            <text:p>4,68863081932068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1447" calcext:value-type="float">
            <text:p>1447</text:p>
          </table:table-cell>
          <table:table-cell table:formula="of:=SUM([.C15];[.G15];[.K15];[.O15];[.S15];[.W15];[.AA15];[.AE15];[.AI15];[.AM15];[.AQ15]) / [.AW2]" office:value-type="float" office:value="4.80374002456665" calcext:value-type="float">
            <text:p>4,80374002456665</text:p>
          </table:table-cell>
          <table:table-cell table:number-columns-repeated="3"/>
          <table:table-cell table:formula="of:=MAX([.C15];[.G15];[.K15];[.O15];[.S15];[.W15];[.AA15];[.AE15];[.AI15];[.AM15];[.AQ15])" office:value-type="float" office:value="5.66890168190002" calcext:value-type="float">
            <text:p>5,66890168190002</text:p>
          </table:table-cell>
          <table:table-cell table:formula="of:=MIN([.C15];[.G15];[.K15];[.O15];[.S15];[.W15];[.AA15];[.AE15];[.AI15];[.AM15];[.AQ15])" office:value-type="float" office:value="3.62528014183044" calcext:value-type="float">
            <text:p>3,625280141830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2.79873633384705" calcext:value-type="float">
            <text:p>2,7987363338470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3.52070546150208" calcext:value-type="float">
            <text:p>3,5207054615020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3.2643780708313" calcext:value-type="float">
            <text:p>3,264378070831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3.33100605010986" calcext:value-type="float">
            <text:p>3,3310060501098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3.4307062625885" calcext:value-type="float">
            <text:p>3,430706262588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3.28591108322144" calcext:value-type="float">
            <text:p>3,2859110832214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3.3262984752655" calcext:value-type="float">
            <text:p>3,326298475265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3.37029385566711" calcext:value-type="float">
            <text:p>3,3702938556671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3.42542266845703" calcext:value-type="float">
            <text:p>3,4254226684570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3.3782172203064" calcext:value-type="float">
            <text:p>3,378217220306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933" calcext:value-type="float">
            <text:p>933</text:p>
          </table:table-cell>
          <table:table-cell office:value-type="float" office:value="2.81502771377563" calcext:value-type="float">
            <text:p>2,81502771377563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933" calcext:value-type="float">
            <text:p>933</text:p>
          </table:table-cell>
          <table:table-cell table:style-name="ce6" table:formula="of:=SUM([.C16];[.G16];[.K16];[.O16];[.S16];[.W16];[.AA16];[.AE16];[.AI16];[.AM16];[.AQ16]) / [.AW2]" office:value-type="float" office:value="3.26788210868835" calcext:value-type="float">
            <text:p>3,26788210868835</text:p>
          </table:table-cell>
          <table:table-cell table:number-columns-repeated="3"/>
          <table:table-cell table:formula="of:=MAX([.C16];[.G16];[.K16];[.O16];[.S16];[.W16];[.AA16];[.AE16];[.AI16];[.AM16];[.AQ16])" office:value-type="float" office:value="3.52070546150208" calcext:value-type="float">
            <text:p>3,52070546150208</text:p>
          </table:table-cell>
          <table:table-cell table:formula="of:=MIN([.C16];[.G16];[.K16];[.O16];[.S16];[.W16];[.AA16];[.AE16];[.AI16];[.AM16];[.AQ16])" office:value-type="float" office:value="2.79873633384705" calcext:value-type="float">
            <text:p>2,79873633384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3.43983030319214" calcext:value-type="float">
            <text:p>3,4398303031921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3.67771291732788" calcext:value-type="float">
            <text:p>3,6777129173278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4.13837337493897" calcext:value-type="float">
            <text:p>4,1383733749389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3.95309734344482" calcext:value-type="float">
            <text:p>3,9530973434448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4.07102513313293" calcext:value-type="float">
            <text:p>4,0710251331329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4.06544947624207" calcext:value-type="float">
            <text:p>4,0654494762420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3.94330167770386" calcext:value-type="float">
            <text:p>3,9433016777038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4.0268611907959" calcext:value-type="float">
            <text:p>4,026861190795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4.57471060752869" calcext:value-type="float">
            <text:p>4,5747106075286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3.69960522651672" calcext:value-type="float">
            <text:p>3,6996052265167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260" calcext:value-type="float">
            <text:p>1260</text:p>
          </table:table-cell>
          <table:table-cell office:value-type="float" office:value="3.85109567642212" calcext:value-type="float">
            <text:p>3,85109567642212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1260" calcext:value-type="float">
            <text:p>1260</text:p>
          </table:table-cell>
          <table:table-cell table:formula="of:=SUM([.C17];[.G17];[.K17];[.O17];[.S17];[.W17];[.AA17];[.AE17];[.AI17];[.AM17];[.AQ17]) / [.AW2]" office:value-type="float" office:value="3.94918753884055" calcext:value-type="float">
            <text:p>3,94918753884055</text:p>
          </table:table-cell>
          <table:table-cell table:number-columns-repeated="3"/>
          <table:table-cell table:formula="of:=MAX([.C17];[.G17];[.K17];[.O17];[.S17];[.W17];[.AA17];[.AE17];[.AI17];[.AM17];[.AQ17])" office:value-type="float" office:value="4.57471060752869" calcext:value-type="float">
            <text:p>4,57471060752869</text:p>
          </table:table-cell>
          <table:table-cell table:formula="of:=MIN([.C17];[.G17];[.K17];[.O17];[.S17];[.W17];[.AA17];[.AE17];[.AI17];[.AM17];[.AQ17])" office:value-type="float" office:value="3.43983030319214" calcext:value-type="float">
            <text:p>3,43983030319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3.65625166893005" calcext:value-type="float">
            <text:p>3,6562516689300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4.23649644851685" calcext:value-type="float">
            <text:p>4,2364964485168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4.03590774536133" calcext:value-type="float">
            <text:p>4,0359077453613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5.01252007484436" calcext:value-type="float">
            <text:p>5,0125200748443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4.19058036804199" calcext:value-type="float">
            <text:p>4,1905803680419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4.10518097877502" calcext:value-type="float">
            <text:p>4,1051809787750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3.93433475494385" calcext:value-type="float">
            <text:p>3,9343347549438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4.05180048942566" calcext:value-type="float">
            <text:p>4,0518004894256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4.34872269630432" calcext:value-type="float">
            <text:p>4,3487226963043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4.0902304649353" calcext:value-type="float">
            <text:p>4,090230464935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247" calcext:value-type="float">
            <text:p>1247</text:p>
          </table:table-cell>
          <table:table-cell office:value-type="float" office:value="4.19994163513184" calcext:value-type="float">
            <text:p>4,19994163513184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1247" calcext:value-type="float">
            <text:p>1247</text:p>
          </table:table-cell>
          <table:table-cell table:formula="of:=SUM([.C18];[.G18];[.K18];[.O18];[.S18];[.W18];[.AA18];[.AE18];[.AI18];[.AM18];[.AQ18]) / [.AW2]" office:value-type="float" office:value="4.16926975683733" calcext:value-type="float">
            <text:p>4,16926975683733</text:p>
          </table:table-cell>
          <table:table-cell table:number-columns-repeated="3"/>
          <table:table-cell table:formula="of:=MAX([.C18];[.G18];[.K18];[.O18];[.S18];[.W18];[.AA18];[.AE18];[.AI18];[.AM18];[.AQ18])" office:value-type="float" office:value="5.01252007484436" calcext:value-type="float">
            <text:p>5,01252007484436</text:p>
          </table:table-cell>
          <table:table-cell table:formula="of:=MIN([.C18];[.G18];[.K18];[.O18];[.S18];[.W18];[.AA18];[.AE18];[.AI18];[.AM18];[.AQ18])" office:value-type="float" office:value="3.65625166893005" calcext:value-type="float">
            <text:p>3,65625166893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2.65689635276794" calcext:value-type="float">
            <text:p>2,6568963527679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2.47063279151916" calcext:value-type="float">
            <text:p>2,4706327915191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2.81891632080078" calcext:value-type="float">
            <text:p>2,8189163208007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2.62436723709106" calcext:value-type="float">
            <text:p>2,6243672370910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2.87329959869385" calcext:value-type="float">
            <text:p>2,8732995986938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2.77221322059631" calcext:value-type="float">
            <text:p>2,77221322059631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2.76788520812988" calcext:value-type="float">
            <text:p>2,7678852081298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2.92614531517029" calcext:value-type="float">
            <text:p>2,9261453151702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3.01373195648193" calcext:value-type="float">
            <text:p>3,0137319564819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3.22138237953186" calcext:value-type="float">
            <text:p>3,2213823795318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612" calcext:value-type="float">
            <text:p>612</text:p>
          </table:table-cell>
          <table:table-cell office:value-type="float" office:value="3.21620297431946" calcext:value-type="float">
            <text:p>3,21620297431946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612" calcext:value-type="float">
            <text:p>612</text:p>
          </table:table-cell>
          <table:table-cell table:formula="of:=SUM([.C19];[.G19];[.K19];[.O19];[.S19];[.W19];[.AA19];[.AE19];[.AI19];[.AM19];[.AQ19]) / [.AW2]" office:value-type="float" office:value="2.85106121410023" calcext:value-type="float">
            <text:p>2,85106121410023</text:p>
          </table:table-cell>
          <table:table-cell table:number-columns-repeated="3"/>
          <table:table-cell table:formula="of:=MAX([.C19];[.G19];[.K19];[.O19];[.S19];[.W19];[.AA19];[.AE19];[.AI19];[.AM19];[.AQ19])" office:value-type="float" office:value="3.22138237953186" calcext:value-type="float">
            <text:p>3,22138237953186</text:p>
          </table:table-cell>
          <table:table-cell table:formula="of:=MIN([.C19];[.G19];[.K19];[.O19];[.S19];[.W19];[.AA19];[.AE19];[.AI19];[.AM19];[.AQ19])" office:value-type="float" office:value="2.47063279151916" calcext:value-type="float">
            <text:p>2,47063279151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4.21775102615356" calcext:value-type="float">
            <text:p>4,2177510261535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4.60513782501221" calcext:value-type="float">
            <text:p>4,6051378250122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4.55318069458008" calcext:value-type="float">
            <text:p>4,5531806945800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4.24482011795044" calcext:value-type="float">
            <text:p>4,2448201179504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4.50879549980164" calcext:value-type="float">
            <text:p>4,5087954998016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4.58581948280335" calcext:value-type="float">
            <text:p>4,5858194828033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4.48731374740601" calcext:value-type="float">
            <text:p>4,4873137474060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4.52750587463379" calcext:value-type="float">
            <text:p>4,5275058746337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4.63455367088318" calcext:value-type="float">
            <text:p>4,6345536708831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5.73941564559937" calcext:value-type="float">
            <text:p>5,7394156455993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87" calcext:value-type="float">
            <text:p>1287</text:p>
          </table:table-cell>
          <table:table-cell office:value-type="float" office:value="4.37010598182678" calcext:value-type="float">
            <text:p>4,37010598182678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1287" calcext:value-type="float">
            <text:p>1287</text:p>
          </table:table-cell>
          <table:table-cell table:formula="of:=SUM([.C20];[.G20];[.K20];[.O20];[.S20];[.W20];[.AA20];[.AE20];[.AI20];[.AM20];[.AQ20]) / [.AW2]" office:value-type="float" office:value="4.5885817787864" calcext:value-type="float">
            <text:p>4,5885817787864</text:p>
          </table:table-cell>
          <table:table-cell table:number-columns-repeated="3"/>
          <table:table-cell table:formula="of:=MAX([.C20];[.G20];[.K20];[.O20];[.S20];[.W20];[.AA20];[.AE20];[.AI20];[.AM20];[.AQ20])" office:value-type="float" office:value="5.73941564559937" calcext:value-type="float">
            <text:p>5,73941564559937</text:p>
          </table:table-cell>
          <table:table-cell table:formula="of:=MIN([.C20];[.G20];[.K20];[.O20];[.S20];[.W20];[.AA20];[.AE20];[.AI20];[.AM20];[.AQ20])" office:value-type="float" office:value="4.21775102615356" calcext:value-type="float">
            <text:p>4,21775102615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3.18248629570007" calcext:value-type="float">
            <text:p>3,1824862957000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3.71565675735474" calcext:value-type="float">
            <text:p>3,7156567573547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3.62526869773865" calcext:value-type="float">
            <text:p>3,6252686977386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4.30555295944214" calcext:value-type="float">
            <text:p>4,3055529594421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3.56756734848022" calcext:value-type="float">
            <text:p>3,5675673484802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4.37477540969849" calcext:value-type="float">
            <text:p>4,3747754096984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3.57638788223267" calcext:value-type="float">
            <text:p>3,5763878822326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3.66459441184998" calcext:value-type="float">
            <text:p>3,6645944118499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3.65155172348022" calcext:value-type="float">
            <text:p>3,6515517234802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3.7927463054657" calcext:value-type="float">
            <text:p>3,792746305465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811" calcext:value-type="float">
            <text:p>811</text:p>
          </table:table-cell>
          <table:table-cell office:value-type="float" office:value="3.84252023696899" calcext:value-type="float">
            <text:p>3,84252023696899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811" calcext:value-type="float">
            <text:p>811</text:p>
          </table:table-cell>
          <table:table-cell table:formula="of:=SUM([.C21];[.G21];[.K21];[.O21];[.S21];[.W21];[.AA21];[.AE21];[.AI21];[.AM21];[.AQ21]) / [.AW2]" office:value-type="float" office:value="3.75446436621926" calcext:value-type="float">
            <text:p>3,75446436621926</text:p>
          </table:table-cell>
          <table:table-cell table:number-columns-repeated="3"/>
          <table:table-cell table:formula="of:=MAX([.C21];[.G21];[.K21];[.O21];[.S21];[.W21];[.AA21];[.AE21];[.AI21];[.AM21];[.AQ21])" office:value-type="float" office:value="4.37477540969849" calcext:value-type="float">
            <text:p>4,37477540969849</text:p>
          </table:table-cell>
          <table:table-cell table:formula="of:=MIN([.C21];[.G21];[.K21];[.O21];[.S21];[.W21];[.AA21];[.AE21];[.AI21];[.AM21];[.AQ21])" office:value-type="float" office:value="3.18248629570007" calcext:value-type="float">
            <text:p>3,18248629570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3.02687907218933" calcext:value-type="float">
            <text:p>3,0268790721893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4.05415725708008" calcext:value-type="float">
            <text:p>4,0541572570800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3.57778859138489" calcext:value-type="float">
            <text:p>3,5777885913848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3.89770579338074" calcext:value-type="float">
            <text:p>3,8977057933807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3.69648933410645" calcext:value-type="float">
            <text:p>3,6964893341064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4.16470623016357" calcext:value-type="float">
            <text:p>4,1647062301635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3.70987963676453" calcext:value-type="float">
            <text:p>3,7098796367645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3.56802439689636" calcext:value-type="float">
            <text:p>3,5680243968963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3.46646213531494" calcext:value-type="float">
            <text:p>3,4664621353149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4.08224654197693" calcext:value-type="float">
            <text:p>4,0822465419769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900" calcext:value-type="float">
            <text:p>900</text:p>
          </table:table-cell>
          <table:table-cell office:value-type="float" office:value="4.24224448204041" calcext:value-type="float">
            <text:p>4,24224448204041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900" calcext:value-type="float">
            <text:p>900</text:p>
          </table:table-cell>
          <table:table-cell table:formula="of:=SUM([.C22];[.G22];[.K22];[.O22];[.S22];[.W22];[.AA22];[.AE22];[.AI22];[.AM22];[.AQ22]) / [.AW2]" office:value-type="float" office:value="3.77150758829984" calcext:value-type="float">
            <text:p>3,77150758829984</text:p>
          </table:table-cell>
          <table:table-cell table:number-columns-repeated="3"/>
          <table:table-cell table:formula="of:=MAX([.C22];[.G22];[.K22];[.O22];[.S22];[.W22];[.AA22];[.AE22];[.AI22];[.AM22];[.AQ22])" office:value-type="float" office:value="4.24224448204041" calcext:value-type="float">
            <text:p>4,24224448204041</text:p>
          </table:table-cell>
          <table:table-cell table:formula="of:=MIN([.C22];[.G22];[.K22];[.O22];[.S22];[.W22];[.AA22];[.AE22];[.AI22];[.AM22];[.AQ22])" office:value-type="float" office:value="3.02687907218933" calcext:value-type="float">
            <text:p>3,02687907218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2.53921151161194" calcext:value-type="float">
            <text:p>2,5392115116119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3.16671299934387" calcext:value-type="float">
            <text:p>3,1667129993438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3.10360741615295" calcext:value-type="float">
            <text:p>3,1036074161529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3.39343810081482" calcext:value-type="float">
            <text:p>3,3934381008148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3.11463665962219" calcext:value-type="float">
            <text:p>3,11463665962219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3.45314431190491" calcext:value-type="float">
            <text:p>3,4531443119049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2.9844343662262" calcext:value-type="float">
            <text:p>2,984434366226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3.07793426513672" calcext:value-type="float">
            <text:p>3,0779342651367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3.28484344482422" calcext:value-type="float">
            <text:p>3,2848434448242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2.75064754486084" calcext:value-type="float">
            <text:p>2,75064754486084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901" calcext:value-type="float">
            <text:p>901</text:p>
          </table:table-cell>
          <table:table-cell office:value-type="float" office:value="2.87151551246643" calcext:value-type="float">
            <text:p>2,87151551246643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901" calcext:value-type="float">
            <text:p>901</text:p>
          </table:table-cell>
          <table:table-cell table:formula="of:=SUM([.C23];[.G23];[.K23];[.O23];[.S23];[.W23];[.AA23];[.AE23];[.AI23];[.AM23];[.AQ23]) / [.AW2]" office:value-type="float" office:value="3.06728419390592" calcext:value-type="float">
            <text:p>3,06728419390592</text:p>
          </table:table-cell>
          <table:table-cell table:number-columns-repeated="3"/>
          <table:table-cell table:formula="of:=MAX([.C23];[.G23];[.K23];[.O23];[.S23];[.W23];[.AA23];[.AE23];[.AI23];[.AM23];[.AQ23])" office:value-type="float" office:value="3.45314431190491" calcext:value-type="float">
            <text:p>3,45314431190491</text:p>
          </table:table-cell>
          <table:table-cell table:formula="of:=MIN([.C23];[.G23];[.K23];[.O23];[.S23];[.W23];[.AA23];[.AE23];[.AI23];[.AM23];[.AQ23])" office:value-type="float" office:value="2.53921151161194" calcext:value-type="float">
            <text:p>2,53921151161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3.47501587867737" calcext:value-type="float">
            <text:p>3,4750158786773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4.18327689170837" calcext:value-type="float">
            <text:p>4,1832768917083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4.04948544502258" calcext:value-type="float">
            <text:p>4,0494854450225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4.65521502494812" calcext:value-type="float">
            <text:p>4,6552150249481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3.90969681739807" calcext:value-type="float">
            <text:p>3,9096968173980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4.12830901145935" calcext:value-type="float">
            <text:p>4,1283090114593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3.7738630771637" calcext:value-type="float">
            <text:p>3,773863077163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4.01893162727356" calcext:value-type="float">
            <text:p>4,0189316272735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4.33937072753906" calcext:value-type="float">
            <text:p>4,3393707275390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4.05155324935913" calcext:value-type="float">
            <text:p>4,0515532493591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285" calcext:value-type="float">
            <text:p>1285</text:p>
          </table:table-cell>
          <table:table-cell office:value-type="float" office:value="3.98931574821472" calcext:value-type="float">
            <text:p>3,98931574821472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1285" calcext:value-type="float">
            <text:p>1285</text:p>
          </table:table-cell>
          <table:table-cell table:formula="of:=SUM([.C24];[.G24];[.K24];[.O24];[.S24];[.W24];[.AA24];[.AE24];[.AI24];[.AM24];[.AQ24]) / [.AW2]" office:value-type="float" office:value="4.052184863524" calcext:value-type="float">
            <text:p>4,052184863524</text:p>
          </table:table-cell>
          <table:table-cell table:number-columns-repeated="3"/>
          <table:table-cell table:formula="of:=MAX([.C24];[.G24];[.K24];[.O24];[.S24];[.W24];[.AA24];[.AE24];[.AI24];[.AM24];[.AQ24])" office:value-type="float" office:value="4.65521502494812" calcext:value-type="float">
            <text:p>4,65521502494812</text:p>
          </table:table-cell>
          <table:table-cell table:formula="of:=MIN([.C24];[.G24];[.K24];[.O24];[.S24];[.W24];[.AA24];[.AE24];[.AI24];[.AM24];[.AQ24])" office:value-type="float" office:value="3.47501587867737" calcext:value-type="float">
            <text:p>3,47501587867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4.09003782272339" calcext:value-type="float">
            <text:p>4,0900378227233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4.32379865646362" calcext:value-type="float">
            <text:p>4,3237986564636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4.85238766670227" calcext:value-type="float">
            <text:p>4,8523876667022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4.46185660362244" calcext:value-type="float">
            <text:p>4,4618566036224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4.29873323440552" calcext:value-type="float">
            <text:p>4,2987332344055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5.0581226348877" calcext:value-type="float">
            <text:p>5,058122634887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4.16761040687561" calcext:value-type="float">
            <text:p>4,1676104068756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4.32176971435547" calcext:value-type="float">
            <text:p>4,3217697143554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4.52930307388306" calcext:value-type="float">
            <text:p>4,5293030738830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5.01280665397644" calcext:value-type="float">
            <text:p>5,0128066539764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055" calcext:value-type="float">
            <text:p>1055</text:p>
          </table:table-cell>
          <table:table-cell office:value-type="float" office:value="5.32988786697388" calcext:value-type="float">
            <text:p>5,32988786697388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1055" calcext:value-type="float">
            <text:p>1055</text:p>
          </table:table-cell>
          <table:table-cell table:formula="of:=SUM([.C25];[.G25];[.K25];[.O25];[.S25];[.W25];[.AA25];[.AE25];[.AI25];[.AM25];[.AQ25]) / [.AW2]" office:value-type="float" office:value="4.58602857589722" calcext:value-type="float">
            <text:p>4,58602857589722</text:p>
          </table:table-cell>
          <table:table-cell table:number-columns-repeated="3"/>
          <table:table-cell table:formula="of:=MAX([.C25];[.G25];[.K25];[.O25];[.S25];[.W25];[.AA25];[.AE25];[.AI25];[.AM25];[.AQ25])" office:value-type="float" office:value="5.32988786697388" calcext:value-type="float">
            <text:p>5,32988786697388</text:p>
          </table:table-cell>
          <table:table-cell table:formula="of:=MIN([.C25];[.G25];[.K25];[.O25];[.S25];[.W25];[.AA25];[.AE25];[.AI25];[.AM25];[.AQ25])" office:value-type="float" office:value="4.09003782272339" calcext:value-type="float">
            <text:p>4,09003782272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2.84140205383301" calcext:value-type="float">
            <text:p>2,8414020538330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3.64040851593018" calcext:value-type="float">
            <text:p>3,6404085159301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3.55581402778625" calcext:value-type="float">
            <text:p>3,5558140277862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3.72917175292969" calcext:value-type="float">
            <text:p>3,7291717529296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3.91451525688171" calcext:value-type="float">
            <text:p>3,9145152568817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3.56346893310547" calcext:value-type="float">
            <text:p>3,5634689331054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3.43356323242187" calcext:value-type="float">
            <text:p>3,4335632324218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3.4870297908783" calcext:value-type="float">
            <text:p>3,487029790878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3.69530868530273" calcext:value-type="float">
            <text:p>3,6953086853027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3.35844039916992" calcext:value-type="float">
            <text:p>3,3584403991699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867" calcext:value-type="float">
            <text:p>867</text:p>
          </table:table-cell>
          <table:table-cell office:value-type="float" office:value="4.03012776374817" calcext:value-type="float">
            <text:p>4,03012776374817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867" calcext:value-type="float">
            <text:p>867</text:p>
          </table:table-cell>
          <table:table-cell table:formula="of:=SUM([.C26];[.G26];[.K26];[.O26];[.S26];[.W26];[.AA26];[.AE26];[.AI26];[.AM26];[.AQ26]) / [.AW2]" office:value-type="float" office:value="3.56811367381703" calcext:value-type="float">
            <text:p>3,56811367381703</text:p>
          </table:table-cell>
          <table:table-cell table:number-columns-repeated="3"/>
          <table:table-cell table:formula="of:=MAX([.C26];[.G26];[.K26];[.O26];[.S26];[.W26];[.AA26];[.AE26];[.AI26];[.AM26];[.AQ26])" office:value-type="float" office:value="4.03012776374817" calcext:value-type="float">
            <text:p>4,03012776374817</text:p>
          </table:table-cell>
          <table:table-cell table:formula="of:=MIN([.C26];[.G26];[.K26];[.O26];[.S26];[.W26];[.AA26];[.AE26];[.AI26];[.AM26];[.AQ26])" office:value-type="float" office:value="2.84140205383301" calcext:value-type="float">
            <text:p>2,841402053833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2.88827896118164" calcext:value-type="float">
            <text:p>2,8882789611816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3.74279999732971" calcext:value-type="float">
            <text:p>3,7427999973297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3.61094617843628" calcext:value-type="float">
            <text:p>3,6109461784362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3.57721185684204" calcext:value-type="float">
            <text:p>3,5772118568420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3.63371849060059" calcext:value-type="float">
            <text:p>3,6337184906005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3.95493388175964" calcext:value-type="float">
            <text:p>3,9549338817596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3.47760009765625" calcext:value-type="float">
            <text:p>3,4776000976562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3.48052525520325" calcext:value-type="float">
            <text:p>3,4805252552032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3.60198187828064" calcext:value-type="float">
            <text:p>3,6019818782806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3.4875180721283" calcext:value-type="float">
            <text:p>3,487518072128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951" calcext:value-type="float">
            <text:p>951</text:p>
          </table:table-cell>
          <table:table-cell office:value-type="float" office:value="3.43706631660461" calcext:value-type="float">
            <text:p>3,43706631660461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951" calcext:value-type="float">
            <text:p>951</text:p>
          </table:table-cell>
          <table:table-cell table:formula="of:=SUM([.C27];[.G27];[.K27];[.O27];[.S27];[.W27];[.AA27];[.AE27];[.AI27];[.AM27];[.AQ27]) / [.AW2]" office:value-type="float" office:value="3.53568918054754" calcext:value-type="float">
            <text:p>3,53568918054754</text:p>
          </table:table-cell>
          <table:table-cell table:number-columns-repeated="3"/>
          <table:table-cell table:formula="of:=MAX([.C27];[.G27];[.K27];[.O27];[.S27];[.W27];[.AA27];[.AE27];[.AI27];[.AM27];[.AQ27])" office:value-type="float" office:value="3.95493388175964" calcext:value-type="float">
            <text:p>3,95493388175964</text:p>
          </table:table-cell>
          <table:table-cell table:formula="of:=MIN([.C27];[.G27];[.K27];[.O27];[.S27];[.W27];[.AA27];[.AE27];[.AI27];[.AM27];[.AQ27])" office:value-type="float" office:value="2.88827896118164" calcext:value-type="float">
            <text:p>2,88827896118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3.76789331436157" calcext:value-type="float">
            <text:p>3,7678933143615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4.21255159378052" calcext:value-type="float">
            <text:p>4,2125515937805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4.68946194648743" calcext:value-type="float">
            <text:p>4,6894619464874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4.60927224159241" calcext:value-type="float">
            <text:p>4,6092722415924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4.53956508636475" calcext:value-type="float">
            <text:p>4,5395650863647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5.65828680992126" calcext:value-type="float">
            <text:p>5,6582868099212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5.01394200325012" calcext:value-type="float">
            <text:p>5,0139420032501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4.79527544975281" calcext:value-type="float">
            <text:p>4,7952754497528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4.42168593406677" calcext:value-type="float">
            <text:p>4,4216859340667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3.92994499206543" calcext:value-type="float">
            <text:p>3,9299449920654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216" calcext:value-type="float">
            <text:p>1216</text:p>
          </table:table-cell>
          <table:table-cell office:value-type="float" office:value="5.03903007507324" calcext:value-type="float">
            <text:p>5,03903007507324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1216" calcext:value-type="float">
            <text:p>1216</text:p>
          </table:table-cell>
          <table:table-cell table:formula="of:=SUM([.C28];[.G28];[.K28];[.O28];[.S28];[.W28];[.AA28];[.AE28];[.AI28];[.AM28];[.AQ28]) / [.AW2]" office:value-type="float" office:value="4.6069917678833" calcext:value-type="float">
            <text:p>4,6069917678833</text:p>
          </table:table-cell>
          <table:table-cell table:number-columns-repeated="3"/>
          <table:table-cell table:formula="of:=MAX([.C28];[.G28];[.K28];[.O28];[.S28];[.W28];[.AA28];[.AE28];[.AI28];[.AM28];[.AQ28])" office:value-type="float" office:value="5.65828680992126" calcext:value-type="float">
            <text:p>5,65828680992126</text:p>
          </table:table-cell>
          <table:table-cell table:formula="of:=MIN([.C28];[.G28];[.K28];[.O28];[.S28];[.W28];[.AA28];[.AE28];[.AI28];[.AM28];[.AQ28])" office:value-type="float" office:value="3.76789331436157" calcext:value-type="float">
            <text:p>3,76789331436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4.18179082870483" calcext:value-type="float">
            <text:p>4,1817908287048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4.96057891845703" calcext:value-type="float">
            <text:p>4,9605789184570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4.833899974823" calcext:value-type="float">
            <text:p>4,83389997482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5.01942992210388" calcext:value-type="float">
            <text:p>5,0194299221038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5.09342455863953" calcext:value-type="float">
            <text:p>5,0934245586395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4.9807596206665" calcext:value-type="float">
            <text:p>4,980759620666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4.80490207672119" calcext:value-type="float">
            <text:p>4,8049020767211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5.20991826057434" calcext:value-type="float">
            <text:p>5,2099182605743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5.00545191764832" calcext:value-type="float">
            <text:p>5,0054519176483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4.45314908027649" calcext:value-type="float">
            <text:p>4,4531490802764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2" calcext:value-type="float">
            <text:p>1022</text:p>
          </table:table-cell>
          <table:table-cell office:value-type="float" office:value="5.01531982421875" calcext:value-type="float">
            <text:p>5,01531982421875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1022" calcext:value-type="float">
            <text:p>1022</text:p>
          </table:table-cell>
          <table:table-cell table:formula="of:=SUM([.C29];[.G29];[.K29];[.O29];[.S29];[.W29];[.AA29];[.AE29];[.AI29];[.AM29];[.AQ29]) / [.AW2]" office:value-type="float" office:value="4.86896590753035" calcext:value-type="float">
            <text:p>4,86896590753035</text:p>
          </table:table-cell>
          <table:table-cell table:number-columns-repeated="3"/>
          <table:table-cell table:formula="of:=MAX([.C29];[.G29];[.K29];[.O29];[.S29];[.W29];[.AA29];[.AE29];[.AI29];[.AM29];[.AQ29])" office:value-type="float" office:value="5.20991826057434" calcext:value-type="float">
            <text:p>5,20991826057434</text:p>
          </table:table-cell>
          <table:table-cell table:formula="of:=MIN([.C29];[.G29];[.K29];[.O29];[.S29];[.W29];[.AA29];[.AE29];[.AI29];[.AM29];[.AQ29])" office:value-type="float" office:value="4.18179082870483" calcext:value-type="float">
            <text:p>4,18179082870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3.18349027633667" calcext:value-type="float">
            <text:p>3,1834902763366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3.71235418319702" calcext:value-type="float">
            <text:p>3,71235418319702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3.76444244384766" calcext:value-type="float">
            <text:p>3,7644424438476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3.91148447990417" calcext:value-type="float">
            <text:p>3,9114844799041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3.69492053985596" calcext:value-type="float">
            <text:p>3,6949205398559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3.57063674926758" calcext:value-type="float">
            <text:p>3,5706367492675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3.93928360939026" calcext:value-type="float">
            <text:p>3,9392836093902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4.42901849746704" calcext:value-type="float">
            <text:p>4,4290184974670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3.84505367279053" calcext:value-type="float">
            <text:p>3,8450536727905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3.9222514629364" calcext:value-type="float">
            <text:p>3,922251462936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91" calcext:value-type="float">
            <text:p>891</text:p>
          </table:table-cell>
          <table:table-cell office:value-type="float" office:value="3.55983352661133" calcext:value-type="float">
            <text:p>3,55983352661133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891" calcext:value-type="float">
            <text:p>891</text:p>
          </table:table-cell>
          <table:table-cell table:formula="of:=SUM([.C30];[.G30];[.K30];[.O30];[.S30];[.W30];[.AA30];[.AE30];[.AI30];[.AM30];[.AQ30]) / [.AW2]" office:value-type="float" office:value="3.77570631287315" calcext:value-type="float">
            <text:p>3,77570631287315</text:p>
          </table:table-cell>
          <table:table-cell table:number-columns-repeated="3"/>
          <table:table-cell table:formula="of:=MAX([.C30];[.G30];[.K30];[.O30];[.S30];[.W30];[.AA30];[.AE30];[.AI30];[.AM30];[.AQ30])" office:value-type="float" office:value="4.42901849746704" calcext:value-type="float">
            <text:p>4,42901849746704</text:p>
          </table:table-cell>
          <table:table-cell table:formula="of:=MIN([.C30];[.G30];[.K30];[.O30];[.S30];[.W30];[.AA30];[.AE30];[.AI30];[.AM30];[.AQ30])" office:value-type="float" office:value="3.18349027633667" calcext:value-type="float">
            <text:p>3,18349027633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3.9893364906311" calcext:value-type="float">
            <text:p>3,989336490631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5.33464193344116" calcext:value-type="float">
            <text:p>5,3346419334411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4.76607155799866" calcext:value-type="float">
            <text:p>4,7660715579986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4.98373627662659" calcext:value-type="float">
            <text:p>4,9837362766265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4.76286792755127" calcext:value-type="float">
            <text:p>4,7628679275512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5.45121693611145" calcext:value-type="float">
            <text:p>5,4512169361114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5.63243460655212" calcext:value-type="float">
            <text:p>5,6324346065521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4.87779664993286" calcext:value-type="float">
            <text:p>4,8777966499328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5.08943939208984" calcext:value-type="float">
            <text:p>5,0894393920898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4.62545371055603" calcext:value-type="float">
            <text:p>4,6254537105560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28" calcext:value-type="float">
            <text:p>1028</text:p>
          </table:table-cell>
          <table:table-cell office:value-type="float" office:value="4.82462477684021" calcext:value-type="float">
            <text:p>4,82462477684021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1028" calcext:value-type="float">
            <text:p>1028</text:p>
          </table:table-cell>
          <table:table-cell table:formula="of:=SUM([.C31];[.G31];[.K31];[.O31];[.S31];[.W31];[.AA31];[.AE31];[.AI31];[.AM31];[.AQ31]) / [.AW2]" office:value-type="float" office:value="4.9397836598483" calcext:value-type="float">
            <text:p>4,9397836598483</text:p>
          </table:table-cell>
          <table:table-cell table:number-columns-repeated="3"/>
          <table:table-cell table:formula="of:=MAX([.C31];[.G31];[.K31];[.O31];[.S31];[.W31];[.AA31];[.AE31];[.AI31];[.AM31];[.AQ31])" office:value-type="float" office:value="5.63243460655212" calcext:value-type="float">
            <text:p>5,63243460655212</text:p>
          </table:table-cell>
          <table:table-cell table:formula="of:=MIN([.C31];[.G31];[.K31];[.O31];[.S31];[.W31];[.AA31];[.AE31];[.AI31];[.AM31];[.AQ31])" office:value-type="float" office:value="3.9893364906311" calcext:value-type="float">
            <text:p>3,9893364906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4.12300491333008" calcext:value-type="float">
            <text:p>4,1230049133300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4.87166547775269" calcext:value-type="float">
            <text:p>4,8716654777526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4.84361410140991" calcext:value-type="float">
            <text:p>4,8436141014099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5.02303910255432" calcext:value-type="float">
            <text:p>5,0230391025543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5.34180903434753" calcext:value-type="float">
            <text:p>5,3418090343475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6.17813491821289" calcext:value-type="float">
            <text:p>6,1781349182128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4.71126246452332" calcext:value-type="float">
            <text:p>4,71126246452332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5.06519746780396" calcext:value-type="float">
            <text:p>5,0651974678039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6.11782264709473" calcext:value-type="float">
            <text:p>6,1178226470947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5.14256739616394" calcext:value-type="float">
            <text:p>5,1425673961639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301" calcext:value-type="float">
            <text:p>1301</text:p>
          </table:table-cell>
          <table:table-cell office:value-type="float" office:value="5.46355748176575" calcext:value-type="float">
            <text:p>5,46355748176575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1301" calcext:value-type="float">
            <text:p>1301</text:p>
          </table:table-cell>
          <table:table-cell table:formula="of:=SUM([.C32];[.G32];[.K32];[.O32];[.S32];[.W32];[.AA32];[.AE32];[.AI32];[.AM32];[.AQ32]) / [.AW2]" office:value-type="float" office:value="5.17106136408719" calcext:value-type="float">
            <text:p>5,17106136408719</text:p>
          </table:table-cell>
          <table:table-cell table:number-columns-repeated="3"/>
          <table:table-cell table:formula="of:=MAX([.C32];[.G32];[.K32];[.O32];[.S32];[.W32];[.AA32];[.AE32];[.AI32];[.AM32];[.AQ32])" office:value-type="float" office:value="6.17813491821289" calcext:value-type="float">
            <text:p>6,17813491821289</text:p>
          </table:table-cell>
          <table:table-cell table:formula="of:=MIN([.C32];[.G32];[.K32];[.O32];[.S32];[.W32];[.AA32];[.AE32];[.AI32];[.AM32];[.AQ32])" office:value-type="float" office:value="4.12300491333008" calcext:value-type="float">
            <text:p>4,12300491333008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32])" office:value-type="float" office:value="105.547559738159" calcext:value-type="float">
            <text:p>105,54755973815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32])" office:value-type="float" office:value="130.370311737061" calcext:value-type="float">
            <text:p>130,37031173706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32])" office:value-type="float" office:value="122.038365840912" calcext:value-type="float">
            <text:p>122,03836584091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32])" office:value-type="float" office:value="125.038100719452" calcext:value-type="float">
            <text:p>125,03810071945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32])" office:value-type="float" office:value="125.728004455566" calcext:value-type="float">
            <text:p>125,72800445556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32])" office:value-type="float" office:value="131.158811807632" calcext:value-type="float">
            <text:p>131,15881180763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32])" office:value-type="float" office:value="120.808952569962" calcext:value-type="float">
            <text:p>120,80895256996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32])" office:value-type="float" office:value="123.229442358017" calcext:value-type="float">
            <text:p>123,22944235801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32])" office:value-type="float" office:value="128.459351062775" calcext:value-type="float">
            <text:p>128,45935106277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32])" office:value-type="float" office:value="125.160940885544" calcext:value-type="float">
            <text:p>125,16094088554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32])" office:value-type="float" office:value="125.675135374069" calcext:value-type="float">
            <text:p>125,67513537406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32])" office:value-type="float" office:value="123.928634231741" calcext:value-type="float">
            <text:p>123,928634231741</text:p>
          </table:table-cell>
          <table:table-cell table:number-columns-repeated="3"/>
          <table:table-cell table:style-name="ce5" office:value-type="string" calcext:value-type="string">
            <text:p>Pior caso</text:p>
          </table:table-cell>
          <table:table-cell table:style-name="ce5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32])" office:value-type="float" office:value="145.331107616425" calcext:value-type="float">
            <text:p>145,331107616425</text:p>
          </table:table-cell>
          <table:table-cell table:formula="of:=SUM([.AZ3:.AZ32])" office:value-type="float" office:value="104.817000627518" calcext:value-type="float">
            <text:p>104,817000627518</text:p>
          </table:table-cell>
          <table:table-cell table:number-columns-repeated="8"/>
        </table:table-row>
      </table:table>
      <table:table table:name="50_Janelas sup_0.006&amp;conf_0.9" table:style-name="ta1"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</text:p>
          </table:table-cell>
          <table:table-cell table:style-name="ce5"/>
          <table:table-cell table:style-name="ce5" office:value-type="string" calcext:value-type="string">
            <text:p>Janelas Média</text:p>
          </table:table-cell>
          <table:table-cell table:style-name="ce5" office:value-type="string" calcext:value-type="string">
            <text:p>Regras</text:p>
          </table:table-cell>
          <table:table-cell table:style-name="ce5" office:value-type="string" calcext:value-type="string">
            <text:p>Tempo de Execução Média</text:p>
          </table:table-cell>
          <table:table-cell table:style-name="ce5"/>
          <table:table-cell table:style-name="ce5" office:value-type="string" calcext:value-type="string">
            <text:p>Contador</text:p>
          </table:table-cell>
          <table:table-cell table:style-name="ce5"/>
          <table:table-cell table:style-name="ce5" office:value-type="string" calcext:value-type="string">
            <text:p>Limite Superior</text:p>
          </table:table-cell>
          <table:table-cell table:style-name="ce5" office:value-type="string" calcext:value-type="string">
            <text:p>Limite Inferior</text:p>
          </table:table-cell>
          <table:table-cell table:style-name="ce5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89.9156503677368" calcext:value-type="float">
            <text:p>89,915650367736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15.363019704819" calcext:value-type="float">
            <text:p>115,36301970481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99.9283225536346" calcext:value-type="float">
            <text:p>99,928322553634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0.076465129852" calcext:value-type="float">
            <text:p>100,07646512985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95.0832588672638" calcext:value-type="float">
            <text:p>95,083258867263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98.4556267261505" calcext:value-type="float">
            <text:p>98,455626726150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11.938104391098" calcext:value-type="float">
            <text:p>111,93810439109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5.04879450798" calcext:value-type="float">
            <text:p>105,0487945079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14.044338464737" calcext:value-type="float">
            <text:p>114,04433846473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2.961170434952" calcext:value-type="float">
            <text:p>102,96117043495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15" calcext:value-type="float">
            <text:p>915</text:p>
          </table:table-cell>
          <table:table-cell office:value-type="float" office:value="104.798455238342" calcext:value-type="float">
            <text:p>104,798455238342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15" calcext:value-type="float">
            <text:p>915</text:p>
          </table:table-cell>
          <table:table-cell table:formula="of:=SUM([.C2];[.G2];[.K2];[.O2];[.S2];[.W2];[.AA2];[.AE2];[.AI2];[.AM2];[.AQ2]) / [.AW2]" office:value-type="float" office:value="103.419382398779" calcext:value-type="float">
            <text:p>103,419382398779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115.363019704819" calcext:value-type="float">
            <text:p>115,363019704819</text:p>
          </table:table-cell>
          <table:table-cell table:formula="of:=MIN([.C2];[.G2];[.K2];[.O2];[.S2];[.W2];[.AA2];[.AE2];[.AI2];[.AM2];[.AQ2])" office:value-type="float" office:value="89.9156503677368" calcext:value-type="float">
            <text:p>89,9156503677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1.9737229347229" calcext:value-type="float">
            <text:p>1,973722934722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3.01359009742737" calcext:value-type="float">
            <text:p>3,0135900974273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2.03467106819153" calcext:value-type="float">
            <text:p>2,0346710681915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2.31099772453308" calcext:value-type="float">
            <text:p>2,3109977245330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2.18847632408142" calcext:value-type="float">
            <text:p>2,1884763240814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2.3718798160553" calcext:value-type="float">
            <text:p>2,371879816055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2.48431539535522" calcext:value-type="float">
            <text:p>2,4843153953552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2.27965259552002" calcext:value-type="float">
            <text:p>2,2796525955200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2.84669613838196" calcext:value-type="float">
            <text:p>2,8466961383819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2.23481488227844" calcext:value-type="float">
            <text:p>2,2348148822784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1247" calcext:value-type="float">
            <text:p>1247</text:p>
          </table:table-cell>
          <table:table-cell office:value-type="float" office:value="2.29994797706604" calcext:value-type="float">
            <text:p>2,29994797706604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1247" calcext:value-type="float">
            <text:p>1247</text:p>
          </table:table-cell>
          <table:table-cell table:formula="of:=SUM([.C3];[.G3];[.K3];[.O3];[.S3];[.W3];[.AA3];[.AE3];[.AI3];[.AM3];[.AQ3]) / [.AW2]" office:value-type="float" office:value="2.36716045032848" calcext:value-type="float">
            <text:p>2,36716045032848</text:p>
          </table:table-cell>
          <table:table-cell table:number-columns-repeated="3"/>
          <table:table-cell table:formula="of:=MAX([.C3];[.G3];[.K3];[.O3];[.S3];[.W3];[.AA3];[.AE3];[.AI3];[.AM3];[.AQ3])" office:value-type="float" office:value="3.01359009742737" calcext:value-type="float">
            <text:p>3,01359009742737</text:p>
          </table:table-cell>
          <table:table-cell table:formula="of:=MIN([.C3];[.G3];[.K3];[.O3];[.S3];[.W3];[.AA3];[.AE3];[.AI3];[.AM3];[.AQ3])" office:value-type="float" office:value="1.9737229347229" calcext:value-type="float">
            <text:p>1,9737229347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2.65190935134888" calcext:value-type="float">
            <text:p>2,6519093513488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4.138840675354" calcext:value-type="float">
            <text:p>4,13884067535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2.6184606552124" calcext:value-type="float">
            <text:p>2,618460655212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2.73680901527405" calcext:value-type="float">
            <text:p>2,7368090152740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2.3320300579071" calcext:value-type="float">
            <text:p>2,332030057907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2.92076420783997" calcext:value-type="float">
            <text:p>2,9207642078399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3.48747277259827" calcext:value-type="float">
            <text:p>3,4874727725982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2.92089915275574" calcext:value-type="float">
            <text:p>2,9208991527557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4.61162972450256" calcext:value-type="float">
            <text:p>4,6116297245025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3.64300918579102" calcext:value-type="float">
            <text:p>3,6430091857910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581" calcext:value-type="float">
            <text:p>1581</text:p>
          </table:table-cell>
          <table:table-cell office:value-type="float" office:value="2.98283123970032" calcext:value-type="float">
            <text:p>2,98283123970032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1581" calcext:value-type="float">
            <text:p>1581</text:p>
          </table:table-cell>
          <table:table-cell table:formula="of:=SUM([.C4];[.G4];[.K4];[.O4];[.S4];[.W4];[.AA4];[.AE4];[.AI4];[.AM4];[.AQ4]) / [.AW2]" office:value-type="float" office:value="3.18587782166221" calcext:value-type="float">
            <text:p>3,18587782166221</text:p>
          </table:table-cell>
          <table:table-cell table:number-columns-repeated="3"/>
          <table:table-cell table:formula="of:=MAX([.C4];[.G4];[.K4];[.O4];[.S4];[.W4];[.AA4];[.AE4];[.AI4];[.AM4];[.AQ4])" office:value-type="float" office:value="4.61162972450256" calcext:value-type="float">
            <text:p>4,61162972450256</text:p>
          </table:table-cell>
          <table:table-cell table:formula="of:=MIN([.C4];[.G4];[.K4];[.O4];[.S4];[.W4];[.AA4];[.AE4];[.AI4];[.AM4];[.AQ4])" office:value-type="float" office:value="2.3320300579071" calcext:value-type="float">
            <text:p>2,3320300579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2.87434363365173" calcext:value-type="float">
            <text:p>2,8743436336517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4.34577345848084" calcext:value-type="float">
            <text:p>4,3457734584808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2.75189828872681" calcext:value-type="float">
            <text:p>2,7518982887268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3.02338528633118" calcext:value-type="float">
            <text:p>3,0233852863311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2.79224109649658" calcext:value-type="float">
            <text:p>2,7922410964965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3.16434216499329" calcext:value-type="float">
            <text:p>3,1643421649932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3.21884226799011" calcext:value-type="float">
            <text:p>3,2188422679901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2.76078581809998" calcext:value-type="float">
            <text:p>2,7607858180999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3.26962232589722" calcext:value-type="float">
            <text:p>3,2696223258972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3.38194179534912" calcext:value-type="float">
            <text:p>3,3819417953491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37" calcext:value-type="float">
            <text:p>1337</text:p>
          </table:table-cell>
          <table:table-cell office:value-type="float" office:value="3.56957936286926" calcext:value-type="float">
            <text:p>3,56957936286926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337" calcext:value-type="float">
            <text:p>1337</text:p>
          </table:table-cell>
          <table:table-cell table:formula="of:=SUM([.C5];[.G5];[.K5];[.O5];[.S5];[.W5];[.AA5];[.AE5];[.AI5];[.AM5];[.AQ5]) / [.AW2]" office:value-type="float" office:value="3.19570504535328" calcext:value-type="float">
            <text:p>3,19570504535328</text:p>
          </table:table-cell>
          <table:table-cell table:number-columns-repeated="3"/>
          <table:table-cell table:formula="of:=MAX([.C5];[.G5];[.K5];[.O5];[.S5];[.W5];[.AA5];[.AE5];[.AI5];[.AM5];[.AQ5])" office:value-type="float" office:value="4.34577345848084" calcext:value-type="float">
            <text:p>4,34577345848084</text:p>
          </table:table-cell>
          <table:table-cell table:formula="of:=MIN([.C5];[.G5];[.K5];[.O5];[.S5];[.W5];[.AA5];[.AE5];[.AI5];[.AM5];[.AQ5])" office:value-type="float" office:value="2.75189828872681" calcext:value-type="float">
            <text:p>2,75189828872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1.89493441581726" calcext:value-type="float">
            <text:p>1,8949344158172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3.47791409492493" calcext:value-type="float">
            <text:p>3,4779140949249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2.30065870285034" calcext:value-type="float">
            <text:p>2,3006587028503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1.78015637397766" calcext:value-type="float">
            <text:p>1,7801563739776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2.34897947311401" calcext:value-type="float">
            <text:p>2,3489794731140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2.29838705062866" calcext:value-type="float">
            <text:p>2,2983870506286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2.44242334365845" calcext:value-type="float">
            <text:p>2,4424233436584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2.3240373134613" calcext:value-type="float">
            <text:p>2,324037313461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2.37130308151245" calcext:value-type="float">
            <text:p>2,3713030815124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1.90432453155518" calcext:value-type="float">
            <text:p>1,9043245315551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20" calcext:value-type="float">
            <text:p>1120</text:p>
          </table:table-cell>
          <table:table-cell office:value-type="float" office:value="2.43008661270142" calcext:value-type="float">
            <text:p>2,43008661270142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1120" calcext:value-type="float">
            <text:p>1120</text:p>
          </table:table-cell>
          <table:table-cell table:formula="of:=SUM([.C6];[.G6];[.K6];[.O6];[.S6];[.W6];[.AA6];[.AE6];[.AI6];[.AM6];[.AQ6]) / [.AW2]" office:value-type="float" office:value="2.3248368176547" calcext:value-type="float">
            <text:p>2,3248368176547</text:p>
          </table:table-cell>
          <table:table-cell table:number-columns-repeated="3"/>
          <table:table-cell table:formula="of:=MAX([.C6];[.G6];[.K6];[.O6];[.S6];[.W6];[.AA6];[.AE6];[.AI6];[.AM6];[.AQ6])" office:value-type="float" office:value="3.47791409492493" calcext:value-type="float">
            <text:p>3,47791409492493</text:p>
          </table:table-cell>
          <table:table-cell table:formula="of:=MIN([.C6];[.G6];[.K6];[.O6];[.S6];[.W6];[.AA6];[.AE6];[.AI6];[.AM6];[.AQ6])" office:value-type="float" office:value="1.78015637397766" calcext:value-type="float">
            <text:p>1,78015637397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2.39163303375244" calcext:value-type="float">
            <text:p>2,3916330337524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3.56525754928589" calcext:value-type="float">
            <text:p>3,5652575492858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2.89836740493774" calcext:value-type="float">
            <text:p>2,8983674049377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2.13989400863647" calcext:value-type="float">
            <text:p>2,1398940086364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2.33190608024597" calcext:value-type="float">
            <text:p>2,3319060802459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2.74461650848389" calcext:value-type="float">
            <text:p>2,7446165084838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2.61968469619751" calcext:value-type="float">
            <text:p>2,6196846961975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2.62516760826111" calcext:value-type="float">
            <text:p>2,6251676082611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2.91369128227234" calcext:value-type="float">
            <text:p>2,9136912822723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2.62380743026733" calcext:value-type="float">
            <text:p>2,6238074302673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267" calcext:value-type="float">
            <text:p>1267</text:p>
          </table:table-cell>
          <table:table-cell office:value-type="float" office:value="2.71882891654968" calcext:value-type="float">
            <text:p>2,71882891654968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267" calcext:value-type="float">
            <text:p>1267</text:p>
          </table:table-cell>
          <table:table-cell table:formula="of:=SUM([.C7];[.G7];[.K7];[.O7];[.S7];[.W7];[.AA7];[.AE7];[.AI7];[.AM7];[.AQ7]) / [.AW2]" office:value-type="float" office:value="2.68844131989912" calcext:value-type="float">
            <text:p>2,68844131989912</text:p>
          </table:table-cell>
          <table:table-cell table:number-columns-repeated="3"/>
          <table:table-cell table:formula="of:=MAX([.C7];[.G7];[.K7];[.O7];[.S7];[.W7];[.AA7];[.AE7];[.AI7];[.AM7];[.AQ7])" office:value-type="float" office:value="3.56525754928589" calcext:value-type="float">
            <text:p>3,56525754928589</text:p>
          </table:table-cell>
          <table:table-cell table:formula="of:=MIN([.C7];[.G7];[.K7];[.O7];[.S7];[.W7];[.AA7];[.AE7];[.AI7];[.AM7];[.AQ7])" office:value-type="float" office:value="2.13989400863647" calcext:value-type="float">
            <text:p>2,13989400863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2.10437369346619" calcext:value-type="float">
            <text:p>2,1043736934661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3.32407069206238" calcext:value-type="float">
            <text:p>3,3240706920623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2.71003985404968" calcext:value-type="float">
            <text:p>2,7100398540496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1.77919268608093" calcext:value-type="float">
            <text:p>1,7791926860809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2.51592612266541" calcext:value-type="float">
            <text:p>2,5159261226654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2.30520296096802" calcext:value-type="float">
            <text:p>2,3052029609680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2.20629239082336" calcext:value-type="float">
            <text:p>2,2062923908233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1.93189930915833" calcext:value-type="float">
            <text:p>1,9318993091583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2.2756016254425" calcext:value-type="float">
            <text:p>2,275601625442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2.64437437057495" calcext:value-type="float">
            <text:p>2,6443743705749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518" calcext:value-type="float">
            <text:p>1518</text:p>
          </table:table-cell>
          <table:table-cell office:value-type="float" office:value="2.21705007553101" calcext:value-type="float">
            <text:p>2,21705007553101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518" calcext:value-type="float">
            <text:p>1518</text:p>
          </table:table-cell>
          <table:table-cell table:formula="of:=SUM([.C8];[.G8];[.K8];[.O8];[.S8];[.W8];[.AA8];[.AE8];[.AI8];[.AM8];[.AQ8]) / [.AW2]" office:value-type="float" office:value="2.36491125280207" calcext:value-type="float">
            <text:p>2,36491125280207</text:p>
          </table:table-cell>
          <table:table-cell table:number-columns-repeated="3"/>
          <table:table-cell table:formula="of:=MAX([.C8];[.G8];[.K8];[.O8];[.S8];[.W8];[.AA8];[.AE8];[.AI8];[.AM8];[.AQ8])" office:value-type="float" office:value="3.32407069206238" calcext:value-type="float">
            <text:p>3,32407069206238</text:p>
          </table:table-cell>
          <table:table-cell table:formula="of:=MIN([.C8];[.G8];[.K8];[.O8];[.S8];[.W8];[.AA8];[.AE8];[.AI8];[.AM8];[.AQ8])" office:value-type="float" office:value="1.77919268608093" calcext:value-type="float">
            <text:p>1,77919268608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2.06251215934753" calcext:value-type="float">
            <text:p>2,0625121593475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3.19302868843079" calcext:value-type="float">
            <text:p>3,1930286884307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2.18032002449036" calcext:value-type="float">
            <text:p>2,1803200244903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1.97012877464294" calcext:value-type="float">
            <text:p>1,9701287746429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1.91626071929932" calcext:value-type="float">
            <text:p>1,9162607192993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1.99987196922302" calcext:value-type="float">
            <text:p>1,9998719692230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2.52960824966431" calcext:value-type="float">
            <text:p>2,5296082496643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2.52182865142822" calcext:value-type="float">
            <text:p>2,5218286514282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2.52758860588074" calcext:value-type="float">
            <text:p>2,5275886058807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2.39414143562317" calcext:value-type="float">
            <text:p>2,3941414356231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14" calcext:value-type="float">
            <text:p>1014</text:p>
          </table:table-cell>
          <table:table-cell office:value-type="float" office:value="2.42215633392334" calcext:value-type="float">
            <text:p>2,42215633392334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014" calcext:value-type="float">
            <text:p>1014</text:p>
          </table:table-cell>
          <table:table-cell table:formula="of:=SUM([.C9];[.G9];[.K9];[.O9];[.S9];[.W9];[.AA9];[.AE9];[.AI9];[.AM9];[.AQ9]) / [.AW2]" office:value-type="float" office:value="2.3379496010867" calcext:value-type="float">
            <text:p>2,3379496010867</text:p>
          </table:table-cell>
          <table:table-cell table:number-columns-repeated="3"/>
          <table:table-cell table:formula="of:=MAX([.C9];[.G9];[.K9];[.O9];[.S9];[.W9];[.AA9];[.AE9];[.AI9];[.AM9];[.AQ9])" office:value-type="float" office:value="3.19302868843079" calcext:value-type="float">
            <text:p>3,19302868843079</text:p>
          </table:table-cell>
          <table:table-cell table:formula="of:=MIN([.C9];[.G9];[.K9];[.O9];[.S9];[.W9];[.AA9];[.AE9];[.AI9];[.AM9];[.AQ9])" office:value-type="float" office:value="1.91626071929932" calcext:value-type="float">
            <text:p>1,91626071929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1.98665928840637" calcext:value-type="float">
            <text:p>1,9866592884063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2.5902681350708" calcext:value-type="float">
            <text:p>2,590268135070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1.81538820266724" calcext:value-type="float">
            <text:p>1,8153882026672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1.75306510925293" calcext:value-type="float">
            <text:p>1,7530651092529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1.86387753486633" calcext:value-type="float">
            <text:p>1,8638775348663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1.87764620780945" calcext:value-type="float">
            <text:p>1,8776462078094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2.06001687049866" calcext:value-type="float">
            <text:p>2,0600168704986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2.24039435386658" calcext:value-type="float">
            <text:p>2,2403943538665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2.29247450828552" calcext:value-type="float">
            <text:p>2,2924745082855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2.00007271766663" calcext:value-type="float">
            <text:p>2,0000727176666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896" calcext:value-type="float">
            <text:p>896</text:p>
          </table:table-cell>
          <table:table-cell office:value-type="float" office:value="2.00352668762207" calcext:value-type="float">
            <text:p>2,00352668762207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896" calcext:value-type="float">
            <text:p>896</text:p>
          </table:table-cell>
          <table:table-cell table:formula="of:=SUM([.C10];[.G10];[.K10];[.O10];[.S10];[.W10];[.AA10];[.AE10];[.AI10];[.AM10];[.AQ10]) / [.AW2]" office:value-type="float" office:value="2.0439445105466" calcext:value-type="float">
            <text:p>2,0439445105466</text:p>
          </table:table-cell>
          <table:table-cell table:number-columns-repeated="3"/>
          <table:table-cell table:formula="of:=MAX([.C10];[.G10];[.K10];[.O10];[.S10];[.W10];[.AA10];[.AE10];[.AI10];[.AM10];[.AQ10])" office:value-type="float" office:value="2.5902681350708" calcext:value-type="float">
            <text:p>2,5902681350708</text:p>
          </table:table-cell>
          <table:table-cell table:formula="of:=MIN([.C10];[.G10];[.K10];[.O10];[.S10];[.W10];[.AA10];[.AE10];[.AI10];[.AM10];[.AQ10])" office:value-type="float" office:value="1.75306510925293" calcext:value-type="float">
            <text:p>1,75306510925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1.91485190391541" calcext:value-type="float">
            <text:p>1,9148519039154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2.94740176200867" calcext:value-type="float">
            <text:p>2,9474017620086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2.01060056686401" calcext:value-type="float">
            <text:p>2,0106005668640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2.38131713867187" calcext:value-type="float">
            <text:p>2,3813171386718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1.91808295249939" calcext:value-type="float">
            <text:p>1,9180829524993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2.09264326095581" calcext:value-type="float">
            <text:p>2,0926432609558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2.45779132843018" calcext:value-type="float">
            <text:p>2,4577913284301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2.4221293926239" calcext:value-type="float">
            <text:p>2,422129392623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2.26578760147095" calcext:value-type="float">
            <text:p>2,2657876014709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2.20969462394714" calcext:value-type="float">
            <text:p>2,2096946239471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071" calcext:value-type="float">
            <text:p>1071</text:p>
          </table:table-cell>
          <table:table-cell office:value-type="float" office:value="2.3664813041687" calcext:value-type="float">
            <text:p>2,3664813041687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1071" calcext:value-type="float">
            <text:p>1071</text:p>
          </table:table-cell>
          <table:table-cell table:formula="of:=SUM([.C11];[.G11];[.K11];[.O11];[.S11];[.W11];[.AA11];[.AE11];[.AI11];[.AM11];[.AQ11]) / [.AW2]" office:value-type="float" office:value="2.27152562141418" calcext:value-type="float">
            <text:p>2,27152562141418</text:p>
          </table:table-cell>
          <table:table-cell table:number-columns-repeated="3"/>
          <table:table-cell table:formula="of:=MAX([.C11];[.G11];[.K11];[.O11];[.S11];[.W11];[.AA11];[.AE11];[.AI11];[.AM11];[.AQ11])" office:value-type="float" office:value="2.94740176200867" calcext:value-type="float">
            <text:p>2,94740176200867</text:p>
          </table:table-cell>
          <table:table-cell table:formula="of:=MIN([.C11];[.G11];[.K11];[.O11];[.S11];[.W11];[.AA11];[.AE11];[.AI11];[.AM11];[.AQ11])" office:value-type="float" office:value="1.91485190391541" calcext:value-type="float">
            <text:p>1,91485190391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2.7286741733551" calcext:value-type="float">
            <text:p>2,728674173355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4.55446147918701" calcext:value-type="float">
            <text:p>4,5544614791870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2.54629135131836" calcext:value-type="float">
            <text:p>2,5462913513183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2.83858203887939" calcext:value-type="float">
            <text:p>2,8385820388793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2.50667238235474" calcext:value-type="float">
            <text:p>2,5066723823547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2.93177723884583" calcext:value-type="float">
            <text:p>2,9317772388458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3.07700824737549" calcext:value-type="float">
            <text:p>3,0770082473754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3.13637089729309" calcext:value-type="float">
            <text:p>3,1363708972930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3.02774095535278" calcext:value-type="float">
            <text:p>3,0277409553527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2.91791081428528" calcext:value-type="float">
            <text:p>2,9179108142852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298" calcext:value-type="float">
            <text:p>1298</text:p>
          </table:table-cell>
          <table:table-cell office:value-type="float" office:value="3.02998208999634" calcext:value-type="float">
            <text:p>3,02998208999634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1298" calcext:value-type="float">
            <text:p>1298</text:p>
          </table:table-cell>
          <table:table-cell table:formula="of:=SUM([.C12];[.G12];[.K12];[.O12];[.S12];[.W12];[.AA12];[.AE12];[.AI12];[.AM12];[.AQ12]) / [.AW2]" office:value-type="float" office:value="3.0268610607494" calcext:value-type="float">
            <text:p>3,0268610607494</text:p>
          </table:table-cell>
          <table:table-cell table:number-columns-repeated="3"/>
          <table:table-cell table:formula="of:=MAX([.C12];[.G12];[.K12];[.O12];[.S12];[.W12];[.AA12];[.AE12];[.AI12];[.AM12];[.AQ12])" office:value-type="float" office:value="4.55446147918701" calcext:value-type="float">
            <text:p>4,55446147918701</text:p>
          </table:table-cell>
          <table:table-cell table:formula="of:=MIN([.C12];[.G12];[.K12];[.O12];[.S12];[.W12];[.AA12];[.AE12];[.AI12];[.AM12];[.AQ12])" office:value-type="float" office:value="2.50667238235474" calcext:value-type="float">
            <text:p>2,50667238235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2.18717813491821" calcext:value-type="float">
            <text:p>2,1871781349182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3.80728769302368" calcext:value-type="float">
            <text:p>3,8072876930236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2.66873145103455" calcext:value-type="float">
            <text:p>2,6687314510345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2.33591461181641" calcext:value-type="float">
            <text:p>2,3359146118164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2.72122573852539" calcext:value-type="float">
            <text:p>2,7212257385253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2.44206786155701" calcext:value-type="float">
            <text:p>2,4420678615570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3.15873265266418" calcext:value-type="float">
            <text:p>3,1587326526641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2.90187120437622" calcext:value-type="float">
            <text:p>2,9018712043762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2.89725160598755" calcext:value-type="float">
            <text:p>2,8972516059875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3.83859491348267" calcext:value-type="float">
            <text:p>3,8385949134826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673" calcext:value-type="float">
            <text:p>1673</text:p>
          </table:table-cell>
          <table:table-cell office:value-type="float" office:value="2.83597874641418" calcext:value-type="float">
            <text:p>2,83597874641418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1673" calcext:value-type="float">
            <text:p>1673</text:p>
          </table:table-cell>
          <table:table-cell table:formula="of:=SUM([.C13];[.G13];[.K13];[.O13];[.S13];[.W13];[.AA13];[.AE13];[.AI13];[.AM13];[.AQ13]) / [.AW2]" office:value-type="float" office:value="2.89043951034546" calcext:value-type="float">
            <text:p>2,89043951034546</text:p>
          </table:table-cell>
          <table:table-cell table:number-columns-repeated="3"/>
          <table:table-cell table:formula="of:=MAX([.C13];[.G13];[.K13];[.O13];[.S13];[.W13];[.AA13];[.AE13];[.AI13];[.AM13];[.AQ13])" office:value-type="float" office:value="3.83859491348267" calcext:value-type="float">
            <text:p>3,83859491348267</text:p>
          </table:table-cell>
          <table:table-cell table:formula="of:=MIN([.C13];[.G13];[.K13];[.O13];[.S13];[.W13];[.AA13];[.AE13];[.AI13];[.AM13];[.AQ13])" office:value-type="float" office:value="2.18717813491821" calcext:value-type="float">
            <text:p>2,1871781349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2.04652810096741" calcext:value-type="float">
            <text:p>2,0465281009674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2.95572543144226" calcext:value-type="float">
            <text:p>2,9557254314422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2.2032835483551" calcext:value-type="float">
            <text:p>2,203283548355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1.84098267555237" calcext:value-type="float">
            <text:p>1,8409826755523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1.88302111625671" calcext:value-type="float">
            <text:p>1,8830211162567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2.25561857223511" calcext:value-type="float">
            <text:p>2,2556185722351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2.40317249298096" calcext:value-type="float">
            <text:p>2,4031724929809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2.30058169364929" calcext:value-type="float">
            <text:p>2,3005816936492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2.48966979980469" calcext:value-type="float">
            <text:p>2,4896697998046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2.85698318481445" calcext:value-type="float">
            <text:p>2,8569831848144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212" calcext:value-type="float">
            <text:p>1212</text:p>
          </table:table-cell>
          <table:table-cell office:value-type="float" office:value="2.29496502876282" calcext:value-type="float">
            <text:p>2,29496502876282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1212" calcext:value-type="float">
            <text:p>1212</text:p>
          </table:table-cell>
          <table:table-cell table:formula="of:=SUM([.C14];[.G14];[.K14];[.O14];[.S14];[.W14];[.AA14];[.AE14];[.AI14];[.AM14];[.AQ14]) / [.AW2]" office:value-type="float" office:value="2.32095742225647" calcext:value-type="float">
            <text:p>2,32095742225647</text:p>
          </table:table-cell>
          <table:table-cell table:number-columns-repeated="3"/>
          <table:table-cell table:formula="of:=MAX([.C14];[.G14];[.K14];[.O14];[.S14];[.W14];[.AA14];[.AE14];[.AI14];[.AM14];[.AQ14])" office:value-type="float" office:value="2.95572543144226" calcext:value-type="float">
            <text:p>2,95572543144226</text:p>
          </table:table-cell>
          <table:table-cell table:formula="of:=MIN([.C14];[.G14];[.K14];[.O14];[.S14];[.W14];[.AA14];[.AE14];[.AI14];[.AM14];[.AQ14])" office:value-type="float" office:value="1.84098267555237" calcext:value-type="float">
            <text:p>1,84098267555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1.71640849113464" calcext:value-type="float">
            <text:p>1,7164084911346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2.823401927948" calcext:value-type="float">
            <text:p>2,82340192794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1.85033464431763" calcext:value-type="float">
            <text:p>1,8503346443176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1.90763759613037" calcext:value-type="float">
            <text:p>1,9076375961303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1.86703705787659" calcext:value-type="float">
            <text:p>1,8670370578765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2.37089729309082" calcext:value-type="float">
            <text:p>2,3708972930908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2.22263360023499" calcext:value-type="float">
            <text:p>2,2226336002349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2.27814602851868" calcext:value-type="float">
            <text:p>2,2781460285186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2.4856538772583" calcext:value-type="float">
            <text:p>2,485653877258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3.24985027313232" calcext:value-type="float">
            <text:p>3,24985027313232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1230" calcext:value-type="float">
            <text:p>1230</text:p>
          </table:table-cell>
          <table:table-cell office:value-type="float" office:value="2.27586936950684" calcext:value-type="float">
            <text:p>2,27586936950684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1230" calcext:value-type="float">
            <text:p>1230</text:p>
          </table:table-cell>
          <table:table-cell table:formula="of:=SUM([.C15];[.G15];[.K15];[.O15];[.S15];[.W15];[.AA15];[.AE15];[.AI15];[.AM15];[.AQ15]) / [.AW2]" office:value-type="float" office:value="2.2770791053772" calcext:value-type="float">
            <text:p>2,2770791053772</text:p>
          </table:table-cell>
          <table:table-cell table:number-columns-repeated="3"/>
          <table:table-cell table:formula="of:=MAX([.C15];[.G15];[.K15];[.O15];[.S15];[.W15];[.AA15];[.AE15];[.AI15];[.AM15];[.AQ15])" office:value-type="float" office:value="3.24985027313232" calcext:value-type="float">
            <text:p>3,24985027313232</text:p>
          </table:table-cell>
          <table:table-cell table:formula="of:=MIN([.C15];[.G15];[.K15];[.O15];[.S15];[.W15];[.AA15];[.AE15];[.AI15];[.AM15];[.AQ15])" office:value-type="float" office:value="1.71640849113464" calcext:value-type="float">
            <text:p>1,71640849113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2.71673703193665" calcext:value-type="float">
            <text:p>2,7167370319366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4.20144772529602" calcext:value-type="float">
            <text:p>4,2014477252960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3.25332403182983" calcext:value-type="float">
            <text:p>3,2533240318298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3.22296237945557" calcext:value-type="float">
            <text:p>3,2229623794555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2.64883685112" calcext:value-type="float">
            <text:p>2,6488368511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2.54761266708374" calcext:value-type="float">
            <text:p>2,5476126670837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3.04350185394287" calcext:value-type="float">
            <text:p>3,04350185394287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3.10419487953186" calcext:value-type="float">
            <text:p>3,1041948795318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3.59979915618896" calcext:value-type="float">
            <text:p>3,5997991561889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4.24456572532654" calcext:value-type="float">
            <text:p>4,2445657253265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253" calcext:value-type="float">
            <text:p>1253</text:p>
          </table:table-cell>
          <table:table-cell office:value-type="float" office:value="3.78378033638" calcext:value-type="float">
            <text:p>3,78378033638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1253" calcext:value-type="float">
            <text:p>1253</text:p>
          </table:table-cell>
          <table:table-cell table:formula="of:=SUM([.C16];[.G16];[.K16];[.O16];[.S16];[.W16];[.AA16];[.AE16];[.AI16];[.AM16];[.AQ16]) / [.AW2]" office:value-type="float" office:value="3.30606933073564" calcext:value-type="float">
            <text:p>3,30606933073564</text:p>
          </table:table-cell>
          <table:table-cell table:number-columns-repeated="3"/>
          <table:table-cell table:formula="of:=MAX([.C16];[.G16];[.K16];[.O16];[.S16];[.W16];[.AA16];[.AE16];[.AI16];[.AM16];[.AQ16])" office:value-type="float" office:value="4.24456572532654" calcext:value-type="float">
            <text:p>4,24456572532654</text:p>
          </table:table-cell>
          <table:table-cell table:formula="of:=MIN([.C16];[.G16];[.K16];[.O16];[.S16];[.W16];[.AA16];[.AE16];[.AI16];[.AM16];[.AQ16])" office:value-type="float" office:value="2.54761266708374" calcext:value-type="float">
            <text:p>2,54761266708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2.09642171859741" calcext:value-type="float">
            <text:p>2,0964217185974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3.87576246261597" calcext:value-type="float">
            <text:p>3,8757624626159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2.49341940879822" calcext:value-type="float">
            <text:p>2,4934194087982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2.69741082191467" calcext:value-type="float">
            <text:p>2,6974108219146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2.35977649688721" calcext:value-type="float">
            <text:p>2,3597764968872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2.70310306549072" calcext:value-type="float">
            <text:p>2,7031030654907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2.66747784614563" calcext:value-type="float">
            <text:p>2,6674778461456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2.70832657814026" calcext:value-type="float">
            <text:p>2,7083265781402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3.13171696662903" calcext:value-type="float">
            <text:p>3,1317169666290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2.85666608810425" calcext:value-type="float">
            <text:p>2,8566660881042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081" calcext:value-type="float">
            <text:p>1081</text:p>
          </table:table-cell>
          <table:table-cell office:value-type="float" office:value="2.77518749237061" calcext:value-type="float">
            <text:p>2,77518749237061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1081" calcext:value-type="float">
            <text:p>1081</text:p>
          </table:table-cell>
          <table:table-cell table:formula="of:=SUM([.C17];[.G17];[.K17];[.O17];[.S17];[.W17];[.AA17];[.AE17];[.AI17];[.AM17];[.AQ17]) / [.AW2]" office:value-type="float" office:value="2.76047899506309" calcext:value-type="float">
            <text:p>2,76047899506309</text:p>
          </table:table-cell>
          <table:table-cell table:number-columns-repeated="3"/>
          <table:table-cell table:formula="of:=MAX([.C17];[.G17];[.K17];[.O17];[.S17];[.W17];[.AA17];[.AE17];[.AI17];[.AM17];[.AQ17])" office:value-type="float" office:value="3.87576246261597" calcext:value-type="float">
            <text:p>3,87576246261597</text:p>
          </table:table-cell>
          <table:table-cell table:formula="of:=MIN([.C17];[.G17];[.K17];[.O17];[.S17];[.W17];[.AA17];[.AE17];[.AI17];[.AM17];[.AQ17])" office:value-type="float" office:value="2.09642171859741" calcext:value-type="float">
            <text:p>2,09642171859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1.76627612113953" calcext:value-type="float">
            <text:p>1,7662761211395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2.14166450500488" calcext:value-type="float">
            <text:p>2,1416645050048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2.28675246238708" calcext:value-type="float">
            <text:p>2,2867524623870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2.70016288757324" calcext:value-type="float">
            <text:p>2,7001628875732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1.79867005348206" calcext:value-type="float">
            <text:p>1,7986700534820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2.55827188491821" calcext:value-type="float">
            <text:p>2,5582718849182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2.2365415096283" calcext:value-type="float">
            <text:p>2,236541509628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2.19324064254761" calcext:value-type="float">
            <text:p>2,1932406425476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2.46995210647583" calcext:value-type="float">
            <text:p>2,4699521064758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2.32017540931702" calcext:value-type="float">
            <text:p>2,3201754093170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129" calcext:value-type="float">
            <text:p>1129</text:p>
          </table:table-cell>
          <table:table-cell office:value-type="float" office:value="2.01924276351929" calcext:value-type="float">
            <text:p>2,01924276351929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1129" calcext:value-type="float">
            <text:p>1129</text:p>
          </table:table-cell>
          <table:table-cell table:formula="of:=SUM([.C18];[.G18];[.K18];[.O18];[.S18];[.W18];[.AA18];[.AE18];[.AI18];[.AM18];[.AQ18]) / [.AW2]" office:value-type="float" office:value="2.22645003145391" calcext:value-type="float">
            <text:p>2,22645003145391</text:p>
          </table:table-cell>
          <table:table-cell table:number-columns-repeated="3"/>
          <table:table-cell table:formula="of:=MAX([.C18];[.G18];[.K18];[.O18];[.S18];[.W18];[.AA18];[.AE18];[.AI18];[.AM18];[.AQ18])" office:value-type="float" office:value="2.70016288757324" calcext:value-type="float">
            <text:p>2,70016288757324</text:p>
          </table:table-cell>
          <table:table-cell table:formula="of:=MIN([.C18];[.G18];[.K18];[.O18];[.S18];[.W18];[.AA18];[.AE18];[.AI18];[.AM18];[.AQ18])" office:value-type="float" office:value="1.76627612113953" calcext:value-type="float">
            <text:p>1,76627612113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1.86604499816895" calcext:value-type="float">
            <text:p>1,8660449981689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2.96347165107727" calcext:value-type="float">
            <text:p>2,9634716510772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2.21601343154907" calcext:value-type="float">
            <text:p>2,2160134315490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2.59760642051697" calcext:value-type="float">
            <text:p>2,5976064205169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1.94414854049683" calcext:value-type="float">
            <text:p>1,9441485404968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2.35096645355225" calcext:value-type="float">
            <text:p>2,3509664535522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2.28596353530884" calcext:value-type="float">
            <text:p>2,2859635353088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2.53505396842957" calcext:value-type="float">
            <text:p>2,5350539684295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2.36830353736877" calcext:value-type="float">
            <text:p>2,3683035373687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2.40827775001526" calcext:value-type="float">
            <text:p>2,4082777500152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550" calcext:value-type="float">
            <text:p>1550</text:p>
          </table:table-cell>
          <table:table-cell office:value-type="float" office:value="2.27677464485168" calcext:value-type="float">
            <text:p>2,27677464485168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1550" calcext:value-type="float">
            <text:p>1550</text:p>
          </table:table-cell>
          <table:table-cell table:formula="of:=SUM([.C19];[.G19];[.K19];[.O19];[.S19];[.W19];[.AA19];[.AE19];[.AI19];[.AM19];[.AQ19]) / [.AW2]" office:value-type="float" office:value="2.34660226648504" calcext:value-type="float">
            <text:p>2,34660226648504</text:p>
          </table:table-cell>
          <table:table-cell table:number-columns-repeated="3"/>
          <table:table-cell table:formula="of:=MAX([.C19];[.G19];[.K19];[.O19];[.S19];[.W19];[.AA19];[.AE19];[.AI19];[.AM19];[.AQ19])" office:value-type="float" office:value="2.96347165107727" calcext:value-type="float">
            <text:p>2,96347165107727</text:p>
          </table:table-cell>
          <table:table-cell table:formula="of:=MIN([.C19];[.G19];[.K19];[.O19];[.S19];[.W19];[.AA19];[.AE19];[.AI19];[.AM19];[.AQ19])" office:value-type="float" office:value="1.86604499816895" calcext:value-type="float">
            <text:p>1,86604499816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2.34173727035522" calcext:value-type="float">
            <text:p>2,3417372703552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2.95496129989624" calcext:value-type="float">
            <text:p>2,95496129989624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2.43086361885071" calcext:value-type="float">
            <text:p>2,4308636188507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3.01508975028992" calcext:value-type="float">
            <text:p>3,0150897502899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2.69087553024292" calcext:value-type="float">
            <text:p>2,6908755302429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3.11761021614075" calcext:value-type="float">
            <text:p>3,1176102161407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2.94465923309326" calcext:value-type="float">
            <text:p>2,9446592330932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3.06239318847656" calcext:value-type="float">
            <text:p>3,0623931884765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2.83330011367798" calcext:value-type="float">
            <text:p>2,83330011367798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3.0614743232727" calcext:value-type="float">
            <text:p>3,061474323272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449" calcext:value-type="float">
            <text:p>1449</text:p>
          </table:table-cell>
          <table:table-cell office:value-type="float" office:value="2.44468379020691" calcext:value-type="float">
            <text:p>2,44468379020691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1449" calcext:value-type="float">
            <text:p>1449</text:p>
          </table:table-cell>
          <table:table-cell table:formula="of:=SUM([.C20];[.G20];[.K20];[.O20];[.S20];[.W20];[.AA20];[.AE20];[.AI20];[.AM20];[.AQ20]) / [.AW2]" office:value-type="float" office:value="2.80887712131847" calcext:value-type="float">
            <text:p>2,80887712131847</text:p>
          </table:table-cell>
          <table:table-cell table:number-columns-repeated="3"/>
          <table:table-cell table:formula="of:=MAX([.C20];[.G20];[.K20];[.O20];[.S20];[.W20];[.AA20];[.AE20];[.AI20];[.AM20];[.AQ20])" office:value-type="float" office:value="3.11761021614075" calcext:value-type="float">
            <text:p>3,11761021614075</text:p>
          </table:table-cell>
          <table:table-cell table:formula="of:=MIN([.C20];[.G20];[.K20];[.O20];[.S20];[.W20];[.AA20];[.AE20];[.AI20];[.AM20];[.AQ20])" office:value-type="float" office:value="2.34173727035522" calcext:value-type="float">
            <text:p>2,34173727035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1.68147611618042" calcext:value-type="float">
            <text:p>1,6814761161804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2.2419764995575" calcext:value-type="float">
            <text:p>2,241976499557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1.58696222305298" calcext:value-type="float">
            <text:p>1,5869622230529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2.18415904045105" calcext:value-type="float">
            <text:p>2,1841590404510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1.62088823318481" calcext:value-type="float">
            <text:p>1,6208882331848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2.13473057746887" calcext:value-type="float">
            <text:p>2,1347305774688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2.04843664169312" calcext:value-type="float">
            <text:p>2,0484366416931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2.06891942024231" calcext:value-type="float">
            <text:p>2,0689194202423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1.77185416221619" calcext:value-type="float">
            <text:p>1,7718541622161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1.97015500068665" calcext:value-type="float">
            <text:p>1,9701550006866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969" calcext:value-type="float">
            <text:p>969</text:p>
          </table:table-cell>
          <table:table-cell office:value-type="float" office:value="1.9423131942749" calcext:value-type="float">
            <text:p>1,9423131942749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969" calcext:value-type="float">
            <text:p>969</text:p>
          </table:table-cell>
          <table:table-cell table:formula="of:=SUM([.C21];[.G21];[.K21];[.O21];[.S21];[.W21];[.AA21];[.AE21];[.AI21];[.AM21];[.AQ21]) / [.AW2]" office:value-type="float" office:value="1.93198828263716" calcext:value-type="float">
            <text:p>1,93198828263716</text:p>
          </table:table-cell>
          <table:table-cell table:number-columns-repeated="3"/>
          <table:table-cell table:formula="of:=MAX([.C21];[.G21];[.K21];[.O21];[.S21];[.W21];[.AA21];[.AE21];[.AI21];[.AM21];[.AQ21])" office:value-type="float" office:value="2.2419764995575" calcext:value-type="float">
            <text:p>2,2419764995575</text:p>
          </table:table-cell>
          <table:table-cell table:formula="of:=MIN([.C21];[.G21];[.K21];[.O21];[.S21];[.W21];[.AA21];[.AE21];[.AI21];[.AM21];[.AQ21])" office:value-type="float" office:value="1.58696222305298" calcext:value-type="float">
            <text:p>1,5869622230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1.93482947349548" calcext:value-type="float">
            <text:p>1,9348294734954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2.34934711456299" calcext:value-type="float">
            <text:p>2,3493471145629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1.74723410606384" calcext:value-type="float">
            <text:p>1,7472341060638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2.15657234191895" calcext:value-type="float">
            <text:p>2,1565723419189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1.69924664497376" calcext:value-type="float">
            <text:p>1,6992466449737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2.23951864242554" calcext:value-type="float">
            <text:p>2,2395186424255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2.39195489883423" calcext:value-type="float">
            <text:p>2,3919548988342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2.40068221092224" calcext:value-type="float">
            <text:p>2,4006822109222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2.18637013435364" calcext:value-type="float">
            <text:p>2,1863701343536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2.32077479362488" calcext:value-type="float">
            <text:p>2,32077479362488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133" calcext:value-type="float">
            <text:p>1133</text:p>
          </table:table-cell>
          <table:table-cell office:value-type="float" office:value="2.27312278747559" calcext:value-type="float">
            <text:p>2,27312278747559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1133" calcext:value-type="float">
            <text:p>1133</text:p>
          </table:table-cell>
          <table:table-cell table:formula="of:=SUM([.C22];[.G22];[.K22];[.O22];[.S22];[.W22];[.AA22];[.AE22];[.AI22];[.AM22];[.AQ22]) / [.AW2]" office:value-type="float" office:value="2.15451392260465" calcext:value-type="float">
            <text:p>2,15451392260465</text:p>
          </table:table-cell>
          <table:table-cell table:number-columns-repeated="3"/>
          <table:table-cell table:formula="of:=MAX([.C22];[.G22];[.K22];[.O22];[.S22];[.W22];[.AA22];[.AE22];[.AI22];[.AM22];[.AQ22])" office:value-type="float" office:value="2.40068221092224" calcext:value-type="float">
            <text:p>2,40068221092224</text:p>
          </table:table-cell>
          <table:table-cell table:formula="of:=MIN([.C22];[.G22];[.K22];[.O22];[.S22];[.W22];[.AA22];[.AE22];[.AI22];[.AM22];[.AQ22])" office:value-type="float" office:value="1.69924664497376" calcext:value-type="float">
            <text:p>1,69924664497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37165904045105" calcext:value-type="float">
            <text:p>2,3716590404510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89587593078613" calcext:value-type="float">
            <text:p>2,8958759307861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14072012901306" calcext:value-type="float">
            <text:p>2,1407201290130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49224448204041" calcext:value-type="float">
            <text:p>2,4922444820404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66974496841431" calcext:value-type="float">
            <text:p>2,6697449684143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86828708648682" calcext:value-type="float">
            <text:p>2,8682870864868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5746111869812" calcext:value-type="float">
            <text:p>2,574611186981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88367319107056" calcext:value-type="float">
            <text:p>2,8836731910705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94385719299316" calcext:value-type="float">
            <text:p>2,9438571929931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89377427101135" calcext:value-type="float">
            <text:p>2,8937742710113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481" calcext:value-type="float">
            <text:p>1481</text:p>
          </table:table-cell>
          <table:table-cell office:value-type="float" office:value="2.81302165985107" calcext:value-type="float">
            <text:p>2,81302165985107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1481" calcext:value-type="float">
            <text:p>1481</text:p>
          </table:table-cell>
          <table:table-cell table:formula="of:=SUM([.C23];[.G23];[.K23];[.O23];[.S23];[.W23];[.AA23];[.AE23];[.AI23];[.AM23];[.AQ23]) / [.AW2]" office:value-type="float" office:value="2.68613355809992" calcext:value-type="float">
            <text:p>2,68613355809992</text:p>
          </table:table-cell>
          <table:table-cell table:number-columns-repeated="3"/>
          <table:table-cell table:formula="of:=MAX([.C23];[.G23];[.K23];[.O23];[.S23];[.W23];[.AA23];[.AE23];[.AI23];[.AM23];[.AQ23])" office:value-type="float" office:value="2.94385719299316" calcext:value-type="float">
            <text:p>2,94385719299316</text:p>
          </table:table-cell>
          <table:table-cell table:formula="of:=MIN([.C23];[.G23];[.K23];[.O23];[.S23];[.W23];[.AA23];[.AE23];[.AI23];[.AM23];[.AQ23])" office:value-type="float" office:value="2.14072012901306" calcext:value-type="float">
            <text:p>2,14072012901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2.00766110420227" calcext:value-type="float">
            <text:p>2,0076611042022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2.69257736206055" calcext:value-type="float">
            <text:p>2,6925773620605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2.56022596359253" calcext:value-type="float">
            <text:p>2,5602259635925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1.73010492324829" calcext:value-type="float">
            <text:p>1,7301049232482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1.79435658454895" calcext:value-type="float">
            <text:p>1,79435658454895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2.07751655578613" calcext:value-type="float">
            <text:p>2,0775165557861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1.85940217971802" calcext:value-type="float">
            <text:p>1,8594021797180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2.10638809204102" calcext:value-type="float">
            <text:p>2,1063880920410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1.81543922424316" calcext:value-type="float">
            <text:p>1,8154392242431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2.04239296913147" calcext:value-type="float">
            <text:p>2,0423929691314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560" calcext:value-type="float">
            <text:p>1560</text:p>
          </table:table-cell>
          <table:table-cell office:value-type="float" office:value="1.93134117126465" calcext:value-type="float">
            <text:p>1,93134117126465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1560" calcext:value-type="float">
            <text:p>1560</text:p>
          </table:table-cell>
          <table:table-cell table:formula="of:=SUM([.C24];[.G24];[.K24];[.O24];[.S24];[.W24];[.AA24];[.AE24];[.AI24];[.AM24];[.AQ24]) / [.AW2]" office:value-type="float" office:value="2.05612782998519" calcext:value-type="float">
            <text:p>2,05612782998519</text:p>
          </table:table-cell>
          <table:table-cell table:number-columns-repeated="3"/>
          <table:table-cell table:formula="of:=MAX([.C24];[.G24];[.K24];[.O24];[.S24];[.W24];[.AA24];[.AE24];[.AI24];[.AM24];[.AQ24])" office:value-type="float" office:value="2.69257736206055" calcext:value-type="float">
            <text:p>2,69257736206055</text:p>
          </table:table-cell>
          <table:table-cell table:formula="of:=MIN([.C24];[.G24];[.K24];[.O24];[.S24];[.W24];[.AA24];[.AE24];[.AI24];[.AM24];[.AQ24])" office:value-type="float" office:value="1.73010492324829" calcext:value-type="float">
            <text:p>1,73010492324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2.12930703163147" calcext:value-type="float">
            <text:p>2,1293070316314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3.72758889198303" calcext:value-type="float">
            <text:p>3,7275888919830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1.82255244255066" calcext:value-type="float">
            <text:p>1,8225524425506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2.20699453353882" calcext:value-type="float">
            <text:p>2,2069945335388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1.93495297431946" calcext:value-type="float">
            <text:p>1,9349529743194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2.71393346786499" calcext:value-type="float">
            <text:p>2,71393346786499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1.95258975028992" calcext:value-type="float">
            <text:p>1,9525897502899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2.49738168716431" calcext:value-type="float">
            <text:p>2,4973816871643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2.31682229042053" calcext:value-type="float">
            <text:p>2,3168222904205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2.38985776901245" calcext:value-type="float">
            <text:p>2,3898577690124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897" calcext:value-type="float">
            <text:p>897</text:p>
          </table:table-cell>
          <table:table-cell office:value-type="float" office:value="2.64224481582642" calcext:value-type="float">
            <text:p>2,64224481582642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897" calcext:value-type="float">
            <text:p>897</text:p>
          </table:table-cell>
          <table:table-cell table:formula="of:=SUM([.C25];[.G25];[.K25];[.O25];[.S25];[.W25];[.AA25];[.AE25];[.AI25];[.AM25];[.AQ25]) / [.AW2]" office:value-type="float" office:value="2.39402051405473" calcext:value-type="float">
            <text:p>2,39402051405473</text:p>
          </table:table-cell>
          <table:table-cell table:number-columns-repeated="3"/>
          <table:table-cell table:formula="of:=MAX([.C25];[.G25];[.K25];[.O25];[.S25];[.W25];[.AA25];[.AE25];[.AI25];[.AM25];[.AQ25])" office:value-type="float" office:value="3.72758889198303" calcext:value-type="float">
            <text:p>3,72758889198303</text:p>
          </table:table-cell>
          <table:table-cell table:formula="of:=MIN([.C25];[.G25];[.K25];[.O25];[.S25];[.W25];[.AA25];[.AE25];[.AI25];[.AM25];[.AQ25])" office:value-type="float" office:value="1.82255244255066" calcext:value-type="float">
            <text:p>1,82255244255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1.57575798034668" calcext:value-type="float">
            <text:p>1,5757579803466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2.57477140426636" calcext:value-type="float">
            <text:p>2,5747714042663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1.75707006454468" calcext:value-type="float">
            <text:p>1,7570700645446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1.74134945869446" calcext:value-type="float">
            <text:p>1,7413494586944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1.72399640083313" calcext:value-type="float">
            <text:p>1,7239964008331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2.77135109901428" calcext:value-type="float">
            <text:p>2,7713510990142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1.60030865669251" calcext:value-type="float">
            <text:p>1,6003086566925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2.02617478370666" calcext:value-type="float">
            <text:p>2,0261747837066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2.46382093429565" calcext:value-type="float">
            <text:p>2,4638209342956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1.89863705635071" calcext:value-type="float">
            <text:p>1,8986370563507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159" calcext:value-type="float">
            <text:p>1159</text:p>
          </table:table-cell>
          <table:table-cell office:value-type="float" office:value="2.02438306808472" calcext:value-type="float">
            <text:p>2,02438306808472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1159" calcext:value-type="float">
            <text:p>1159</text:p>
          </table:table-cell>
          <table:table-cell table:formula="of:=SUM([.C26];[.G26];[.K26];[.O26];[.S26];[.W26];[.AA26];[.AE26];[.AI26];[.AM26];[.AQ26]) / [.AW2]" office:value-type="float" office:value="2.01432917334817" calcext:value-type="float">
            <text:p>2,01432917334817</text:p>
          </table:table-cell>
          <table:table-cell table:number-columns-repeated="3"/>
          <table:table-cell table:formula="of:=MAX([.C26];[.G26];[.K26];[.O26];[.S26];[.W26];[.AA26];[.AE26];[.AI26];[.AM26];[.AQ26])" office:value-type="float" office:value="2.77135109901428" calcext:value-type="float">
            <text:p>2,77135109901428</text:p>
          </table:table-cell>
          <table:table-cell table:formula="of:=MIN([.C26];[.G26];[.K26];[.O26];[.S26];[.W26];[.AA26];[.AE26];[.AI26];[.AM26];[.AQ26])" office:value-type="float" office:value="1.57575798034668" calcext:value-type="float">
            <text:p>1,57575798034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2.22507810592651" calcext:value-type="float">
            <text:p>2,2250781059265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3.40759468078613" calcext:value-type="float">
            <text:p>3,40759468078613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2.43333172798157" calcext:value-type="float">
            <text:p>2,4333317279815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2.66407155990601" calcext:value-type="float">
            <text:p>2,6640715599060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3.39585018157959" calcext:value-type="float">
            <text:p>3,3958501815795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2.99663162231445" calcext:value-type="float">
            <text:p>2,9966316223144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2.80054140090942" calcext:value-type="float">
            <text:p>2,8005414009094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2.99900841712952" calcext:value-type="float">
            <text:p>2,9990084171295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2.89376735687256" calcext:value-type="float">
            <text:p>2,8937673568725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2.9409077167511" calcext:value-type="float">
            <text:p>2,940907716751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431" calcext:value-type="float">
            <text:p>1431</text:p>
          </table:table-cell>
          <table:table-cell office:value-type="float" office:value="2.80200576782227" calcext:value-type="float">
            <text:p>2,80200576782227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1431" calcext:value-type="float">
            <text:p>1431</text:p>
          </table:table-cell>
          <table:table-cell table:formula="of:=SUM([.C27];[.G27];[.K27];[.O27];[.S27];[.W27];[.AA27];[.AE27];[.AI27];[.AM27];[.AQ27]) / [.AW2]" office:value-type="float" office:value="2.86898077617992" calcext:value-type="float">
            <text:p>2,86898077617992</text:p>
          </table:table-cell>
          <table:table-cell table:number-columns-repeated="3"/>
          <table:table-cell table:formula="of:=MAX([.C27];[.G27];[.K27];[.O27];[.S27];[.W27];[.AA27];[.AE27];[.AI27];[.AM27];[.AQ27])" office:value-type="float" office:value="3.40759468078613" calcext:value-type="float">
            <text:p>3,40759468078613</text:p>
          </table:table-cell>
          <table:table-cell table:formula="of:=MIN([.C27];[.G27];[.K27];[.O27];[.S27];[.W27];[.AA27];[.AE27];[.AI27];[.AM27];[.AQ27])" office:value-type="float" office:value="2.22507810592651" calcext:value-type="float">
            <text:p>2,22507810592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1.81514477729797" calcext:value-type="float">
            <text:p>1,8151447772979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3.02979588508606" calcext:value-type="float">
            <text:p>3,0297958850860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2.21166849136353" calcext:value-type="float">
            <text:p>2,2116684913635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2.19726181030273" calcext:value-type="float">
            <text:p>2,1972618103027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2.62753129005432" calcext:value-type="float">
            <text:p>2,6275312900543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2.23169779777527" calcext:value-type="float">
            <text:p>2,2316977977752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2.86418747901917" calcext:value-type="float">
            <text:p>2,86418747901917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2.85971212387085" calcext:value-type="float">
            <text:p>2,8597121238708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2.33407092094421" calcext:value-type="float">
            <text:p>2,3340709209442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2.75413489341736" calcext:value-type="float">
            <text:p>2,7541348934173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1117" calcext:value-type="float">
            <text:p>1117</text:p>
          </table:table-cell>
          <table:table-cell office:value-type="float" office:value="2.53984665870666" calcext:value-type="float">
            <text:p>2,53984665870666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1117" calcext:value-type="float">
            <text:p>1117</text:p>
          </table:table-cell>
          <table:table-cell table:formula="of:=SUM([.C28];[.G28];[.K28];[.O28];[.S28];[.W28];[.AA28];[.AE28];[.AI28];[.AM28];[.AQ28]) / [.AW2]" office:value-type="float" office:value="2.49682292071256" calcext:value-type="float">
            <text:p>2,49682292071256</text:p>
          </table:table-cell>
          <table:table-cell table:number-columns-repeated="3"/>
          <table:table-cell table:formula="of:=MAX([.C28];[.G28];[.K28];[.O28];[.S28];[.W28];[.AA28];[.AE28];[.AI28];[.AM28];[.AQ28])" office:value-type="float" office:value="3.02979588508606" calcext:value-type="float">
            <text:p>3,02979588508606</text:p>
          </table:table-cell>
          <table:table-cell table:formula="of:=MIN([.C28];[.G28];[.K28];[.O28];[.S28];[.W28];[.AA28];[.AE28];[.AI28];[.AM28];[.AQ28])" office:value-type="float" office:value="1.81514477729797" calcext:value-type="float">
            <text:p>1,81514477729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2.15922570228577" calcext:value-type="float">
            <text:p>2,1592257022857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2.99371409416199" calcext:value-type="float">
            <text:p>2,9937140941619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1.83424115180969" calcext:value-type="float">
            <text:p>1,83424115180969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2.04600954055786" calcext:value-type="float">
            <text:p>2,0460095405578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2.30136752128601" calcext:value-type="float">
            <text:p>2,3013675212860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1.99045205116272" calcext:value-type="float">
            <text:p>1,9904520511627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2.3928759098053" calcext:value-type="float">
            <text:p>2,392875909805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2.16203022003174" calcext:value-type="float">
            <text:p>2,1620302200317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2.23103547096252" calcext:value-type="float">
            <text:p>2,2310354709625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2.33758139610291" calcext:value-type="float">
            <text:p>2,3375813961029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00" calcext:value-type="float">
            <text:p>1000</text:p>
          </table:table-cell>
          <table:table-cell office:value-type="float" office:value="2.38862228393555" calcext:value-type="float">
            <text:p>2,38862228393555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1000" calcext:value-type="float">
            <text:p>1000</text:p>
          </table:table-cell>
          <table:table-cell table:formula="of:=SUM([.C29];[.G29];[.K29];[.O29];[.S29];[.W29];[.AA29];[.AE29];[.AI29];[.AM29];[.AQ29]) / [.AW2]" office:value-type="float" office:value="2.25792321291837" calcext:value-type="float">
            <text:p>2,25792321291837</text:p>
          </table:table-cell>
          <table:table-cell table:number-columns-repeated="3"/>
          <table:table-cell table:formula="of:=MAX([.C29];[.G29];[.K29];[.O29];[.S29];[.W29];[.AA29];[.AE29];[.AI29];[.AM29];[.AQ29])" office:value-type="float" office:value="2.99371409416199" calcext:value-type="float">
            <text:p>2,99371409416199</text:p>
          </table:table-cell>
          <table:table-cell table:formula="of:=MIN([.C29];[.G29];[.K29];[.O29];[.S29];[.W29];[.AA29];[.AE29];[.AI29];[.AM29];[.AQ29])" office:value-type="float" office:value="1.83424115180969" calcext:value-type="float">
            <text:p>1,83424115180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2.00566220283508" calcext:value-type="float">
            <text:p>2,0056622028350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2.51694178581238" calcext:value-type="float">
            <text:p>2,5169417858123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2.22687363624573" calcext:value-type="float">
            <text:p>2,2268736362457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2.21486449241638" calcext:value-type="float">
            <text:p>2,2148644924163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2.24769163131714" calcext:value-type="float">
            <text:p>2,2476916313171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1.84674644470215" calcext:value-type="float">
            <text:p>1,8467464447021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2.45276832580566" calcext:value-type="float">
            <text:p>2,4527683258056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2.17560505867004" calcext:value-type="float">
            <text:p>2,1756050586700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2.19894170761108" calcext:value-type="float">
            <text:p>2,1989417076110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2.2217583656311" calcext:value-type="float">
            <text:p>2,221758365631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738" calcext:value-type="float">
            <text:p>738</text:p>
          </table:table-cell>
          <table:table-cell office:value-type="float" office:value="3.09607815742493" calcext:value-type="float">
            <text:p>3,09607815742493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738" calcext:value-type="float">
            <text:p>738</text:p>
          </table:table-cell>
          <table:table-cell table:formula="of:=SUM([.C30];[.G30];[.K30];[.O30];[.S30];[.W30];[.AA30];[.AE30];[.AI30];[.AM30];[.AQ30]) / [.AW2]" office:value-type="float" office:value="2.29126652804288" calcext:value-type="float">
            <text:p>2,29126652804288</text:p>
          </table:table-cell>
          <table:table-cell table:number-columns-repeated="3"/>
          <table:table-cell table:formula="of:=MAX([.C30];[.G30];[.K30];[.O30];[.S30];[.W30];[.AA30];[.AE30];[.AI30];[.AM30];[.AQ30])" office:value-type="float" office:value="3.09607815742493" calcext:value-type="float">
            <text:p>3,09607815742493</text:p>
          </table:table-cell>
          <table:table-cell table:formula="of:=MIN([.C30];[.G30];[.K30];[.O30];[.S30];[.W30];[.AA30];[.AE30];[.AI30];[.AM30];[.AQ30])" office:value-type="float" office:value="1.84674644470215" calcext:value-type="float">
            <text:p>1,84674644470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2.06544923782349" calcext:value-type="float">
            <text:p>2,0654492378234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3.0487003326416" calcext:value-type="float">
            <text:p>3,048700332641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2.01249551773071" calcext:value-type="float">
            <text:p>2,0124955177307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2.00046873092651" calcext:value-type="float">
            <text:p>2,0004687309265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2.14407277107239" calcext:value-type="float">
            <text:p>2,1440727710723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1.89290857315063" calcext:value-type="float">
            <text:p>1,8929085731506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2.26782584190369" calcext:value-type="float">
            <text:p>2,2678258419036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2.26586365699768" calcext:value-type="float">
            <text:p>2,2658636569976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2.05325484275818" calcext:value-type="float">
            <text:p>2,05325484275818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2.2014582157135" calcext:value-type="float">
            <text:p>2,201458215713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064" calcext:value-type="float">
            <text:p>1064</text:p>
          </table:table-cell>
          <table:table-cell office:value-type="float" office:value="2.49602890014648" calcext:value-type="float">
            <text:p>2,49602890014648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1064" calcext:value-type="float">
            <text:p>1064</text:p>
          </table:table-cell>
          <table:table-cell table:formula="of:=SUM([.C31];[.G31];[.K31];[.O31];[.S31];[.W31];[.AA31];[.AE31];[.AI31];[.AM31];[.AQ31]) / [.AW2]" office:value-type="float" office:value="2.22259332916953" calcext:value-type="float">
            <text:p>2,22259332916953</text:p>
          </table:table-cell>
          <table:table-cell table:number-columns-repeated="3"/>
          <table:table-cell table:formula="of:=MAX([.C31];[.G31];[.K31];[.O31];[.S31];[.W31];[.AA31];[.AE31];[.AI31];[.AM31];[.AQ31])" office:value-type="float" office:value="3.0487003326416" calcext:value-type="float">
            <text:p>3,0487003326416</text:p>
          </table:table-cell>
          <table:table-cell table:formula="of:=MIN([.C31];[.G31];[.K31];[.O31];[.S31];[.W31];[.AA31];[.AE31];[.AI31];[.AM31];[.AQ31])" office:value-type="float" office:value="1.89290857315063" calcext:value-type="float">
            <text:p>1,89290857315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2.63897061347961" calcext:value-type="float">
            <text:p>2,6389706134796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3.91534924507141" calcext:value-type="float">
            <text:p>3,9153492450714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3.14305114746094" calcext:value-type="float">
            <text:p>3,1430511474609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2.78994250297546" calcext:value-type="float">
            <text:p>2,7899425029754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3.64635539054871" calcext:value-type="float">
            <text:p>3,6463553905487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2.58777785301208" calcext:value-type="float">
            <text:p>2,5877778530120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3.13494634628296" calcext:value-type="float">
            <text:p>3,1349463462829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3.39512133598328" calcext:value-type="float">
            <text:p>3,3951213359832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3.90010237693787" calcext:value-type="float">
            <text:p>3,9001023769378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3.09351849555969" calcext:value-type="float">
            <text:p>3,0935184955596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606" calcext:value-type="float">
            <text:p>1606</text:p>
          </table:table-cell>
          <table:table-cell office:value-type="float" office:value="3.78878283500671" calcext:value-type="float">
            <text:p>3,78878283500671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1606" calcext:value-type="float">
            <text:p>1606</text:p>
          </table:table-cell>
          <table:table-cell table:formula="of:=SUM([.C32];[.G32];[.K32];[.O32];[.S32];[.W32];[.AA32];[.AE32];[.AI32];[.AM32];[.AQ32]) / [.AW2]" office:value-type="float" office:value="3.27581074021079" calcext:value-type="float">
            <text:p>3,27581074021079</text:p>
          </table:table-cell>
          <table:table-cell table:number-columns-repeated="3"/>
          <table:table-cell table:formula="of:=MAX([.C32];[.G32];[.K32];[.O32];[.S32];[.W32];[.AA32];[.AE32];[.AI32];[.AM32];[.AQ32])" office:value-type="float" office:value="3.91534924507141" calcext:value-type="float">
            <text:p>3,91534924507141</text:p>
          </table:table-cell>
          <table:table-cell table:formula="of:=MIN([.C32];[.G32];[.K32];[.O32];[.S32];[.W32];[.AA32];[.AE32];[.AI32];[.AM32];[.AQ32])" office:value-type="float" office:value="2.58777785301208" calcext:value-type="float">
            <text:p>2,587777853012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1.78719139099121" calcext:value-type="float">
            <text:p>1,7871913909912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2.36086273193359" calcext:value-type="float">
            <text:p>2,36086273193359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1.89418506622314" calcext:value-type="float">
            <text:p>1,89418506622314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1.51753354072571" calcext:value-type="float">
            <text:p>1,5175335407257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2.2081139087677" calcext:value-type="float">
            <text:p>2,208113908767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1.60689353942871" calcext:value-type="float">
            <text:p>1,6068935394287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1.91098260879517" calcext:value-type="float">
            <text:p>1,9109826087951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1.70873641967773" calcext:value-type="float">
            <text:p>1,70873641967773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2.34949398040771" calcext:value-type="float">
            <text:p>2,3494939804077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1.9156231880188" calcext:value-type="float">
            <text:p>1,9156231880188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690" calcext:value-type="float">
            <text:p>690</text:p>
          </table:table-cell>
          <table:table-cell office:value-type="float" office:value="2.26733708381653" calcext:value-type="float">
            <text:p>2,26733708381653</text:p>
          </table:table-cell>
          <table:table-cell/>
          <table:table-cell office:value-type="string" calcext:value-type="string">
            <text:p>Janela31</text:p>
          </table:table-cell>
          <table:table-cell table:formula="of:=[.B33]" office:value-type="float" office:value="690" calcext:value-type="float">
            <text:p>690</text:p>
          </table:table-cell>
          <table:table-cell table:formula="of:=SUM([.C33];[.G33];[.K33];[.O33];[.S33];[.W33];[.AA33];[.AE33];[.AI33];[.AM33];[.AQ33]) / [.AW2]" office:value-type="float" office:value="1.95699576898055" calcext:value-type="float">
            <text:p>1,95699576898055</text:p>
          </table:table-cell>
          <table:table-cell table:number-columns-repeated="3"/>
          <table:table-cell table:formula="of:=MAX([.C33];[.G33];[.K33];[.O33];[.S33];[.W33];[.AA33];[.AE33];[.AI33];[.AM33];[.AQ33])" office:value-type="float" office:value="2.36086273193359" calcext:value-type="float">
            <text:p>2,36086273193359</text:p>
          </table:table-cell>
          <table:table-cell table:formula="of:=MIN([.C33];[.G33];[.K33];[.O33];[.S33];[.W33];[.AA33];[.AE33];[.AI33];[.AM33];[.AQ33])" office:value-type="float" office:value="1.51753354072571" calcext:value-type="float">
            <text:p>1,51753354072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2.29988217353821" calcext:value-type="float">
            <text:p>2,29988217353821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3.53862929344177" calcext:value-type="float">
            <text:p>3,53862929344177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2.38151693344116" calcext:value-type="float">
            <text:p>2,38151693344116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2.68163895606995" calcext:value-type="float">
            <text:p>2,68163895606995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3.18849611282349" calcext:value-type="float">
            <text:p>3,1884961128234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2.87200117111206" calcext:value-type="float">
            <text:p>2,87200117111206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2.80823945999146" calcext:value-type="float">
            <text:p>2,80823945999146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2.75069522857666" calcext:value-type="float">
            <text:p>2,75069522857666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2.89535069465637" calcext:value-type="float">
            <text:p>2,89535069465637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2.94425845146179" calcext:value-type="float">
            <text:p>2,9442584514617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170" calcext:value-type="float">
            <text:p>1170</text:p>
          </table:table-cell>
          <table:table-cell office:value-type="float" office:value="4.70128655433655" calcext:value-type="float">
            <text:p>4,70128655433655</text:p>
          </table:table-cell>
          <table:table-cell/>
          <table:table-cell office:value-type="string" calcext:value-type="string">
            <text:p>Janela32</text:p>
          </table:table-cell>
          <table:table-cell table:formula="of:=[.B34]" office:value-type="float" office:value="1170" calcext:value-type="float">
            <text:p>1170</text:p>
          </table:table-cell>
          <table:table-cell table:formula="of:=SUM([.C34];[.G34];[.K34];[.O34];[.S34];[.W34];[.AA34];[.AE34];[.AI34];[.AM34];[.AQ34]) / [.AW2]" office:value-type="float" office:value="3.00563591176813" calcext:value-type="float">
            <text:p>3,00563591176813</text:p>
          </table:table-cell>
          <table:table-cell table:number-columns-repeated="3"/>
          <table:table-cell table:formula="of:=MAX([.C34];[.G34];[.K34];[.O34];[.S34];[.W34];[.AA34];[.AE34];[.AI34];[.AM34];[.AQ34])" office:value-type="float" office:value="4.70128655433655" calcext:value-type="float">
            <text:p>4,70128655433655</text:p>
          </table:table-cell>
          <table:table-cell table:formula="of:=MIN([.C34];[.G34];[.K34];[.O34];[.S34];[.W34];[.AA34];[.AE34];[.AI34];[.AM34];[.AQ34])" office:value-type="float" office:value="2.29988217353821" calcext:value-type="float">
            <text:p>2,29988217353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1.84107732772827" calcext:value-type="float">
            <text:p>1,84107732772827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3.1814329624176" calcext:value-type="float">
            <text:p>3,1814329624176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1.67668557167053" calcext:value-type="float">
            <text:p>1,6766855716705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2.0241641998291" calcext:value-type="float">
            <text:p>2,0241641998291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2.28153991699219" calcext:value-type="float">
            <text:p>2,2815399169921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2.07508683204651" calcext:value-type="float">
            <text:p>2,07508683204651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2.07115268707275" calcext:value-type="float">
            <text:p>2,0711526870727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2.13888216018677" calcext:value-type="float">
            <text:p>2,13888216018677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2.52148842811584" calcext:value-type="float">
            <text:p>2,52148842811584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2.12975931167603" calcext:value-type="float">
            <text:p>2,1297593116760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942" calcext:value-type="float">
            <text:p>942</text:p>
          </table:table-cell>
          <table:table-cell office:value-type="float" office:value="3.14430642127991" calcext:value-type="float">
            <text:p>3,14430642127991</text:p>
          </table:table-cell>
          <table:table-cell/>
          <table:table-cell office:value-type="string" calcext:value-type="string">
            <text:p>Janela33</text:p>
          </table:table-cell>
          <table:table-cell table:formula="of:=[.B35]" office:value-type="float" office:value="942" calcext:value-type="float">
            <text:p>942</text:p>
          </table:table-cell>
          <table:table-cell table:formula="of:=SUM([.C35];[.G35];[.K35];[.O35];[.S35];[.W35];[.AA35];[.AE35];[.AI35];[.AM35];[.AQ35]) / [.AW2]" office:value-type="float" office:value="2.28050689263777" calcext:value-type="float">
            <text:p>2,28050689263777</text:p>
          </table:table-cell>
          <table:table-cell table:number-columns-repeated="3"/>
          <table:table-cell table:formula="of:=MAX([.C35];[.G35];[.K35];[.O35];[.S35];[.W35];[.AA35];[.AE35];[.AI35];[.AM35];[.AQ35])" office:value-type="float" office:value="3.1814329624176" calcext:value-type="float">
            <text:p>3,1814329624176</text:p>
          </table:table-cell>
          <table:table-cell table:formula="of:=MIN([.C35];[.G35];[.K35];[.O35];[.S35];[.W35];[.AA35];[.AE35];[.AI35];[.AM35];[.AQ35])" office:value-type="float" office:value="1.67668557167053" calcext:value-type="float">
            <text:p>1,67668557167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1.53692078590393" calcext:value-type="float">
            <text:p>1,5369207859039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2.54808640480041" calcext:value-type="float">
            <text:p>2,54808640480041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1.75104546546936" calcext:value-type="float">
            <text:p>1,7510454654693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1.33468008041382" calcext:value-type="float">
            <text:p>1,3346800804138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1.8138701915741" calcext:value-type="float">
            <text:p>1,8138701915741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1.70685362815857" calcext:value-type="float">
            <text:p>1,70685362815857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1.7537534236908" calcext:value-type="float">
            <text:p>1,753753423690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1.92707681655884" calcext:value-type="float">
            <text:p>1,92707681655884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2.19053387641907" calcext:value-type="float">
            <text:p>2,19053387641907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1.81413197517395" calcext:value-type="float">
            <text:p>1,8141319751739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864" calcext:value-type="float">
            <text:p>864</text:p>
          </table:table-cell>
          <table:table-cell office:value-type="float" office:value="1.65867519378662" calcext:value-type="float">
            <text:p>1,65867519378662</text:p>
          </table:table-cell>
          <table:table-cell/>
          <table:table-cell office:value-type="string" calcext:value-type="string">
            <text:p>Janela34</text:p>
          </table:table-cell>
          <table:table-cell table:formula="of:=[.B36]" office:value-type="float" office:value="864" calcext:value-type="float">
            <text:p>864</text:p>
          </table:table-cell>
          <table:table-cell table:formula="of:=SUM([.C36];[.G36];[.K36];[.O36];[.S36];[.W36];[.AA36];[.AE36];[.AI36];[.AM36];[.AQ36]) / [.AW2]" office:value-type="float" office:value="1.8214207129045" calcext:value-type="float">
            <text:p>1,8214207129045</text:p>
          </table:table-cell>
          <table:table-cell table:number-columns-repeated="3"/>
          <table:table-cell table:formula="of:=MAX([.C36];[.G36];[.K36];[.O36];[.S36];[.W36];[.AA36];[.AE36];[.AI36];[.AM36];[.AQ36])" office:value-type="float" office:value="2.54808640480041" calcext:value-type="float">
            <text:p>2,54808640480041</text:p>
          </table:table-cell>
          <table:table-cell table:formula="of:=MIN([.C36];[.G36];[.K36];[.O36];[.S36];[.W36];[.AA36];[.AE36];[.AI36];[.AM36];[.AQ36])" office:value-type="float" office:value="1.33468008041382" calcext:value-type="float">
            <text:p>1,33468008041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2.07644867897034" calcext:value-type="float">
            <text:p>2,0764486789703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3.23458099365234" calcext:value-type="float">
            <text:p>3,2345809936523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1.85445833206177" calcext:value-type="float">
            <text:p>1,85445833206177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2.4232223033905" calcext:value-type="float">
            <text:p>2,423222303390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2.24224925041199" calcext:value-type="float">
            <text:p>2,24224925041199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1.86696481704712" calcext:value-type="float">
            <text:p>1,86696481704712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2.07078814506531" calcext:value-type="float">
            <text:p>2,0707881450653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2.14803194999695" calcext:value-type="float">
            <text:p>2,1480319499969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2.35557866096497" calcext:value-type="float">
            <text:p>2,35557866096497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2.23368358612061" calcext:value-type="float">
            <text:p>2,2336835861206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116" calcext:value-type="float">
            <text:p>1116</text:p>
          </table:table-cell>
          <table:table-cell office:value-type="float" office:value="2.71785116195679" calcext:value-type="float">
            <text:p>2,71785116195679</text:p>
          </table:table-cell>
          <table:table-cell/>
          <table:table-cell office:value-type="string" calcext:value-type="string">
            <text:p>Janela35</text:p>
          </table:table-cell>
          <table:table-cell table:formula="of:=[.B37]" office:value-type="float" office:value="1116" calcext:value-type="float">
            <text:p>1116</text:p>
          </table:table-cell>
          <table:table-cell table:formula="of:=SUM([.C37];[.G37];[.K37];[.O37];[.S37];[.W37];[.AA37];[.AE37];[.AI37];[.AM37];[.AQ37]) / [.AW2]" office:value-type="float" office:value="2.29307798905806" calcext:value-type="float">
            <text:p>2,29307798905806</text:p>
          </table:table-cell>
          <table:table-cell table:number-columns-repeated="3"/>
          <table:table-cell table:formula="of:=MAX([.C37];[.G37];[.K37];[.O37];[.S37];[.W37];[.AA37];[.AE37];[.AI37];[.AM37];[.AQ37])" office:value-type="float" office:value="3.23458099365234" calcext:value-type="float">
            <text:p>3,23458099365234</text:p>
          </table:table-cell>
          <table:table-cell table:formula="of:=MIN([.C37];[.G37];[.K37];[.O37];[.S37];[.W37];[.AA37];[.AE37];[.AI37];[.AM37];[.AQ37])" office:value-type="float" office:value="1.85445833206177" calcext:value-type="float">
            <text:p>1,85445833206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2.16820073127747" calcext:value-type="float">
            <text:p>2,1682007312774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3.10132527351379" calcext:value-type="float">
            <text:p>3,10132527351379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2.08446621894836" calcext:value-type="float">
            <text:p>2,0844662189483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2.48296642303467" calcext:value-type="float">
            <text:p>2,48296642303467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3.00351881980896" calcext:value-type="float">
            <text:p>3,0035188198089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2.69168257713318" calcext:value-type="float">
            <text:p>2,69168257713318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2.78373503684998" calcext:value-type="float">
            <text:p>2,78373503684998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3.5689799785614" calcext:value-type="float">
            <text:p>3,568979978561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2.66522479057312" calcext:value-type="float">
            <text:p>2,66522479057312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2.79303789138794" calcext:value-type="float">
            <text:p>2,7930378913879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779" calcext:value-type="float">
            <text:p>1779</text:p>
          </table:table-cell>
          <table:table-cell office:value-type="float" office:value="3.85152411460876" calcext:value-type="float">
            <text:p>3,85152411460876</text:p>
          </table:table-cell>
          <table:table-cell/>
          <table:table-cell office:value-type="string" calcext:value-type="string">
            <text:p>Janela36</text:p>
          </table:table-cell>
          <table:table-cell table:formula="of:=[.B38]" office:value-type="float" office:value="1779" calcext:value-type="float">
            <text:p>1779</text:p>
          </table:table-cell>
          <table:table-cell table:formula="of:=SUM([.C38];[.G38];[.K38];[.O38];[.S38];[.W38];[.AA38];[.AE38];[.AI38];[.AM38];[.AQ38]) / [.AW2]" office:value-type="float" office:value="2.83587835051797" calcext:value-type="float">
            <text:p>2,83587835051797</text:p>
          </table:table-cell>
          <table:table-cell table:number-columns-repeated="3"/>
          <table:table-cell table:formula="of:=MAX([.C38];[.G38];[.K38];[.O38];[.S38];[.W38];[.AA38];[.AE38];[.AI38];[.AM38];[.AQ38])" office:value-type="float" office:value="3.85152411460876" calcext:value-type="float">
            <text:p>3,85152411460876</text:p>
          </table:table-cell>
          <table:table-cell table:formula="of:=MIN([.C38];[.G38];[.K38];[.O38];[.S38];[.W38];[.AA38];[.AE38];[.AI38];[.AM38];[.AQ38])" office:value-type="float" office:value="2.08446621894836" calcext:value-type="float">
            <text:p>2,08446621894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1.97970581054688" calcext:value-type="float">
            <text:p>1,9797058105468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2.37247109413147" calcext:value-type="float">
            <text:p>2,3724710941314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2.60556030273437" calcext:value-type="float">
            <text:p>2,6055603027343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1.99285864830017" calcext:value-type="float">
            <text:p>1,99285864830017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2.64315485954285" calcext:value-type="float">
            <text:p>2,64315485954285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2.55601906776428" calcext:value-type="float">
            <text:p>2,5560190677642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2.42717480659485" calcext:value-type="float">
            <text:p>2,42717480659485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2.85354948043823" calcext:value-type="float">
            <text:p>2,8535494804382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3.35353064537048" calcext:value-type="float">
            <text:p>3,3535306453704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2.47634553909302" calcext:value-type="float">
            <text:p>2,47634553909302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149" calcext:value-type="float">
            <text:p>1149</text:p>
          </table:table-cell>
          <table:table-cell office:value-type="float" office:value="2.576003074646" calcext:value-type="float">
            <text:p>2,576003074646</text:p>
          </table:table-cell>
          <table:table-cell/>
          <table:table-cell office:value-type="string" calcext:value-type="string">
            <text:p>Janela37</text:p>
          </table:table-cell>
          <table:table-cell table:formula="of:=[.B39]" office:value-type="float" office:value="1149" calcext:value-type="float">
            <text:p>1149</text:p>
          </table:table-cell>
          <table:table-cell table:formula="of:=SUM([.C39];[.G39];[.K39];[.O39];[.S39];[.W39];[.AA39];[.AE39];[.AI39];[.AM39];[.AQ39]) / [.AW2]" office:value-type="float" office:value="2.53057939356024" calcext:value-type="float">
            <text:p>2,53057939356024</text:p>
          </table:table-cell>
          <table:table-cell table:number-columns-repeated="3"/>
          <table:table-cell table:formula="of:=MAX([.C39];[.G39];[.K39];[.O39];[.S39];[.W39];[.AA39];[.AE39];[.AI39];[.AM39];[.AQ39])" office:value-type="float" office:value="3.35353064537048" calcext:value-type="float">
            <text:p>3,35353064537048</text:p>
          </table:table-cell>
          <table:table-cell table:formula="of:=MIN([.C39];[.G39];[.K39];[.O39];[.S39];[.W39];[.AA39];[.AE39];[.AI39];[.AM39];[.AQ39])" office:value-type="float" office:value="1.97970581054688" calcext:value-type="float">
            <text:p>1,97970581054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2.0983624458313" calcext:value-type="float">
            <text:p>2,0983624458313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2.27656936645508" calcext:value-type="float">
            <text:p>2,27656936645508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1.66196584701538" calcext:value-type="float">
            <text:p>1,66196584701538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1.91613841056824" calcext:value-type="float">
            <text:p>1,91613841056824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2.16098308563232" calcext:value-type="float">
            <text:p>2,1609830856323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1.7656991481781" calcext:value-type="float">
            <text:p>1,7656991481781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2.00622153282166" calcext:value-type="float">
            <text:p>2,00622153282166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2.14068484306335" calcext:value-type="float">
            <text:p>2,1406848430633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2.65381097793579" calcext:value-type="float">
            <text:p>2,6538109779357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2.39278268814087" calcext:value-type="float">
            <text:p>2,39278268814087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142" calcext:value-type="float">
            <text:p>1142</text:p>
          </table:table-cell>
          <table:table-cell office:value-type="float" office:value="2.17796635627747" calcext:value-type="float">
            <text:p>2,17796635627747</text:p>
          </table:table-cell>
          <table:table-cell/>
          <table:table-cell office:value-type="string" calcext:value-type="string">
            <text:p>Janela38</text:p>
          </table:table-cell>
          <table:table-cell table:formula="of:=[.B40]" office:value-type="float" office:value="1142" calcext:value-type="float">
            <text:p>1142</text:p>
          </table:table-cell>
          <table:table-cell table:formula="of:=SUM([.C40];[.G40];[.K40];[.O40];[.S40];[.W40];[.AA40];[.AE40];[.AI40];[.AM40];[.AQ40]) / [.AW2]" office:value-type="float" office:value="2.11374406381087" calcext:value-type="float">
            <text:p>2,11374406381087</text:p>
          </table:table-cell>
          <table:table-cell table:number-columns-repeated="3"/>
          <table:table-cell table:formula="of:=MAX([.C40];[.G40];[.K40];[.O40];[.S40];[.W40];[.AA40];[.AE40];[.AI40];[.AM40];[.AQ40])" office:value-type="float" office:value="2.65381097793579" calcext:value-type="float">
            <text:p>2,65381097793579</text:p>
          </table:table-cell>
          <table:table-cell table:formula="of:=MIN([.C40];[.G40];[.K40];[.O40];[.S40];[.W40];[.AA40];[.AE40];[.AI40];[.AM40];[.AQ40])" office:value-type="float" office:value="1.66196584701538" calcext:value-type="float">
            <text:p>1,66196584701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2.47837686538696" calcext:value-type="float">
            <text:p>2,47837686538696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3.13569617271423" calcext:value-type="float">
            <text:p>3,1356961727142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2.1928813457489" calcext:value-type="float">
            <text:p>2,1928813457489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2.59383320808411" calcext:value-type="float">
            <text:p>2,59383320808411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2.6456253528595" calcext:value-type="float">
            <text:p>2,645625352859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2.8714656829834" calcext:value-type="float">
            <text:p>2,871465682983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3.22582840919495" calcext:value-type="float">
            <text:p>3,2258284091949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2.88530015945435" calcext:value-type="float">
            <text:p>2,8853001594543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2.99223852157593" calcext:value-type="float">
            <text:p>2,99223852157593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3.6820855140686" calcext:value-type="float">
            <text:p>3,6820855140686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989" calcext:value-type="float">
            <text:p>989</text:p>
          </table:table-cell>
          <table:table-cell office:value-type="float" office:value="2.77549529075623" calcext:value-type="float">
            <text:p>2,77549529075623</text:p>
          </table:table-cell>
          <table:table-cell/>
          <table:table-cell office:value-type="string" calcext:value-type="string">
            <text:p>Janela39</text:p>
          </table:table-cell>
          <table:table-cell table:formula="of:=[.B41]" office:value-type="float" office:value="989" calcext:value-type="float">
            <text:p>989</text:p>
          </table:table-cell>
          <table:table-cell table:formula="of:=SUM([.C41];[.G41];[.K41];[.O41];[.S41];[.W41];[.AA41];[.AE41];[.AI41];[.AM41];[.AQ41]) / [.AW2]" office:value-type="float" office:value="2.8617115020752" calcext:value-type="float">
            <text:p>2,8617115020752</text:p>
          </table:table-cell>
          <table:table-cell table:number-columns-repeated="3"/>
          <table:table-cell table:formula="of:=MAX([.C41];[.G41];[.K41];[.O41];[.S41];[.W41];[.AA41];[.AE41];[.AI41];[.AM41];[.AQ41])" office:value-type="float" office:value="3.6820855140686" calcext:value-type="float">
            <text:p>3,6820855140686</text:p>
          </table:table-cell>
          <table:table-cell table:formula="of:=MIN([.C41];[.G41];[.K41];[.O41];[.S41];[.W41];[.AA41];[.AE41];[.AI41];[.AM41];[.AQ41])" office:value-type="float" office:value="2.1928813457489" calcext:value-type="float">
            <text:p>2,1928813457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2.03056883811951" calcext:value-type="float">
            <text:p>2,03056883811951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2.2451503276825" calcext:value-type="float">
            <text:p>2,2451503276825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1.95302033424377" calcext:value-type="float">
            <text:p>1,9530203342437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2.01492834091187" calcext:value-type="float">
            <text:p>2,0149283409118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2.26016592979431" calcext:value-type="float">
            <text:p>2,26016592979431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1.8497519493103" calcext:value-type="float">
            <text:p>1,849751949310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2.60583639144897" calcext:value-type="float">
            <text:p>2,6058363914489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2.80974006652832" calcext:value-type="float">
            <text:p>2,80974006652832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2.13553738594055" calcext:value-type="float">
            <text:p>2,13553738594055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2.5890839099884" calcext:value-type="float">
            <text:p>2,589083909988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939" calcext:value-type="float">
            <text:p>939</text:p>
          </table:table-cell>
          <table:table-cell office:value-type="float" office:value="2.92689824104309" calcext:value-type="float">
            <text:p>2,92689824104309</text:p>
          </table:table-cell>
          <table:table-cell/>
          <table:table-cell office:value-type="string" calcext:value-type="string">
            <text:p>Janela40</text:p>
          </table:table-cell>
          <table:table-cell table:formula="of:=[.B42]" office:value-type="float" office:value="939" calcext:value-type="float">
            <text:p>939</text:p>
          </table:table-cell>
          <table:table-cell table:formula="of:=SUM([.C42];[.G42];[.K42];[.O42];[.S42];[.W42];[.AA42];[.AE42];[.AI42];[.AM42];[.AQ42]) / [.AW2]" office:value-type="float" office:value="2.31097106500105" calcext:value-type="float">
            <text:p>2,31097106500105</text:p>
          </table:table-cell>
          <table:table-cell table:number-columns-repeated="3"/>
          <table:table-cell table:formula="of:=MAX([.C42];[.G42];[.K42];[.O42];[.S42];[.W42];[.AA42];[.AE42];[.AI42];[.AM42];[.AQ42])" office:value-type="float" office:value="2.92689824104309" calcext:value-type="float">
            <text:p>2,92689824104309</text:p>
          </table:table-cell>
          <table:table-cell table:formula="of:=MIN([.C42];[.G42];[.K42];[.O42];[.S42];[.W42];[.AA42];[.AE42];[.AI42];[.AM42];[.AQ42])" office:value-type="float" office:value="1.8497519493103" calcext:value-type="float">
            <text:p>1,8497519493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1.57977366447449" calcext:value-type="float">
            <text:p>1,57977366447449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1.57502245903015" calcext:value-type="float">
            <text:p>1,5750224590301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1.61895775794983" calcext:value-type="float">
            <text:p>1,6189577579498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1.71411395072937" calcext:value-type="float">
            <text:p>1,7141139507293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1.94190096855164" calcext:value-type="float">
            <text:p>1,94190096855164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1.81565856933594" calcext:value-type="float">
            <text:p>1,81565856933594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2.0104067325592" calcext:value-type="float">
            <text:p>2,010406732559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2.31568479537964" calcext:value-type="float">
            <text:p>2,31568479537964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1.69939184188843" calcext:value-type="float">
            <text:p>1,6993918418884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1.8306097984314" calcext:value-type="float">
            <text:p>1,8306097984314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003" calcext:value-type="float">
            <text:p>1003</text:p>
          </table:table-cell>
          <table:table-cell office:value-type="float" office:value="2.0685338973999" calcext:value-type="float">
            <text:p>2,0685338973999</text:p>
          </table:table-cell>
          <table:table-cell/>
          <table:table-cell office:value-type="string" calcext:value-type="string">
            <text:p>Janela41</text:p>
          </table:table-cell>
          <table:table-cell table:formula="of:=[.B43]" office:value-type="float" office:value="1003" calcext:value-type="float">
            <text:p>1003</text:p>
          </table:table-cell>
          <table:table-cell table:formula="of:=SUM([.C43];[.G43];[.K43];[.O43];[.S43];[.W43];[.AA43];[.AE43];[.AI43];[.AM43];[.AQ43]) / [.AW2]" office:value-type="float" office:value="1.83364131233909" calcext:value-type="float">
            <text:p>1,83364131233909</text:p>
          </table:table-cell>
          <table:table-cell table:number-columns-repeated="3"/>
          <table:table-cell table:formula="of:=MAX([.C43];[.G43];[.K43];[.O43];[.S43];[.W43];[.AA43];[.AE43];[.AI43];[.AM43];[.AQ43])" office:value-type="float" office:value="2.31568479537964" calcext:value-type="float">
            <text:p>2,31568479537964</text:p>
          </table:table-cell>
          <table:table-cell table:formula="of:=MIN([.C43];[.G43];[.K43];[.O43];[.S43];[.W43];[.AA43];[.AE43];[.AI43];[.AM43];[.AQ43])" office:value-type="float" office:value="1.57502245903015" calcext:value-type="float">
            <text:p>1,57502245903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2.32478260993958" calcext:value-type="float">
            <text:p>2,32478260993958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2.26665902137756" calcext:value-type="float">
            <text:p>2,26665902137756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2.08702039718628" calcext:value-type="float">
            <text:p>2,08702039718628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2.18252325057983" calcext:value-type="float">
            <text:p>2,18252325057983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2.18373465538025" calcext:value-type="float">
            <text:p>2,1837346553802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1.95224714279175" calcext:value-type="float">
            <text:p>1,9522471427917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2.77501535415649" calcext:value-type="float">
            <text:p>2,77501535415649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2.8595757484436" calcext:value-type="float">
            <text:p>2,8595757484436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2.3848819732666" calcext:value-type="float">
            <text:p>2,3848819732666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2.51380228996277" calcext:value-type="float">
            <text:p>2,5138022899627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1098" calcext:value-type="float">
            <text:p>1098</text:p>
          </table:table-cell>
          <table:table-cell office:value-type="float" office:value="4.50508856773376" calcext:value-type="float">
            <text:p>4,50508856773376</text:p>
          </table:table-cell>
          <table:table-cell/>
          <table:table-cell office:value-type="string" calcext:value-type="string">
            <text:p>Janela42</text:p>
          </table:table-cell>
          <table:table-cell table:formula="of:=[.B44]" office:value-type="float" office:value="1098" calcext:value-type="float">
            <text:p>1098</text:p>
          </table:table-cell>
          <table:table-cell table:formula="of:=SUM([.C44];[.G44];[.K44];[.O44];[.S44];[.W44];[.AA44];[.AE44];[.AI44];[.AM44];[.AQ44]) / [.AW2]" office:value-type="float" office:value="2.54866645552895" calcext:value-type="float">
            <text:p>2,54866645552895</text:p>
          </table:table-cell>
          <table:table-cell table:number-columns-repeated="3"/>
          <table:table-cell table:formula="of:=MAX([.C44];[.G44];[.K44];[.O44];[.S44];[.W44];[.AA44];[.AE44];[.AI44];[.AM44];[.AQ44])" office:value-type="float" office:value="4.50508856773376" calcext:value-type="float">
            <text:p>4,50508856773376</text:p>
          </table:table-cell>
          <table:table-cell table:formula="of:=MIN([.C44];[.G44];[.K44];[.O44];[.S44];[.W44];[.AA44];[.AE44];[.AI44];[.AM44];[.AQ44])" office:value-type="float" office:value="1.95224714279175" calcext:value-type="float">
            <text:p>1,95224714279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2.19410419464111" calcext:value-type="float">
            <text:p>2,19410419464111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2.24913263320923" calcext:value-type="float">
            <text:p>2,24913263320923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2.40897917747498" calcext:value-type="float">
            <text:p>2,40897917747498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2.43589234352112" calcext:value-type="float">
            <text:p>2,43589234352112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1.96602082252502" calcext:value-type="float">
            <text:p>1,96602082252502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2.32233667373657" calcext:value-type="float">
            <text:p>2,3223366737365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2.84105277061462" calcext:value-type="float">
            <text:p>2,84105277061462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2.73263835906982" calcext:value-type="float">
            <text:p>2,73263835906982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2.45997309684753" calcext:value-type="float">
            <text:p>2,45997309684753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2.56798410415649" calcext:value-type="float">
            <text:p>2,56798410415649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1227" calcext:value-type="float">
            <text:p>1227</text:p>
          </table:table-cell>
          <table:table-cell office:value-type="float" office:value="3.2073118686676" calcext:value-type="float">
            <text:p>3,2073118686676</text:p>
          </table:table-cell>
          <table:table-cell/>
          <table:table-cell office:value-type="string" calcext:value-type="string">
            <text:p>Janela43</text:p>
          </table:table-cell>
          <table:table-cell table:formula="of:=[.B45]" office:value-type="float" office:value="1227" calcext:value-type="float">
            <text:p>1227</text:p>
          </table:table-cell>
          <table:table-cell table:formula="of:=SUM([.C45];[.G45];[.K45];[.O45];[.S45];[.W45];[.AA45];[.AE45];[.AI45];[.AM45];[.AQ45]) / [.AW2]" office:value-type="float" office:value="2.48958418586037" calcext:value-type="float">
            <text:p>2,48958418586037</text:p>
          </table:table-cell>
          <table:table-cell table:number-columns-repeated="3"/>
          <table:table-cell table:formula="of:=MAX([.C45];[.G45];[.K45];[.O45];[.S45];[.W45];[.AA45];[.AE45];[.AI45];[.AM45];[.AQ45])" office:value-type="float" office:value="3.2073118686676" calcext:value-type="float">
            <text:p>3,2073118686676</text:p>
          </table:table-cell>
          <table:table-cell table:formula="of:=MIN([.C45];[.G45];[.K45];[.O45];[.S45];[.W45];[.AA45];[.AE45];[.AI45];[.AM45];[.AQ45])" office:value-type="float" office:value="1.96602082252502" calcext:value-type="float">
            <text:p>1,96602082252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3.11766386032104" calcext:value-type="float">
            <text:p>3,11766386032104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3.10402488708496" calcext:value-type="float">
            <text:p>3,10402488708496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3.75520133972168" calcext:value-type="float">
            <text:p>3,75520133972168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3.64703249931335" calcext:value-type="float">
            <text:p>3,6470324993133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3.13483738899231" calcext:value-type="float">
            <text:p>3,13483738899231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3.38151907920837" calcext:value-type="float">
            <text:p>3,38151907920837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4.07407736778259" calcext:value-type="float">
            <text:p>4,07407736778259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3.80686020851135" calcext:value-type="float">
            <text:p>3,8068602085113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3.77201676368713" calcext:value-type="float">
            <text:p>3,7720167636871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3.7077751159668" calcext:value-type="float">
            <text:p>3,7077751159668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1530" calcext:value-type="float">
            <text:p>1530</text:p>
          </table:table-cell>
          <table:table-cell office:value-type="float" office:value="4.74180197715759" calcext:value-type="float">
            <text:p>4,74180197715759</text:p>
          </table:table-cell>
          <table:table-cell/>
          <table:table-cell office:value-type="string" calcext:value-type="string">
            <text:p>Janela44</text:p>
          </table:table-cell>
          <table:table-cell table:formula="of:=[.B46]" office:value-type="float" office:value="1530" calcext:value-type="float">
            <text:p>1530</text:p>
          </table:table-cell>
          <table:table-cell table:formula="of:=SUM([.C46];[.G46];[.K46];[.O46];[.S46];[.W46];[.AA46];[.AE46];[.AI46];[.AM46];[.AQ46]) / [.AW2]" office:value-type="float" office:value="3.65843731706792" calcext:value-type="float">
            <text:p>3,65843731706792</text:p>
          </table:table-cell>
          <table:table-cell table:number-columns-repeated="3"/>
          <table:table-cell table:formula="of:=MAX([.C46];[.G46];[.K46];[.O46];[.S46];[.W46];[.AA46];[.AE46];[.AI46];[.AM46];[.AQ46])" office:value-type="float" office:value="4.74180197715759" calcext:value-type="float">
            <text:p>4,74180197715759</text:p>
          </table:table-cell>
          <table:table-cell table:formula="of:=MIN([.C46];[.G46];[.K46];[.O46];[.S46];[.W46];[.AA46];[.AE46];[.AI46];[.AM46];[.AQ46])" office:value-type="float" office:value="3.10402488708496" calcext:value-type="float">
            <text:p>3,10402488708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2.20118045806885" calcext:value-type="float">
            <text:p>2,2011804580688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2.59164023399353" calcext:value-type="float">
            <text:p>2,5916402339935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2.30517983436584" calcext:value-type="float">
            <text:p>2,30517983436584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2.48444700241089" calcext:value-type="float">
            <text:p>2,4844470024108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1.99845242500305" calcext:value-type="float">
            <text:p>1,9984524250030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2.36286568641663" calcext:value-type="float">
            <text:p>2,3628656864166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2.90448570251465" calcext:value-type="float">
            <text:p>2,9044857025146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3.70473861694336" calcext:value-type="float">
            <text:p>3,70473861694336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2.47999668121338" calcext:value-type="float">
            <text:p>2,47999668121338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2.81805872917175" calcext:value-type="float">
            <text:p>2,8180587291717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043" calcext:value-type="float">
            <text:p>1043</text:p>
          </table:table-cell>
          <table:table-cell office:value-type="float" office:value="3.33300018310547" calcext:value-type="float">
            <text:p>3,33300018310547</text:p>
          </table:table-cell>
          <table:table-cell/>
          <table:table-cell office:value-type="string" calcext:value-type="string">
            <text:p>Janela45</text:p>
          </table:table-cell>
          <table:table-cell table:formula="of:=[.B47]" office:value-type="float" office:value="1043" calcext:value-type="float">
            <text:p>1043</text:p>
          </table:table-cell>
          <table:table-cell table:formula="of:=SUM([.C47];[.G47];[.K47];[.O47];[.S47];[.W47];[.AA47];[.AE47];[.AI47];[.AM47];[.AQ47]) / [.AW2]" office:value-type="float" office:value="2.65309505029158" calcext:value-type="float">
            <text:p>2,65309505029158</text:p>
          </table:table-cell>
          <table:table-cell table:number-columns-repeated="3"/>
          <table:table-cell table:formula="of:=MAX([.C47];[.G47];[.K47];[.O47];[.S47];[.W47];[.AA47];[.AE47];[.AI47];[.AM47];[.AQ47])" office:value-type="float" office:value="3.70473861694336" calcext:value-type="float">
            <text:p>3,70473861694336</text:p>
          </table:table-cell>
          <table:table-cell table:formula="of:=MIN([.C47];[.G47];[.K47];[.O47];[.S47];[.W47];[.AA47];[.AE47];[.AI47];[.AM47];[.AQ47])" office:value-type="float" office:value="1.99845242500305" calcext:value-type="float">
            <text:p>1,99845242500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2.42853450775146" calcext:value-type="float">
            <text:p>2,4285345077514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2.75166535377502" calcext:value-type="float">
            <text:p>2,75166535377502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2.7907087802887" calcext:value-type="float">
            <text:p>2,790708780288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2.33907246589661" calcext:value-type="float">
            <text:p>2,3390724658966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2.69843029975891" calcext:value-type="float">
            <text:p>2,6984302997589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2.46370768547058" calcext:value-type="float">
            <text:p>2,46370768547058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3.00945472717285" calcext:value-type="float">
            <text:p>3,00945472717285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2.90607857704163" calcext:value-type="float">
            <text:p>2,90607857704163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2.86434650421143" calcext:value-type="float">
            <text:p>2,86434650421143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3.2318696975708" calcext:value-type="float">
            <text:p>3,2318696975708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223" calcext:value-type="float">
            <text:p>1223</text:p>
          </table:table-cell>
          <table:table-cell office:value-type="float" office:value="4.20141243934631" calcext:value-type="float">
            <text:p>4,20141243934631</text:p>
          </table:table-cell>
          <table:table-cell/>
          <table:table-cell office:value-type="string" calcext:value-type="string">
            <text:p>Janela46</text:p>
          </table:table-cell>
          <table:table-cell table:formula="of:=[.B48]" office:value-type="float" office:value="1223" calcext:value-type="float">
            <text:p>1223</text:p>
          </table:table-cell>
          <table:table-cell table:formula="of:=SUM([.C48];[.G48];[.K48];[.O48];[.S48];[.W48];[.AA48];[.AE48];[.AI48];[.AM48];[.AQ48]) / [.AW2]" office:value-type="float" office:value="2.88048009438948" calcext:value-type="float">
            <text:p>2,88048009438948</text:p>
          </table:table-cell>
          <table:table-cell table:number-columns-repeated="3"/>
          <table:table-cell table:formula="of:=MAX([.C48];[.G48];[.K48];[.O48];[.S48];[.W48];[.AA48];[.AE48];[.AI48];[.AM48];[.AQ48])" office:value-type="float" office:value="4.20141243934631" calcext:value-type="float">
            <text:p>4,20141243934631</text:p>
          </table:table-cell>
          <table:table-cell table:formula="of:=MIN([.C48];[.G48];[.K48];[.O48];[.S48];[.W48];[.AA48];[.AE48];[.AI48];[.AM48];[.AQ48])" office:value-type="float" office:value="2.33907246589661" calcext:value-type="float">
            <text:p>2,339072465896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1.79619956016541" calcext:value-type="float">
            <text:p>1,7961995601654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1.84269332885742" calcext:value-type="float">
            <text:p>1,84269332885742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1.84720015525818" calcext:value-type="float">
            <text:p>1,8472001552581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1.80548620223999" calcext:value-type="float">
            <text:p>1,80548620223999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1.915452003479" calcext:value-type="float">
            <text:p>1,915452003479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1.85259866714478" calcext:value-type="float">
            <text:p>1,8525986671447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2.19634222984314" calcext:value-type="float">
            <text:p>2,19634222984314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1.94793558120728" calcext:value-type="float">
            <text:p>1,9479355812072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2.14472961425781" calcext:value-type="float">
            <text:p>2,1447296142578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1.97434329986572" calcext:value-type="float">
            <text:p>1,97434329986572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804" calcext:value-type="float">
            <text:p>804</text:p>
          </table:table-cell>
          <table:table-cell office:value-type="float" office:value="3.59380102157593" calcext:value-type="float">
            <text:p>3,59380102157593</text:p>
          </table:table-cell>
          <table:table-cell/>
          <table:table-cell office:value-type="string" calcext:value-type="string">
            <text:p>Janela47</text:p>
          </table:table-cell>
          <table:table-cell table:formula="of:=[.B49]" office:value-type="float" office:value="804" calcext:value-type="float">
            <text:p>804</text:p>
          </table:table-cell>
          <table:table-cell table:formula="of:=SUM([.C49];[.G49];[.K49];[.O49];[.S49];[.W49];[.AA49];[.AE49];[.AI49];[.AM49];[.AQ49]) / [.AW2]" office:value-type="float" office:value="2.08334378762679" calcext:value-type="float">
            <text:p>2,08334378762679</text:p>
          </table:table-cell>
          <table:table-cell table:number-columns-repeated="3"/>
          <table:table-cell table:formula="of:=MAX([.C49];[.G49];[.K49];[.O49];[.S49];[.W49];[.AA49];[.AE49];[.AI49];[.AM49];[.AQ49])" office:value-type="float" office:value="3.59380102157593" calcext:value-type="float">
            <text:p>3,59380102157593</text:p>
          </table:table-cell>
          <table:table-cell table:formula="of:=MIN([.C49];[.G49];[.K49];[.O49];[.S49];[.W49];[.AA49];[.AE49];[.AI49];[.AM49];[.AQ49])" office:value-type="float" office:value="1.79619956016541" calcext:value-type="float">
            <text:p>1,79619956016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2.97124481201172" calcext:value-type="float">
            <text:p>2,9712448120117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3.08338570594788" calcext:value-type="float">
            <text:p>3,0833857059478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2.99247598648071" calcext:value-type="float">
            <text:p>2,99247598648071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2.79923701286316" calcext:value-type="float">
            <text:p>2,79923701286316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2.86187028884888" calcext:value-type="float">
            <text:p>2,8618702888488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2.78828072547913" calcext:value-type="float">
            <text:p>2,7882807254791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2.91511058807373" calcext:value-type="float">
            <text:p>2,9151105880737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3.26327323913574" calcext:value-type="float">
            <text:p>3,26327323913574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3.35360836982727" calcext:value-type="float">
            <text:p>3,35360836982727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3.66414999961853" calcext:value-type="float">
            <text:p>3,6641499996185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1043" calcext:value-type="float">
            <text:p>1043</text:p>
          </table:table-cell>
          <table:table-cell office:value-type="float" office:value="4.56910634040833" calcext:value-type="float">
            <text:p>4,56910634040833</text:p>
          </table:table-cell>
          <table:table-cell/>
          <table:table-cell office:value-type="string" calcext:value-type="string">
            <text:p>Janela48</text:p>
          </table:table-cell>
          <table:table-cell table:formula="of:=[.B50]" office:value-type="float" office:value="1043" calcext:value-type="float">
            <text:p>1043</text:p>
          </table:table-cell>
          <table:table-cell table:formula="of:=SUM([.C50];[.G50];[.K50];[.O50];[.S50];[.W50];[.AA50];[.AE50];[.AI50];[.AM50];[.AQ50]) / [.AW2]" office:value-type="float" office:value="3.20561300624501" calcext:value-type="float">
            <text:p>3,20561300624501</text:p>
          </table:table-cell>
          <table:table-cell table:number-columns-repeated="3"/>
          <table:table-cell table:formula="of:=MAX([.C50];[.G50];[.K50];[.O50];[.S50];[.W50];[.AA50];[.AE50];[.AI50];[.AM50];[.AQ50])" office:value-type="float" office:value="4.56910634040833" calcext:value-type="float">
            <text:p>4,56910634040833</text:p>
          </table:table-cell>
          <table:table-cell table:formula="of:=MIN([.C50];[.G50];[.K50];[.O50];[.S50];[.W50];[.AA50];[.AE50];[.AI50];[.AM50];[.AQ50])" office:value-type="float" office:value="2.78828072547913" calcext:value-type="float">
            <text:p>2,78828072547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3.19944620132446" calcext:value-type="float">
            <text:p>3,19944620132446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3.86355924606323" calcext:value-type="float">
            <text:p>3,86355924606323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3.02210450172424" calcext:value-type="float">
            <text:p>3,02210450172424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3.37293529510498" calcext:value-type="float">
            <text:p>3,37293529510498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3.36151766777039" calcext:value-type="float">
            <text:p>3,3615176677703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3.59602308273315" calcext:value-type="float">
            <text:p>3,59602308273315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4.25735855102539" calcext:value-type="float">
            <text:p>4,2573585510253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3.65878295898437" calcext:value-type="float">
            <text:p>3,65878295898437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3.87263035774231" calcext:value-type="float">
            <text:p>3,87263035774231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4.06422066688538" calcext:value-type="float">
            <text:p>4,06422066688538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1867" calcext:value-type="float">
            <text:p>1867</text:p>
          </table:table-cell>
          <table:table-cell office:value-type="float" office:value="3.91585731506348" calcext:value-type="float">
            <text:p>3,91585731506348</text:p>
          </table:table-cell>
          <table:table-cell/>
          <table:table-cell office:value-type="string" calcext:value-type="string">
            <text:p>Janela49</text:p>
          </table:table-cell>
          <table:table-cell table:formula="of:=[.B51]" office:value-type="float" office:value="1867" calcext:value-type="float">
            <text:p>1867</text:p>
          </table:table-cell>
          <table:table-cell table:formula="of:=SUM([.C51];[.G51];[.K51];[.O51];[.S51];[.W51];[.AA51];[.AE51];[.AI51];[.AM51];[.AQ51]) / [.AW2]" office:value-type="float" office:value="3.65313053131104" calcext:value-type="float">
            <text:p>3,65313053131104</text:p>
          </table:table-cell>
          <table:table-cell table:number-columns-repeated="3"/>
          <table:table-cell table:formula="of:=MAX([.C51];[.G51];[.K51];[.O51];[.S51];[.W51];[.AA51];[.AE51];[.AI51];[.AM51];[.AQ51])" office:value-type="float" office:value="4.25735855102539" calcext:value-type="float">
            <text:p>4,25735855102539</text:p>
          </table:table-cell>
          <table:table-cell table:formula="of:=MIN([.C51];[.G51];[.K51];[.O51];[.S51];[.W51];[.AA51];[.AE51];[.AI51];[.AM51];[.AQ51])" office:value-type="float" office:value="3.02210450172424" calcext:value-type="float">
            <text:p>3,02210450172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18016862869263" calcext:value-type="float">
            <text:p>2,1801686286926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89715695381165" calcext:value-type="float">
            <text:p>2,8971569538116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3087420463562" calcext:value-type="float">
            <text:p>2,3087420463562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57905626296997" calcext:value-type="float">
            <text:p>2,57905626296997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50775814056396" calcext:value-type="float">
            <text:p>2,50775814056396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02095866203308" calcext:value-type="float">
            <text:p>2,02095866203308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52464127540588" calcext:value-type="float">
            <text:p>2,52464127540588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95213913917542" calcext:value-type="float">
            <text:p>2,95213913917542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37196159362793" calcext:value-type="float">
            <text:p>2,3719615936279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40989923477173" calcext:value-type="float">
            <text:p>2,4098992347717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1072" calcext:value-type="float">
            <text:p>1072</text:p>
          </table:table-cell>
          <table:table-cell office:value-type="float" office:value="2.51438856124878" calcext:value-type="float">
            <text:p>2,51438856124878</text:p>
          </table:table-cell>
          <table:table-cell/>
          <table:table-cell office:value-type="string" calcext:value-type="string">
            <text:p>Janela50</text:p>
          </table:table-cell>
          <table:table-cell table:formula="of:=[.B52]" office:value-type="float" office:value="1072" calcext:value-type="float">
            <text:p>1072</text:p>
          </table:table-cell>
          <table:table-cell table:formula="of:=SUM([.C52];[.G52];[.K52];[.O52];[.S52];[.W52];[.AA52];[.AE52];[.AI52];[.AM52];[.AQ52]) / [.AW2]" office:value-type="float" office:value="2.47880640896884" calcext:value-type="float">
            <text:p>2,47880640896884</text:p>
          </table:table-cell>
          <table:table-cell table:number-columns-repeated="3"/>
          <table:table-cell table:formula="of:=MAX([.C52];[.G52];[.K52];[.O52];[.S52];[.W52];[.AA52];[.AE52];[.AI52];[.AM52];[.AQ52])" office:value-type="float" office:value="2.95213913917542" calcext:value-type="float">
            <text:p>2,95213913917542</text:p>
          </table:table-cell>
          <table:table-cell table:formula="of:=MIN([.C52];[.G52];[.K52];[.O52];[.S52];[.W52];[.AA52];[.AE52];[.AI52];[.AM52];[.AQ52])" office:value-type="float" office:value="2.02095866203308" calcext:value-type="float">
            <text:p>2,02095866203308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52])" office:value-type="float" office:value="108.221001386642" calcext:value-type="float">
            <text:p>108,22100138664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52])" office:value-type="float" office:value="150.488306999207" calcext:value-type="float">
            <text:p>150,48830699920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52])" office:value-type="float" office:value="113.938200712204" calcext:value-type="float">
            <text:p>113,93820071220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52])" office:value-type="float" office:value="115.797099113464" calcext:value-type="float">
            <text:p>115,79709911346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52])" office:value-type="float" office:value="117.451790809631" calcext:value-type="float">
            <text:p>117,4517908096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52])" office:value-type="float" office:value="119.823445558548" calcext:value-type="float">
            <text:p>119,82344555854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52])" office:value-type="float" office:value="129.0582447052" calcext:value-type="float">
            <text:p>129,058244705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52])" office:value-type="float" office:value="131.166917800903" calcext:value-type="float">
            <text:p>131,16691780090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52])" office:value-type="float" office:value="133.303444385529" calcext:value-type="float">
            <text:p>133,30344438552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52])" office:value-type="float" office:value="133.609135389328" calcext:value-type="float">
            <text:p>133,60913538932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52])" office:value-type="float" office:value="142.932389736176" calcext:value-type="float">
            <text:p>142,93238973617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52])" office:value-type="float" office:value="126.889997872439" calcext:value-type="float">
            <text:p>126,889997872439</text:p>
          </table:table-cell>
          <table:table-cell table:number-columns-repeated="3"/>
          <table:table-cell table:style-name="ce5" office:value-type="string" calcext:value-type="string">
            <text:p>Pior caso</text:p>
          </table:table-cell>
          <table:table-cell table:style-name="ce5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52])" office:value-type="float" office:value="169.380947351456" calcext:value-type="float">
            <text:p>169,380947351456</text:p>
          </table:table-cell>
          <table:table-cell table:formula="of:=SUM([.AZ3:.AZ52])" office:value-type="float" office:value="100.982042312622" calcext:value-type="float">
            <text:p>100,98204231262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20:22:17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10-31T20:31:10.826000000</dc:date>
    <meta:editing-duration>PT1H27M27S</meta:editing-duration>
    <meta:editing-cycles>23</meta:editing-cycles>
    <meta:document-statistic meta:table-count="4" meta:cell-count="4254" meta:object-count="0"/>
  </office:meta>
</office:document-meta>
</file>